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3" svg:font-family="Monaco"/>
    <style:font-face style:name="Times New Roman1" svg:font-family="'Times New Roman'"/>
    <style:font-face style:name="ＭＳ Ｐゴシック3" svg:font-family="'ＭＳ Ｐゴシック'"/>
    <style:font-face style:name="Arial Unicode MS" svg:font-family="'Arial Unicode MS'" style:font-family-generic="roman"/>
    <style:font-face style:name="Liberation Serif" svg:font-family="'Liberation Serif'" style:font-family-generic="roman"/>
    <style:font-face style:name="Times New Roman" svg:font-family="'Times New Roman'" style:font-family-generic="roman"/>
    <style:font-face style:name="ＭＳ 明朝" svg:font-family="'ＭＳ 明朝'" style:font-family-generic="roman"/>
    <style:font-face style:name="Arial" svg:font-family="Arial" style:font-family-generic="swiss"/>
    <style:font-face style:name="Arial Unicode MS4" svg:font-family="'Arial Unicode MS'" style:font-family-generic="swiss"/>
    <style:font-face style:name="Times New Roman2" svg:font-family="'Times New Roman'" style:font-family-generic="swiss"/>
    <style:font-face style:name="ＭＳ Ｐゴシック4" svg:font-family="'ＭＳ Ｐゴシック'" style:font-family-generic="swiss"/>
    <style:font-face style:name="Monaco1" svg:font-family="Monaco" style:font-family-generic="modern" style:font-pitch="fixed"/>
    <style:font-face style:name="Arial Unicode MS3" svg:font-family="'Arial Unicode MS'" style:font-pitch="variable"/>
    <style:font-face style:name="Monaco2" svg:font-family="Monaco" style:font-pitch="variable"/>
    <style:font-face style:name="ＭＳ Ｐゴシック" svg:font-family="'ＭＳ Ｐゴシック'" style:font-pitch="variable"/>
    <style:font-face style:name="ＭＳ Ｐゴシック2" svg:font-family="'ＭＳ Ｐゴシック'" style:font-adornments="標準" style:font-pitch="variable"/>
    <style:font-face style:name="ＭＳ Ｐ明朝1" svg:font-family="'ＭＳ Ｐ明朝'" style:font-pitch="variable"/>
    <style:font-face style:name="Arial Unicode MS2" svg:font-family="'Arial Unicode MS'" style:font-family-generic="modern" style:font-pitch="variable"/>
    <style:font-face style:name="Monaco" svg:font-family="Monaco" style:font-family-generic="modern" style:font-pitch="variable"/>
    <style:font-face style:name="ＭＳ Ｐ明朝2" svg:font-family="'ＭＳ Ｐ明朝'" style:font-family-generic="modern" style:font-pitch="variable"/>
    <style:font-face style:name="ＭＳ Ｐゴシック1" svg:font-family="'ＭＳ Ｐゴシック'" style:font-family-generic="swiss" style:font-pitch="variable"/>
    <style:font-face style:name="ＭＳ Ｐ明朝3" svg:font-family="'ＭＳ Ｐ明朝'" style:font-family-generic="swiss" style:font-pitch="variable"/>
    <style:font-face style:name="Arial Unicode MS1" svg:font-family="'Arial Unicode MS'" style:font-family-generic="system" style:font-pitch="variable"/>
    <style:font-face style:name="Liberation Sans" svg:font-family="'Liberation Sans'" style:font-family-generic="system" style:font-pitch="variable"/>
    <style:font-face style:name="Tahoma" svg:font-family="Tahoma" style:font-family-generic="system" style:font-pitch="variable"/>
    <style:font-face style:name="ＭＳ Ｐゴシック5"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officeooo:rsid="00332528" officeooo:paragraph-rsid="00332528"/>
    </style:style>
    <style:style style:name="P3" style:family="paragraph" style:parent-style-name="Standard">
      <style:paragraph-properties fo:break-before="page"/>
      <style:text-properties officeooo:paragraph-rsid="0053ca5a"/>
    </style:style>
    <style:style style:name="P4" style:family="paragraph" style:parent-style-name="Standard">
      <style:paragraph-properties fo:text-align="end" style:justify-single-word="false"/>
      <style:text-properties officeooo:paragraph-rsid="007cc9b3" style:language-asian="ja" style:country-asian="JP"/>
    </style:style>
    <style:style style:name="P5" style:family="paragraph" style:parent-style-name="Standard">
      <style:text-properties officeooo:paragraph-rsid="007cc9b3" style:language-asian="ja" style:country-asian="JP"/>
    </style:style>
    <style:style style:name="P6" style:family="paragraph" style:parent-style-name="Standard">
      <style:paragraph-properties fo:text-align="center" style:justify-single-word="false"/>
      <style:text-properties fo:font-size="20pt" officeooo:paragraph-rsid="007cc9b3" style:font-name-asian="ＭＳ 明朝" style:font-size-asian="20pt" style:language-asian="ja" style:country-asian="JP" style:font-size-complex="20pt"/>
    </style:style>
    <style:style style:name="P7" style:family="paragraph" style:parent-style-name="Standard">
      <style:paragraph-properties fo:text-align="center" style:justify-single-word="false"/>
      <style:text-properties fo:font-size="20pt" officeooo:rsid="017a0df9" officeooo:paragraph-rsid="007cc9b3" style:font-name-asian="ＭＳ 明朝" style:font-size-asian="20pt" style:language-asian="ja" style:country-asian="JP" style:font-size-complex="20pt"/>
    </style:style>
    <style:style style:name="P8" style:family="paragraph" style:parent-style-name="Standard">
      <style:paragraph-properties fo:text-align="center" style:justify-single-word="false"/>
      <style:text-properties fo:font-size="20pt" fo:font-weight="bold" officeooo:paragraph-rsid="007cc9b3" style:font-name-asian="ＭＳ 明朝" style:font-size-asian="20pt" style:language-asian="ja" style:country-asian="JP"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officeooo:rsid="00196d35" officeooo:paragraph-rsid="007cc9b3" style:font-name-asian="ＭＳ 明朝" style:font-size-asian="20pt" style:language-asian="ja" style:country-asian="JP" style:font-weight-asian="bold" style:font-size-complex="20pt" style:font-weight-complex="bold"/>
    </style:style>
    <style:style style:name="P10" style:family="paragraph" style:parent-style-name="Standard" style:master-page-name="First_20_Page">
      <style:paragraph-properties fo:text-align="start" style:justify-single-word="false" style:page-number="auto"/>
      <style:text-properties fo:font-size="12pt" officeooo:paragraph-rsid="007cc9b3" style:font-name-asian="ＭＳ 明朝" style:font-size-asian="12pt" style:language-asian="ja" style:country-asian="JP" style:font-size-complex="12pt"/>
    </style:style>
    <style:style style:name="P11" style:family="paragraph">
      <style:paragraph-properties style:text-autospace="none"/>
    </style:style>
    <style:style style:name="P12" style:family="paragraph">
      <style:text-properties style:font-name="ＭＳ Ｐゴシック" fo:font-size="8pt" fo:font-style="normal" fo:font-weight="normal" style:font-name-asian="ＭＳ Ｐゴシック" style:font-size-asian="8pt" style:font-style-asian="normal" style:font-weight-asian="normal" style:font-size-complex="8pt"/>
    </style:style>
    <style:style style:name="P13" style:family="paragraph">
      <style:paragraph-properties fo:text-align="center"/>
      <style:text-properties fo:font-size="12pt"/>
    </style:style>
    <style:style style:name="P14" style:family="paragraph">
      <style:paragraph-properties fo:text-align="center"/>
    </style:style>
    <style:style style:name="P15" style:family="paragraph">
      <style:text-properties style:font-name="ＭＳ Ｐゴシック" fo:font-size="8.5pt" fo:font-style="normal" fo:font-weight="normal" style:font-name-asian="ＭＳ Ｐゴシック" style:font-size-asian="8.5pt" style:font-style-asian="normal" style:font-weight-asian="normal" style:font-size-complex="8.5pt"/>
    </style:style>
    <style:style style:name="P16" style:family="paragraph">
      <style:paragraph-properties fo:text-align="start"/>
    </style:style>
    <style:style style:name="P17" style:family="paragraph">
      <style:paragraph-properties fo:text-align="center"/>
      <style:text-properties style:font-name="ＭＳ Ｐゴシック" fo:font-size="8.5pt" style:font-size-asian="8.5pt" style:font-size-complex="8.5pt"/>
    </style:style>
    <style:style style:name="P18" style:family="paragraph">
      <style:paragraph-properties fo:text-align="center"/>
      <style:text-properties style:font-name="ＭＳ Ｐゴシック" fo:font-size="9pt" style:font-size-asian="9pt" style:font-size-complex="9pt"/>
    </style:style>
    <style:style style:name="P19" style:family="paragraph">
      <style:text-properties style:font-name="ＭＳ Ｐゴシック" fo:font-size="9pt" fo:font-style="normal" fo:font-weight="normal" style:font-name-asian="ＭＳ Ｐゴシック" style:font-size-asian="9pt" style:font-style-asian="normal" style:font-weight-asian="normal" style:font-size-complex="9pt"/>
    </style:style>
    <style:style style:name="P20" style:family="paragraph">
      <style:paragraph-properties fo:text-align="center"/>
      <style:text-properties style:font-name="ＭＳ Ｐゴシック" fo:font-size="8pt" style:font-size-asian="8pt" style:font-size-complex="8pt"/>
    </style:style>
    <style:style style:name="P21" style:family="paragraph">
      <style:text-properties style:font-name="ＭＳ Ｐゴシック" fo:font-size="8.5pt" fo:font-style="normal" fo:font-weight="normal" style:font-name-asian="ＭＳ Ｐゴシック" style:font-size-asian="8.5pt" style:font-style-asian="normal" style:font-weight-asian="normal" style:font-size-complex="8.5pt" style:font-weight-complex="normal"/>
    </style:style>
    <style:style style:name="P22" style:family="paragraph">
      <style:text-properties style:font-name="ＭＳ Ｐゴシック" fo:font-size="9pt" fo:font-style="normal" fo:font-weight="normal" style:font-name-asian="ＭＳ Ｐゴシック" style:font-size-asian="9pt" style:font-style-asian="normal" style:font-weight-asian="normal" style:font-size-complex="9pt" style:font-weight-complex="normal"/>
    </style:style>
    <style:style style:name="P23" style:family="paragraph">
      <style:text-properties style:font-name="ＭＳ Ｐゴシック" fo:font-size="9pt" style:font-name-asian="ＭＳ Ｐゴシック" style:font-size-asian="9pt" style:font-size-complex="9pt"/>
    </style:style>
    <style:style style:name="P24" style:family="paragraph">
      <style:text-properties style:font-name="ＭＳ Ｐゴシック2" fo:font-size="9pt" fo:font-style="normal" fo:font-weight="normal" style:font-name-asian="ＭＳ Ｐゴシック2" style:font-size-asian="9pt" style:font-style-asian="normal" style:font-weight-asian="normal" style:font-size-complex="9pt"/>
    </style:style>
    <style:style style:name="P25" style:family="paragraph">
      <style:paragraph-properties fo:text-align="center"/>
      <style:text-properties style:font-name="ＭＳ Ｐゴシック" fo:font-size="12pt"/>
    </style:style>
    <style:style style:name="P26" style:family="paragraph">
      <style:paragraph-properties fo:text-align="center"/>
      <style:text-properties style:font-name="ＭＳ Ｐゴシック" fo:font-size="9pt" fo:font-style="normal" fo:font-weight="normal" style:font-name-asian="ＭＳ Ｐゴシック2" style:font-size-asian="9pt" style:font-style-asian="normal" style:font-weight-asian="normal" style:font-size-complex="9pt"/>
    </style:style>
    <style:style style:name="P27" style:family="paragraph">
      <style:paragraph-properties fo:text-align="start"/>
      <style:text-properties style:font-name="ＭＳ Ｐゴシック" fo:font-size="8.5pt" fo:font-style="normal" fo:font-weight="normal" style:font-name-asian="ＭＳ Ｐゴシック" style:font-size-asian="8.5pt" style:font-style-asian="normal" style:font-weight-asian="normal" style:font-size-complex="8.5pt"/>
    </style:style>
    <style:style style:name="P28" style:family="paragraph">
      <style:text-properties style:font-name="ＭＳ Ｐゴシック2" fo:font-size="8.5pt" fo:font-style="normal" fo:font-weight="normal" style:font-name-asian="ＭＳ Ｐゴシック2" style:font-size-asian="8.5pt" style:font-style-asian="normal" style:font-weight-asian="normal" style:font-size-complex="8.5pt"/>
    </style:style>
    <style:style style:name="P29" style:family="paragraph">
      <style:text-properties style:font-name="ＭＳ Ｐゴシック" fo:font-size="8.5pt" style:font-name-asian="ＭＳ Ｐゴシック" style:font-size-asian="8.5pt" style:font-size-complex="8.5pt"/>
    </style:style>
    <style:style style:name="P30" style:family="paragraph">
      <style:text-properties style:font-name="ＭＳ Ｐゴシック" fo:font-size="8pt" style:font-name-asian="ＭＳ Ｐゴシック" style:font-size-asian="8pt" style:font-size-complex="8pt"/>
    </style:style>
    <style:style style:name="P31" style:family="paragraph">
      <style:paragraph-properties fo:text-align="center"/>
      <style:text-properties style:font-name="ＭＳ Ｐゴシック" fo:font-size="11.5pt" style:font-size-asian="11.5pt" style:font-size-complex="11.5pt"/>
    </style:style>
    <style:style style:name="P32" style:family="paragraph">
      <style:text-properties style:font-name="ＭＳ Ｐゴシック2" fo:font-size="9pt" style:font-name-asian="ＭＳ Ｐゴシック" style:font-size-asian="9pt" style:font-size-complex="9pt"/>
    </style:style>
    <style:style style:name="P33" style:family="paragraph">
      <style:text-properties style:font-name="ＭＳ Ｐゴシック1" fo:font-size="9pt" style:font-name-asian="ＭＳ Ｐゴシック1" style:font-size-asian="9pt" style:font-size-complex="9pt"/>
    </style:style>
    <style:style style:name="P34" style:family="paragraph">
      <style:paragraph-properties fo:text-align="center"/>
      <style:text-properties style:font-name="ＭＳ Ｐゴシック1" fo:font-size="9pt" style:font-size-asian="9pt" style:font-size-complex="9pt"/>
    </style:style>
    <style:style style:name="P35" style:family="paragraph">
      <style:text-properties style:font-name="ＭＳ Ｐゴシック1" style:font-name-asian="ＭＳ Ｐゴシック1"/>
    </style:style>
    <style:style style:name="T1" style:family="text">
      <style:text-properties fo:color="#000000" style:text-outline="false" style:text-line-through-style="none" style:text-line-through-type="none" style:font-name="ＭＳ Ｐゴシック" fo:font-size="8pt" fo:font-style="normal" fo:text-shadow="none" style:text-underline-style="none" fo:font-weight="normal" style:letter-kerning="true" style:font-name-asian="ＭＳ Ｐゴシック" style:font-size-asian="8pt" style:font-style-asian="normal" style:font-weight-asian="normal" style:font-name-complex="Monaco1" style:font-size-complex="8pt" style:font-style-complex="normal" style:font-weight-complex="normal" style:text-emphasize="none" style:font-relief="none" style:text-overline-style="none" style:text-overline-color="font-color"/>
    </style:style>
    <style:style style:name="T2" style:family="text">
      <style:text-properties style:font-name="ＭＳ Ｐゴシック" fo:font-size="8pt" fo:font-style="normal" fo:font-weight="normal" style:font-name-asian="ＭＳ Ｐゴシック" style:font-size-asian="8pt" style:font-style-asian="normal" style:font-weight-asian="normal" style:font-size-complex="8pt"/>
    </style:style>
    <style:style style:name="T3" style:family="text">
      <style:text-properties fo:color="#000000" style:font-name="ＭＳ Ｐゴシック" fo:font-size="8pt" fo:font-style="normal" style:text-underline-style="none" fo:font-weight="normal" style:font-name-asian="ＭＳ Ｐゴシック" style:font-size-asian="8pt" style:font-style-asian="normal" style:font-weight-asian="normal" style:font-name-complex="Monaco3" style:font-size-complex="8pt"/>
    </style:style>
    <style:style style:name="T4" style:family="text">
      <style:text-properties fo:color="#000000" style:text-outline="false" style:text-line-through-style="none" style:text-line-through-type="none" style:font-name="ＭＳ Ｐゴシック" fo:font-size="8.5pt" fo:font-style="normal" fo:text-shadow="none" style:text-underline-style="none" fo:font-weight="normal" style:letter-kerning="true" style:font-name-asian="ＭＳ Ｐゴシック" style:font-size-asian="8.5pt" style:font-style-asian="normal" style:font-weight-asian="normal" style:font-name-complex="Monaco1" style:font-size-complex="8.5pt" style:font-style-complex="normal" style:font-weight-complex="normal" style:text-emphasize="none" style:font-relief="none" style:text-overline-style="none" style:text-overline-color="font-color"/>
    </style:style>
    <style:style style:name="T5" style:family="text">
      <style:text-properties style:font-name="ＭＳ Ｐゴシック" fo:font-size="8.5pt" fo:font-style="normal" fo:font-weight="normal" style:font-name-asian="ＭＳ Ｐゴシック" style:font-size-asian="8.5pt" style:font-style-asian="normal" style:font-weight-asian="normal" style:font-size-complex="8.5pt"/>
    </style:style>
    <style:style style:name="T6" style:family="text">
      <style:text-properties fo:color="#000000" style:font-name="ＭＳ Ｐゴシック" fo:font-size="8.5pt" fo:font-style="normal" style:text-underline-style="none" fo:font-weight="normal" style:font-name-asian="ＭＳ Ｐゴシック" style:font-size-asian="8.5pt" style:font-style-asian="normal" style:font-weight-asian="normal" style:font-name-complex="Monaco3" style:font-size-complex="8.5pt"/>
    </style:style>
    <style:style style:name="T7" style:family="text">
      <style:text-properties style:font-name="ＭＳ Ｐゴシック" fo:font-size="8.5pt" style:font-size-asian="8.5pt" style:font-size-complex="8.5pt"/>
    </style:style>
    <style:style style:name="T8" style:family="text">
      <style:text-properties style:font-name="ＭＳ Ｐゴシック" fo:font-size="8.5pt" fo:font-style="normal" fo:font-weight="normal" style:font-name-asian="ＭＳ Ｐゴシック2" style:font-size-asian="8.5pt" style:font-style-asian="normal" style:font-weight-asian="normal" style:font-size-complex="8.5pt"/>
    </style:style>
    <style:style style:name="T9" style:family="text">
      <style:text-properties fo:color="#000000" style:text-outline="false" style:text-line-through-style="none" style:text-line-through-type="none" style:font-name="ＭＳ Ｐゴシック" fo:font-size="8.5pt" fo:font-style="normal" fo:text-shadow="none" style:text-underline-style="none" fo:font-weight="normal" style:letter-kerning="true" style:font-name-asian="ＭＳ Ｐゴシック2" style:font-size-asian="8.5pt" style:font-style-asian="normal" style:font-weight-asian="normal" style:font-name-complex="Monaco1" style:font-size-complex="8.5pt" style:font-style-complex="normal" style:font-weight-complex="normal" style:text-emphasize="none" style:font-relief="none" style:text-overline-style="none" style:text-overline-color="font-color"/>
    </style:style>
    <style:style style:name="T10" style:family="text">
      <style:text-properties style:font-name="ＭＳ Ｐゴシック" fo:font-size="9pt" fo:font-style="normal" fo:font-weight="normal" style:font-name-asian="ＭＳ Ｐゴシック2" style:font-size-asian="9pt" style:font-style-asian="normal" style:font-weight-asian="normal" style:font-size-complex="9pt"/>
    </style:style>
    <style:style style:name="T11"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ＭＳ Ｐゴシック" style:font-size-asian="9pt" style:font-style-asian="normal" style:font-weight-asian="normal" style:font-name-complex="Monaco1" style:font-size-complex="9pt" style:font-style-complex="normal" style:font-weight-complex="normal" style:text-emphasize="none" style:font-relief="none" style:text-overline-style="none" style:text-overline-color="font-color"/>
    </style:style>
    <style:style style:name="T12" style:family="text">
      <style:text-properties style:font-name="ＭＳ Ｐゴシック" fo:font-size="8pt" fo:font-style="normal" fo:font-weight="normal" style:font-name-asian="ＭＳ Ｐゴシック2" style:font-size-asian="8pt" style:font-style-asian="normal" style:font-weight-asian="normal" style:font-size-complex="8pt"/>
    </style:style>
    <style:style style:name="T13" style:family="text">
      <style:text-properties fo:color="#000000" style:text-outline="false" style:text-line-through-style="none" style:text-line-through-type="none" style:font-name="ＭＳ Ｐゴシック" fo:font-size="8pt" fo:font-style="normal" fo:text-shadow="none" style:text-underline-style="none" fo:font-weight="normal" style:letter-kerning="true" style:font-name-asian="ＭＳ Ｐゴシック2" style:font-size-asian="8pt" style:font-style-asian="normal" style:font-weight-asian="normal" style:font-name-complex="Monaco1" style:font-size-complex="8pt" style:font-style-complex="normal" style:font-weight-complex="normal" style:text-emphasize="none" style:font-relief="none" style:text-overline-style="none" style:text-overline-color="font-color"/>
    </style:style>
    <style:style style:name="T14" style:family="text">
      <style:text-properties style:font-name="ＭＳ Ｐゴシック" fo:font-size="8.5pt" style:font-name-asian="ＭＳ Ｐゴシック" style:font-size-asian="8.5pt" style:font-size-complex="8.5pt"/>
    </style:style>
    <style:style style:name="T15" style:family="text">
      <style:text-properties style:font-name="ＭＳ Ｐゴシック" fo:font-size="9pt" style:font-name-asian="ＭＳ Ｐゴシック" style:font-size-asian="9pt" style:font-size-complex="9pt"/>
    </style:style>
    <style:style style:name="T16" style:family="text">
      <style:text-properties fo:font-size="10pt" style:font-size-asian="10pt" style:font-size-complex="10pt"/>
    </style:style>
    <style:style style:name="T17" style:family="text">
      <style:text-properties style:font-name="ＭＳ Ｐゴシック2" fo:font-size="9pt" fo:font-style="normal" fo:font-weight="normal" style:font-name-asian="ＭＳ Ｐゴシック2" style:font-size-asian="9pt" style:font-style-asian="normal" style:font-weight-asian="normal" style:font-size-complex="15.8999996185303pt"/>
    </style:style>
    <style:style style:name="T18" style:family="text">
      <style:text-properties style:font-name="ＭＳ Ｐゴシック2" fo:font-size="9pt" fo:font-style="normal" fo:font-weight="normal" style:font-name-asian="ＭＳ Ｐゴシック2" style:font-size-asian="9pt" style:font-style-asian="normal" style:font-weight-asian="normal" style:font-size-complex="9pt"/>
    </style:style>
    <style:style style:name="T19" style:family="text">
      <style:text-properties style:font-name="ＭＳ Ｐゴシック" fo:font-size="9pt" fo:font-style="normal" fo:font-weight="normal" style:font-name-asian="ＭＳ Ｐゴシック" style:font-size-asian="9pt" style:font-style-asian="normal" style:font-weight-asian="normal" style:font-size-complex="15.8999996185303pt"/>
    </style:style>
    <style:style style:name="T20" style:family="text">
      <style:text-properties style:font-name="ＭＳ Ｐゴシック2" fo:font-size="9pt" fo:font-style="normal" fo:font-weight="normal" style:font-name-asian="ＭＳ Ｐゴシック2" style:font-size-asian="9pt" style:font-style-asian="normal" style:font-weight-asian="normal"/>
    </style:style>
    <style:style style:name="T21" style:family="text">
      <style:text-properties style:font-name="ＭＳ Ｐゴシック" fo:font-size="9pt" fo:font-style="normal" fo:font-weight="normal" style:font-name-asian="ＭＳ Ｐゴシック" style:font-size-asian="9pt" style:font-style-asian="normal" style:font-weight-asian="normal" style:font-size-complex="9pt"/>
    </style:style>
    <style:style style:name="T22"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Monaco1" style:font-size-asian="9pt" style:font-style-asian="normal" style:font-weight-asian="normal" style:font-name-complex="Monaco1" style:font-size-complex="15.8999996185303pt"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ＭＳ Ｐゴシック" style:font-size-asian="9pt" style:font-style-asian="normal" style:font-weight-asian="normal" style:font-name-complex="Monaco1" style:font-size-complex="15.8999996185303pt"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ＭＳ Ｐゴシック" style:font-size-asian="9pt" style:font-style-asian="normal" style:font-weight-asian="normal" style:font-name-complex="Monaco1" style:font-size-complex="19.3999996185303pt" style:font-style-complex="normal" style:font-weight-complex="normal" style:text-emphasize="none" style:font-relief="none" style:text-overline-style="none" style:text-overline-color="font-color"/>
    </style:style>
    <style:style style:name="T25" style:family="text">
      <style:text-properties style:font-name="ＭＳ Ｐゴシック" fo:font-size="12pt" style:font-size-asian="9pt"/>
    </style:style>
    <style:style style:name="T26" style:family="text">
      <style:text-properties style:font-name="ＭＳ Ｐゴシック" fo:font-size="9pt" style:font-size-asian="9pt" style:font-size-complex="9pt"/>
    </style:style>
    <style:style style:name="T27" style:family="text">
      <style:text-properties style:font-name="ＭＳ Ｐゴシック2" fo:font-size="8.5pt" fo:font-style="normal" fo:font-weight="normal" style:font-name-asian="ＭＳ Ｐゴシック2" style:font-size-asian="8.5pt" style:font-style-asian="normal" style:font-weight-asian="normal" style:font-size-complex="8.5pt"/>
    </style:style>
    <style:style style:name="T28" style:family="text">
      <style:text-properties style:font-name="ＭＳ Ｐゴシック" fo:font-size="9pt" fo:font-style="normal" fo:font-weight="normal" style:font-name-asian="ＭＳ Ｐゴシック" style:font-size-asian="9pt" style:font-style-asian="normal" style:font-weight-asian="normal"/>
    </style:style>
    <style:style style:name="T29"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ＭＳ Ｐゴシック2" style:font-size-asian="9pt" style:font-style-asian="normal" style:font-weight-asian="normal" style:font-name-complex="Monaco1" style:font-size-complex="15.8999996185303pt" style:font-style-complex="normal" style:font-weight-complex="normal" style:text-emphasize="none" style:font-relief="none" style:text-overline-style="none" style:text-overline-color="font-color"/>
    </style:style>
    <style:style style:name="T30" style:family="text">
      <style:text-properties fo:color="#000000" style:text-outline="false" style:text-line-through-style="none" style:text-line-through-type="none" style:font-name="ＭＳ Ｐゴシック2" fo:font-size="8.5pt" fo:font-style="normal" fo:text-shadow="none" style:text-underline-style="none" fo:font-weight="normal" style:letter-kerning="true" style:font-name-asian="ＭＳ Ｐゴシック2" style:font-size-asian="8.5pt" style:font-style-asian="normal" style:font-weight-asian="normal" style:font-name-complex="Monaco1" style:font-size-complex="8.5pt" style:font-style-complex="normal" style:font-weight-complex="normal" style:text-emphasize="none" style:font-relief="none" style:text-overline-style="none" style:text-overline-color="font-color"/>
    </style:style>
    <style:style style:name="T31"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Monaco1" style:font-size-asian="9pt" style:font-style-asian="normal" style:font-weight-asian="normal" style:font-name-complex="Monaco1" style:font-size-complex="9pt" style:font-style-complex="normal" style:font-weight-complex="normal" style:text-emphasize="none" style:font-relief="none" style:text-overline-style="none" style:text-overline-color="font-color"/>
    </style:style>
    <style:style style:name="T32" style:family="text">
      <style:text-properties fo:color="#000000" style:text-outline="false" style:text-line-through-style="none" style:text-line-through-type="none" style:font-name="ＭＳ Ｐゴシック" fo:font-size="9pt" fo:font-style="normal" fo:text-shadow="none" style:text-underline-style="none" style:letter-kerning="true" style:font-name-asian="ＭＳ Ｐゴシック" style:font-size-asian="9pt" style:font-style-asian="normal" style:font-name-complex="Monaco1" style:font-size-complex="15.8999996185303pt" style:font-style-complex="normal" style:font-weight-complex="normal" style:text-emphasize="none" style:font-relief="none" style:text-overline-style="none" style:text-overline-color="font-color"/>
    </style:style>
    <style:style style:name="T33" style:family="text">
      <style:text-properties style:font-name="ＭＳ Ｐゴシック" fo:font-size="9pt" style:font-name-asian="ＭＳ Ｐゴシック" style:font-size-asian="9pt"/>
    </style:style>
    <style:style style:name="T34" style:family="text">
      <style:text-properties fo:color="#000000" style:text-outline="false" style:text-line-through-style="none" style:text-line-through-type="none" style:font-name="ＭＳ Ｐゴシック" fo:font-size="8.5pt" fo:font-style="normal" fo:text-shadow="none" style:text-underline-style="none" style:letter-kerning="true" style:font-name-asian="ＭＳ Ｐゴシック" style:font-size-asian="8.5pt" style:font-style-asian="normal" style:font-name-complex="Monaco1" style:font-size-complex="8.5pt" style:font-style-complex="normal" style:font-weight-complex="normal" style:text-emphasize="none" style:font-relief="none" style:text-overline-style="none" style:text-overline-color="font-color"/>
    </style:style>
    <style:style style:name="T35" style:family="text">
      <style:text-properties style:font-name="ＭＳ Ｐゴシック" fo:font-size="9pt" style:font-name-asian="ＭＳ Ｐゴシック" style:font-size-asian="9pt" style:font-size-complex="15.8999996185303pt"/>
    </style:style>
    <style:style style:name="T36"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ＭＳ Ｐゴシック" style:font-size-asian="9pt" style:font-style-asian="normal" style:font-weight-asian="normal" style:font-name-complex="Monaco1" style:font-size-complex="11pt" style:font-style-complex="normal" style:font-weight-complex="normal" style:text-emphasize="none" style:font-relief="none" style:text-overline-style="none" style:text-overline-color="font-color"/>
    </style:style>
    <style:style style:name="T37" style:family="text">
      <style:text-properties fo:color="#000000" style:text-outline="false" style:text-line-through-style="none" style:text-line-through-type="none" style:font-name="ＭＳ Ｐゴシック" fo:font-size="8.5pt" fo:font-style="normal" fo:text-shadow="none" style:text-underline-style="none" fo:font-weight="normal" style:letter-kerning="true" style:font-name-asian="ＭＳ Ｐゴシック" style:font-size-asian="8.5pt" style:font-style-asian="normal" style:font-weight-asian="normal" style:font-name-complex="Monaco1" style:font-size-complex="8.5pt" style:font-style-complex="normal" style:text-emphasize="none" style:font-relief="none" style:text-overline-style="none" style:text-overline-color="font-color"/>
    </style:style>
    <style:style style:name="T38"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ＭＳ Ｐゴシック" style:font-size-asian="9pt" style:font-style-asian="normal" style:font-weight-asian="normal" style:font-name-complex="Monaco1" style:font-size-complex="15.8999996185303pt" style:font-style-complex="normal" style:text-emphasize="none" style:font-relief="none" style:text-overline-style="none" style:text-overline-color="font-color"/>
    </style:style>
    <style:style style:name="T39" style:family="text">
      <style:text-properties fo:color="#000000" style:text-outline="false" style:text-line-through-style="none" style:text-line-through-type="none" style:font-name="ＭＳ Ｐゴシック" fo:font-size="9pt" fo:font-style="normal" fo:text-shadow="none" style:text-underline-style="none" style:letter-kerning="true" style:font-name-asian="Monaco1" style:font-size-asian="9pt" style:font-style-asian="normal" style:font-name-complex="Monaco1" style:font-size-complex="15.8999996185303pt" style:font-style-complex="normal" style:text-emphasize="none" style:font-relief="none" style:text-overline-style="none" style:text-overline-color="font-color"/>
    </style:style>
    <style:style style:name="T40" style:family="text">
      <style:text-properties style:font-name="ＭＳ Ｐゴシック" fo:font-size="8pt" style:font-name-asian="ＭＳ Ｐゴシック" style:font-size-asian="8pt" style:font-size-complex="8pt"/>
    </style:style>
    <style:style style:name="T41" style:family="text">
      <style:text-properties fo:color="#000000" style:text-outline="false" style:text-line-through-style="none" style:text-line-through-type="none" style:font-name="ＭＳ Ｐゴシック" fo:font-size="9pt" fo:font-style="normal" fo:text-shadow="none" style:text-underline-style="none" style:letter-kerning="true" style:font-name-asian="ＭＳ Ｐゴシック" style:font-size-asian="9pt" style:font-style-asian="normal" style:font-name-complex="Monaco1" style:font-size-complex="15.8999996185303pt" style:font-style-complex="normal" style:text-emphasize="none" style:font-relief="none" style:text-overline-style="none" style:text-overline-color="font-color"/>
    </style:style>
    <style:style style:name="T42" style:family="text">
      <style:text-properties style:font-name="ＭＳ Ｐゴシック" fo:font-size="11.5pt" style:font-size-asian="11.5pt" style:font-size-complex="11.5pt"/>
    </style:style>
    <style:style style:name="T43" style:family="text">
      <style:text-properties style:font-name="ＭＳ Ｐゴシック" fo:font-size="12pt" style:font-name-asian="ＭＳ Ｐゴシック" style:font-size-asian="9pt"/>
    </style:style>
    <style:style style:name="T44" style:family="text">
      <style:text-properties fo:color="#000000" style:text-outline="false" style:text-line-through-style="none" style:text-line-through-type="none" style:font-name="ＭＳ Ｐゴシック" fo:font-size="9pt" fo:font-style="normal" fo:text-shadow="none" style:text-underline-style="none" style:letter-kerning="true" style:font-name-asian="ＭＳ Ｐゴシック" style:font-size-asian="9pt" style:font-style-asian="normal" style:font-name-complex="Monaco1" style:font-size-complex="9pt" style:font-style-complex="normal" style:text-emphasize="none" style:font-relief="none" style:text-overline-style="none" style:text-overline-color="font-color"/>
    </style:style>
    <style:style style:name="T45" style:family="text">
      <style:text-properties fo:color="#000000" style:text-outline="false" style:text-line-through-style="none" style:text-line-through-type="none" style:font-name="ＭＳ Ｐゴシック2" fo:font-size="9pt" fo:font-style="normal" fo:text-shadow="none" style:text-underline-style="none" style:letter-kerning="true" style:font-name-asian="Monaco1" style:font-size-asian="9pt" style:font-style-asian="normal" style:font-name-complex="Monaco1" style:font-size-complex="9pt" style:font-style-complex="normal" style:text-emphasize="none" style:font-relief="none" style:text-overline-style="none" style:text-overline-color="font-color"/>
    </style:style>
    <style:style style:name="T46" style:family="text">
      <style:text-properties fo:color="#000000" style:text-outline="false" style:text-line-through-style="none" style:text-line-through-type="none" style:font-name="ＭＳ Ｐゴシック2" fo:font-size="9pt" fo:font-style="normal" fo:text-shadow="none" style:text-underline-style="none" fo:font-weight="normal" style:letter-kerning="true" style:font-name-asian="Monaco1" style:font-size-asian="9pt" style:font-style-asian="normal" style:font-weight-asian="normal" style:font-name-complex="Monaco1" style:font-size-complex="9pt" style:font-style-complex="normal" style:font-weight-complex="normal" style:text-emphasize="none" style:font-relief="none" style:text-overline-style="none" style:text-overline-color="font-color"/>
    </style:style>
    <style:style style:name="T47" style:family="text">
      <style:text-properties fo:color="#000000" style:text-outline="false" style:text-line-through-style="none" style:text-line-through-type="none" style:font-name="ＭＳ Ｐゴシック" fo:font-size="9pt" fo:font-style="normal" fo:text-shadow="none" style:text-underline-style="none" style:letter-kerning="true" style:font-name-asian="Monaco1" style:font-size-asian="9pt" style:font-style-asian="normal" style:font-name-complex="Monaco1" style:font-size-complex="9pt" style:font-style-complex="normal" style:text-emphasize="none" style:font-relief="none" style:text-overline-style="none" style:text-overline-color="font-color"/>
    </style:style>
    <style:style style:name="T48" style:family="text">
      <style:text-properties style:font-name="ＭＳ Ｐゴシック" fo:font-size="9pt" style:font-size-asian="9pt" style:font-size-complex="15.8999996185303pt"/>
    </style:style>
    <style:style style:name="T49" style:family="text">
      <style:text-properties fo:font-size="12pt"/>
    </style:style>
    <style:style style:name="T50" style:family="text">
      <style:text-properties style:font-name="ＭＳ Ｐゴシック" fo:font-size="9pt" style:font-name-asian="ＭＳ Ｐゴシック" style:font-size-asian="9pt" style:font-size-complex="10pt"/>
    </style:style>
    <style:style style:name="T51" style:family="text">
      <style:text-properties style:font-name="ＭＳ Ｐゴシック2" fo:font-size="9pt" style:font-size-asian="9pt" style:font-size-complex="9pt"/>
    </style:style>
    <style:style style:name="T52" style:family="text">
      <style:text-properties style:font-name="ＭＳ Ｐゴシック2" fo:font-size="9pt" style:font-size-asian="9pt"/>
    </style:style>
    <style:style style:name="T53" style:family="text">
      <style:text-properties style:font-name="ＭＳ Ｐゴシック1" fo:font-size="9pt" style:font-name-asian="ＭＳ Ｐゴシック1" style:font-size-asian="9pt" style:font-size-complex="9pt"/>
    </style:style>
    <style:style style:name="T54" style:family="text">
      <style:text-properties style:font-name="ＭＳ Ｐゴシック1" fo:font-size="9pt" style:font-size-asian="9pt" style:font-size-complex="9pt"/>
    </style:style>
    <style:style style:name="T55" style:family="text">
      <style:text-properties style:font-name="ＭＳ Ｐゴシック1" fo:font-size="10pt" style:font-name-asian="ＭＳ Ｐゴシック1" style:font-size-asian="10pt" style:font-size-complex="10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4.057cm" style:run-through="foreground"/>
    </style:style>
    <style:style style:name="gr3" style:family="graphic">
      <style:graphic-properties svg:stroke-color="#000000" draw:textarea-horizontal-align="center" draw:textarea-vertical-align="middle" style:run-through="foreground"/>
    </style:style>
    <style:style style:name="gr4" style:family="graphic">
      <style:graphic-properties draw:stroke="solid" svg:stroke-color="#000000" draw:fill="solid" draw:fill-color="#ffffff" draw:textarea-horizontal-align="center" draw:textarea-vertical-align="middle" style:run-through="foreground"/>
    </style:style>
    <style:style style:name="gr5" style:family="graphic">
      <style:graphic-properties svg:stroke-color="#000000" draw:marker-start="Arrow" draw:marker-start-width="0.176cm" draw:marker-end="Arrow" draw:marker-end-width="0cm" draw:textarea-horizontal-align="center" draw:textarea-vertical-align="middle" style:run-through="foreground"/>
    </style:style>
    <style:style style:name="gr6" style:family="graphic">
      <style:graphic-properties draw:stroke="none" svg:stroke-color="#000000" draw:fill="none" draw:fill-color="#ffffff" fo:min-height="1.561cm" style:run-through="foreground"/>
    </style:style>
    <style:style style:name="gr7" style:family="graphic">
      <style:graphic-properties draw:stroke="none" svg:stroke-color="#000000" draw:fill="none" draw:fill-color="#ffffff" fo:min-height="1.951cm" style:run-through="foreground"/>
    </style:style>
    <style:style style:name="gr8" style:family="graphic">
      <style:graphic-properties draw:stroke="solid" svg:stroke-color="#000000" draw:fill="none" draw:fill-color="#ffffff" draw:textarea-horizontal-align="center" draw:textarea-vertical-align="middle" style:run-through="foreground"/>
    </style:style>
    <style:style style:name="gr9" style:family="graphic">
      <style:graphic-properties draw:stroke="solid" svg:stroke-color="#000000" draw:fill="none" draw:fill-color="#ffffff" draw:textarea-horizontal-align="center" draw:textarea-vertical-align="middle" style:run-through="foreground"/>
    </style:style>
    <style:style style:name="gr10" style:family="graphic">
      <style:graphic-properties draw:stroke="none" svg:stroke-color="#000000" draw:fill="none" draw:fill-color="#ffffff" fo:min-height="0.55cm" style:run-through="foreground"/>
    </style:style>
    <style:style style:name="gr11" style:family="graphic">
      <style:graphic-properties svg:stroke-color="#000000" draw:marker-end="Arrow" draw:marker-end-width="0.176cm" draw:textarea-horizontal-align="center" draw:textarea-vertical-align="middle" style:run-through="foreground"/>
    </style:style>
    <style:style style:name="gr12" style:family="graphic">
      <style:graphic-properties draw:stroke="none" svg:stroke-color="#000000" draw:fill="none" draw:fill-color="#ffffff" fo:min-height="2.341cm" style:run-through="foreground"/>
    </style:style>
    <style:style style:name="gr13" style:family="graphic">
      <style:graphic-properties draw:stroke="none" svg:stroke-color="#000000" draw:fill="none" draw:fill-color="#ffffff" fo:min-height="0.827cm" style:run-through="foreground"/>
    </style:style>
    <style:style style:name="gr14" style:family="graphic">
      <style:graphic-properties draw:stroke="none" svg:stroke-color="#000000" draw:fill="none" draw:fill-color="#ffffff" fo:min-height="1.272cm" style:run-through="foreground"/>
    </style:style>
    <style:style style:name="gr15" style:family="graphic">
      <style:graphic-properties draw:stroke="none" svg:stroke-color="#000000" draw:fill="none" draw:fill-color="#ffffff" fo:min-height="1.653cm" style:run-through="foreground"/>
    </style:style>
    <style:style style:name="gr16" style:family="graphic">
      <style:graphic-properties svg:stroke-width="0.159cm" svg:stroke-color="#ffffff" draw:marker-start-width="0.591cm" draw:marker-end-width="0.591cm" draw:textarea-horizontal-align="center" draw:textarea-vertical-align="middle" fo:padding-top="0.079cm" fo:padding-bottom="0.079cm" fo:padding-left="0.079cm" fo:padding-right="0.079cm" style:run-through="foreground"/>
    </style:style>
    <style:style style:name="gr17" style:family="graphic">
      <style:graphic-properties style:run-through="foreground"/>
    </style:style>
    <style:style style:name="gr18" style:family="graphic">
      <style:graphic-properties svg:stroke-color="#000000" draw:fill="none" draw:textarea-horizontal-align="center" draw:textarea-vertical-align="middle" style:run-through="foreground"/>
    </style:style>
    <style:style style:name="gr19" style:family="graphic">
      <style:graphic-properties draw:stroke="none" svg:stroke-color="#000000" draw:fill="none" draw:fill-color="#ffffff" fo:min-height="2.478cm" style:run-through="foreground"/>
    </style:style>
    <style:style style:name="gr20" style:family="graphic">
      <style:graphic-properties draw:stroke="none" svg:stroke-color="#000000" draw:fill="none" draw:fill-color="#ffffff" fo:min-height="4.542cm" style:run-through="foreground"/>
    </style:style>
    <style:style style:name="gr21" style:family="graphic">
      <style:graphic-properties draw:stroke="none" svg:stroke-color="#000000" draw:fill="none" draw:fill-color="#ffffff" fo:min-height="0.415cm" style:run-through="foreground"/>
    </style:style>
    <style:style style:name="gr22" style:family="graphic">
      <style:graphic-properties draw:stroke="dash" draw:stroke-dash="長い破線" svg:stroke-color="#000000" draw:marker-start="Arrow" draw:marker-start-width="0.176cm" draw:marker-end="Arrow" draw:marker-end-width="0cm" draw:textarea-horizontal-align="center" draw:textarea-vertical-align="middle" style:run-through="foreground"/>
    </style:style>
    <style:style style:name="gr23" style:family="graphic">
      <style:graphic-properties svg:stroke-width="0.141cm" svg:stroke-color="#ffffff" draw:marker-start-width="0.564cm" draw:marker-end-width="0.564cm" draw:textarea-horizontal-align="center" draw:textarea-vertical-align="middle" fo:padding-top="0.071cm" fo:padding-bottom="0.071cm" fo:padding-left="0.071cm" fo:padding-right="0.071cm" style:run-through="foreground"/>
    </style:style>
    <style:style style:name="gr24" style:family="graphic">
      <style:graphic-properties draw:stroke="none" svg:stroke-color="#000000" draw:fill="none" draw:fill-color="#ffffff" fo:min-height="2.891cm" style:run-through="foreground"/>
    </style:style>
    <style:style style:name="gr25" style:family="graphic">
      <style:graphic-properties draw:stroke="none" svg:stroke-color="#000000" draw:fill="none" draw:fill-color="#ffffff" fo:min-height="1.845cm" style:run-through="foreground"/>
    </style:style>
    <style:style style:name="gr26" style:family="graphic">
      <style:graphic-properties draw:stroke="none" svg:stroke-color="#000000" draw:fill="none" draw:fill-color="#ffffff" fo:min-height="1.171cm" style:run-through="foreground"/>
    </style:style>
    <style:style style:name="gr27" style:family="graphic">
      <style:graphic-properties draw:stroke="none" svg:stroke-color="#000000" draw:fill="none" draw:fill-color="#ffffff" fo:min-height="1.24cm" style:run-through="foreground"/>
    </style:style>
    <style:style style:name="gr28" style:family="graphic">
      <style:graphic-properties draw:stroke="none" svg:stroke-color="#000000" draw:fill="none" draw:fill-color="#ffffff" fo:min-height="3.12cm" style:run-through="foreground"/>
    </style:style>
    <style:style style:name="gr29" style:family="graphic">
      <style:graphic-properties draw:stroke="none" svg:stroke-color="#000000" draw:fill="none" draw:fill-color="#ffffff" fo:min-height="2.794cm" style:run-through="foreground"/>
    </style:style>
    <style:style style:name="gr30" style:family="graphic">
      <style:graphic-properties draw:stroke="none" svg:stroke-color="#000000" draw:fill="none" draw:fill-color="#ffffff" fo:min-height="2.214cm" style:run-through="foreground"/>
    </style:style>
    <style:style style:name="gr31" style:family="graphic">
      <style:graphic-properties draw:stroke="none" svg:stroke-color="#000000" draw:fill="none" draw:fill-color="#ffffff" fo:min-height="0.54cm" style:run-through="foreground"/>
    </style:style>
    <style:style style:name="gr32" style:family="graphic">
      <style:graphic-properties draw:stroke="none" svg:stroke-color="#000000" draw:fill="none" draw:fill-color="#ffffff" fo:min-height="2.066cm" style:run-through="foreground"/>
    </style:style>
    <style:style style:name="gr33" style:family="graphic">
      <style:graphic-properties draw:stroke="none" svg:stroke-color="#000000" draw:fill="none" draw:fill-color="#ffffff" fo:min-height="2.224cm" style:run-through="foreground"/>
    </style:style>
    <style:style style:name="gr34" style:family="graphic">
      <style:graphic-properties draw:stroke="none" svg:stroke-color="#000000" draw:fill="none" draw:fill-color="#ffffff" fo:min-height="3.717cm" style:run-through="foreground"/>
    </style:style>
    <style:style style:name="gr35" style:family="graphic">
      <style:graphic-properties draw:stroke="none" svg:stroke-color="#000000" draw:fill="none" draw:fill-color="#ffffff" fo:min-height="4.129cm" style:run-through="foreground"/>
    </style:style>
    <style:style style:name="gr36" style:family="graphic">
      <style:graphic-properties draw:stroke="none" svg:stroke-color="#000000" draw:fill="none" draw:fill-color="#ffffff" fo:min-height="1.907cm" style:run-through="foreground"/>
    </style:style>
    <style:style style:name="gr37" style:family="graphic">
      <style:graphic-properties draw:stroke="none" svg:stroke-color="#000000" draw:fill="none" draw:fill-color="#ffffff" fo:min-height="3.505cm" style:run-through="foreground"/>
    </style:style>
    <style:style style:name="gr38" style:family="graphic">
      <style:graphic-properties draw:stroke="none" svg:stroke-color="#000000" draw:fill="none" draw:fill-color="#ffffff" fo:min-height="2.117cm" style:run-through="foreground"/>
    </style:style>
    <style:style style:name="gr39" style:family="graphic">
      <style:graphic-properties draw:stroke="none" svg:stroke-color="#000000" draw:fill="none" draw:fill-color="#ffffff" fo:min-height="0.956cm" style:run-through="foreground"/>
    </style:style>
    <style:style style:name="gr40" style:family="graphic">
      <style:graphic-properties draw:stroke="none" svg:stroke-color="#000000" draw:fill="none" draw:fill-color="#ffffff" fo:min-height="1.217cm" style:run-through="foreground"/>
    </style:style>
    <style:style style:name="gr41" style:family="graphic">
      <style:graphic-properties draw:stroke="none" svg:stroke-color="#000000" draw:fill="none" draw:fill-color="#ffffff" fo:min-height="2.734cm" style:run-through="foreground"/>
    </style:style>
    <style:style style:name="gr42" style:family="graphic">
      <style:graphic-properties draw:stroke="none" svg:stroke-color="#000000" draw:fill="none" draw:fill-color="#ffffff" fo:min-height="0.483cm" style:run-through="foreground"/>
    </style:style>
    <style:style style:name="gr43" style:family="graphic">
      <style:graphic-properties draw:stroke="none" svg:stroke-color="#000000" draw:fill="none" draw:fill-color="#ffffff" fo:min-height="1.817cm" style:run-through="foreground"/>
    </style:style>
    <style:style style:name="gr44" style:family="graphic">
      <style:graphic-properties draw:stroke="none" svg:stroke-color="#000000" draw:fill="none" draw:fill-color="#ffffff" fo:min-height="2.429cm" style:run-through="foreground"/>
    </style:style>
    <style:style style:name="gr45" style:family="graphic">
      <style:graphic-properties draw:stroke="none" svg:stroke-color="#000000" draw:fill="none" draw:fill-color="#ffffff" fo:min-height="1.215cm" style:run-through="foreground"/>
    </style:style>
    <style:style style:name="gr46" style:family="graphic">
      <style:graphic-properties draw:stroke="none" svg:stroke-color="#000000" draw:fill="none" draw:fill-color="#ffffff" fo:min-height="3.304cm" style:run-through="foreground"/>
    </style:style>
    <style:style style:name="gr47" style:family="graphic">
      <style:graphic-properties draw:stroke="none" svg:stroke-color="#000000" draw:fill="none" draw:fill-color="#ffffff" fo:min-height="1.804cm" style:run-through="foreground"/>
    </style:style>
    <style:style style:name="gr48" style:family="graphic">
      <style:graphic-properties draw:stroke="none" svg:stroke-color="#000000" draw:fill="none" draw:fill-color="#ffffff" fo:min-height="1.81cm" style:run-through="foreground"/>
    </style:style>
    <style:style style:name="gr49" style:family="graphic">
      <style:graphic-properties draw:stroke="none" svg:stroke-color="#000000" draw:fill="none" draw:fill-color="#ffffff" fo:min-height="1.808cm" style:run-through="foreground"/>
    </style:style>
    <style:style style:name="gr50" style:family="graphic">
      <style:graphic-properties draw:stroke="none" svg:stroke-color="#000000" draw:fill="none" draw:fill-color="#ffffff" fo:min-height="2.524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6" draw:z-index="0" draw:style-name="gr1">
        <draw:frame draw:style-name="gr2" draw:text-style-name="P12" svg:width="1.451cm" svg:height="4.058cm" svg:x="17.812cm" svg:y="8.876cm">
          <draw:text-box>
            <text:p><text:span text:style-name="T1">21.8:</text:span></text:p>
            <text:p><text:span text:style-name="T2">レコードのデータの連想配列にデータを追加する。</text:span></text:p>
            <text:p text:style-name="P11"><text:span text:style-name="T3">rowdata[elemStrings[j]] = addElem[elemStrings[j]];</text:span></text:p>
          </draw:text-box>
        </draw:frame>
        <draw:line draw:style-name="gr3" draw:text-style-name="P13" svg:x1="3.578cm" svg:y1="3.214cm" svg:x2="3.578cm" svg:y2="24.977cm">
          <text:p/>
        </draw:line>
        <draw:line draw:style-name="gr3" draw:text-style-name="P14" svg:x1="8.19cm" svg:y1="3.057cm" svg:x2="8.19cm" svg:y2="24.817cm">
          <text:p/>
        </draw:line>
        <draw:line draw:style-name="gr3" draw:text-style-name="P14" svg:x1="12.622cm" svg:y1="3.057cm" svg:x2="12.622cm" svg:y2="24.817cm">
          <text:p/>
        </draw:line>
        <draw:line draw:style-name="gr3" draw:text-style-name="P13" svg:x1="15.224cm" svg:y1="3.013cm" svg:x2="15.275cm" svg:y2="20.821cm">
          <text:p/>
        </draw:line>
        <draw:line draw:style-name="gr3" draw:text-style-name="P13" svg:x1="17.579cm" svg:y1="2.977cm" svg:x2="17.584cm" svg:y2="20.376cm">
          <text:p/>
        </draw:line>
        <draw:rect draw:style-name="gr4" draw:text-style-name="P13" svg:width="0.348cm" svg:height="1.546cm" svg:x="7.988cm" svg:y="6.475cm">
          <text:p/>
        </draw:rect>
        <draw:rect draw:style-name="gr4" draw:text-style-name="P13" svg:width="0.348cm" svg:height="15.818cm" svg:x="17.415cm" svg:y="2.977cm">
          <text:p/>
        </draw:rect>
        <draw:rect draw:style-name="gr4" draw:text-style-name="P13" svg:width="0.339cm" svg:height="16.368cm" svg:x="15.111cm" svg:y="2.935cm">
          <text:p/>
        </draw:rect>
        <draw:rect draw:style-name="gr4" draw:text-style-name="P13" svg:width="0.345cm" svg:height="17.047cm" svg:x="12.451cm" svg:y="2.935cm">
          <text:p/>
        </draw:rect>
        <draw:line draw:style-name="gr5" draw:text-style-name="P13" svg:x1="8.336cm" svg:y1="6.475cm" svg:x2="17.448cm" svg:y2="6.475cm">
          <text:p/>
        </draw:line>
        <draw:frame draw:style-name="gr6" draw:text-style-name="P15" svg:width="3.987cm" svg:height="1.562cm" svg:x="8.431cm" svg:y="6.477cm">
          <draw:text-box>
            <text:p><text:span text:style-name="T4">21.7:</text:span></text:p>
            <text:p><text:span text:style-name="T5">取得したレコードを変数に入れる。</text:span></text:p>
            <text:p text:style-name="P11"><text:span text:style-name="T6">rowdata</text:span></text:p>
          </draw:text-box>
        </draw:frame>
        <draw:frame draw:style-name="gr7" draw:text-style-name="P15" svg:width="3.987cm" svg:height="1.952cm" svg:x="8.308cm" svg:y="4.542cm">
          <draw:text-box>
            <text:p><text:span text:style-name="T4">21.6:</text:span></text:p>
            <text:p><text:span text:style-name="T5">チェックされたレコードを</text:span><text:span text:style-name="T5">1</text:span><text:span text:style-name="T5">件ずつ取得する。</text:span></text:p>
            <text:p><text:span text:style-name="T7">grid.getRowData(checkedRow.eq(i).attr("id"));</text:span></text:p>
          </draw:text-box>
        </draw:frame>
        <draw:rect draw:style-name="gr8" draw:text-style-name="P13" svg:width="15.731cm" svg:height="13.131cm" svg:x="3.827cm" svg:y="4.595cm">
          <text:p/>
        </draw:rect>
        <draw:rect draw:style-name="gr9" draw:text-style-name="P17" svg:width="4.225cm" svg:height="0.666cm" svg:x="3.827cm" svg:y="4.595cm">
          <text:p text:style-name="P16"><text:span text:style-name="T8">loop(1,</text:span><text:span text:style-name="T9">チェックされたレコード数</text:span><text:span text:style-name="T8">)</text:span></text:p>
        </draw:rect>
        <draw:rect draw:style-name="gr9" draw:text-style-name="P18" svg:width="1.456cm" svg:height="0.451cm" svg:x="4.198cm" svg:y="8.25cm">
          <text:p text:style-name="P16"><text:span text:style-name="T10">opt</text:span></text:p>
        </draw:rect>
        <draw:frame draw:style-name="gr10" draw:text-style-name="P19" svg:width="3.987cm" svg:height="0.551cm" svg:x="8.338cm" svg:y="8.421cm">
          <draw:text-box>
            <text:p><text:span text:style-name="T11">[</text:span><text:span text:style-name="T11">追記するデータがあれば</text:span><text:span text:style-name="T11">]</text:span></text:p>
          </draw:text-box>
        </draw:frame>
        <draw:rect draw:style-name="gr8" draw:text-style-name="P13" svg:width="9.621cm" svg:height="4.532cm" svg:x="9.641cm" svg:y="8.992cm">
          <text:p/>
        </draw:rect>
        <draw:rect draw:style-name="gr8" draw:text-style-name="P13" svg:width="15.248cm" svg:height="5.437cm" svg:x="4.198cm" svg:y="8.25cm">
          <text:p/>
        </draw:rect>
        <draw:line draw:style-name="gr11" draw:text-style-name="P14" svg:x1="8.19cm" svg:y1="8.02cm" svg:x2="17.447cm" svg:y2="8.02cm">
          <text:p/>
        </draw:line>
        <draw:rect draw:style-name="gr9" draw:text-style-name="P20" svg:width="2.675cm" svg:height="0.666cm" svg:x="9.641cm" svg:y="8.992cm">
          <text:p text:style-name="P16"><text:span text:style-name="T12">loop(1,</text:span><text:span text:style-name="T13">追記データ数</text:span><text:span text:style-name="T12">)</text:span></text:p>
        </draw:rect>
        <draw:polyline draw:style-name="gr11" draw:text-style-name="P14" svg:width="0.9cm" svg:height="0.346cm" svg:x="17.812cm" svg:y="13.012cm" svg:viewBox="0 0 901 347" draw:points="0,0 901,0 901,347 0,347">
          <text:p/>
        </draw:polyline>
        <draw:line draw:style-name="gr5" draw:text-style-name="P13" svg:x1="8.299cm" svg:y1="16.074cm" svg:x2="17.411cm" svg:y2="16.074cm">
          <text:p/>
        </draw:line>
        <draw:rect draw:style-name="gr4" draw:text-style-name="P13" svg:width="0.348cm" svg:height="0.84cm" svg:x="8.068cm" svg:y="16.074cm">
          <text:p/>
        </draw:rect>
        <draw:frame draw:style-name="gr12" draw:text-style-name="P21" svg:width="3.987cm" svg:height="2.341cm" svg:x="8.465cm" svg:y="13.792cm">
          <draw:text-box>
            <text:p><text:span text:style-name="T14">21.9:</text:span></text:p>
            <text:p><text:span text:style-name="T14">追加対象のリストにレコードを追加する。</text:span></text:p>
            <text:p><text:span text:style-name="T14">$(targetGrid).addRowData(undefined, rowdata);</text:span></text:p>
          </draw:text-box>
        </draw:frame>
        <draw:line draw:style-name="gr5" draw:text-style-name="P13" svg:x1="15.45cm" svg:y1="18.794cm" svg:x2="17.759cm" svg:y2="18.794cm">
          <text:p/>
        </draw:line>
        <draw:frame draw:style-name="gr13" draw:text-style-name="P22" svg:width="1.463cm" svg:height="0.828cm" svg:x="15.677cm" svg:y="17.82cm">
          <draw:text-box>
            <text:p><text:span text:style-name="T15">21.10:</text:span></text:p>
            <text:p><text:span text:style-name="T15">関数終了</text:span></text:p>
          </draw:text-box>
        </draw:frame>
        <draw:line draw:style-name="gr5" draw:text-style-name="P13" svg:x1="12.802cm" svg:y1="19.267cm" svg:x2="15.111cm" svg:y2="19.267cm">
          <text:p/>
        </draw:line>
        <draw:frame draw:style-name="gr14" draw:text-style-name="P22" svg:width="1.941cm" svg:height="1.273cm" svg:x="13.049cm" svg:y="17.942cm">
          <draw:text-box>
            <text:p><text:span text:style-name="T15">21.11:</text:span></text:p>
            <text:p><text:span text:style-name="T15">関数終了</text:span></text:p>
            <text:p><text:span text:style-name="T15">return true;</text:span></text:p>
          </draw:text-box>
        </draw:frame>
        <draw:line draw:style-name="gr5" draw:text-style-name="P13" svg:x1="8.361cm" svg:y1="19.981cm" svg:x2="12.45cm" svg:y2="19.981cm">
          <text:p/>
        </draw:line>
        <draw:rect draw:style-name="gr4" draw:text-style-name="P13" svg:width="0.348cm" svg:height="0.84cm" svg:x="8.015cm" svg:y="19.875cm">
          <text:p/>
        </draw:rect>
        <draw:frame draw:style-name="gr15" draw:text-style-name="P22" svg:width="3.802cm" svg:height="1.654cm" svg:x="8.304cm" svg:y="18.186cm">
          <draw:text-box>
            <text:p><text:span text:style-name="T15">21.12:</text:span></text:p>
            <text:p><text:span text:style-name="T15">社員一覧の画面に遷移する。</text:span></text:p>
            <text:p><text:span text:style-name="T15">disappearPage();</text:span></text:p>
          </draw:text-box>
        </draw:frame>
        <draw:line draw:style-name="gr16" draw:text-style-name="P14" svg:x1="12.451cm" svg:y1="2.936cm" svg:x2="17.762cm" svg:y2="2.936cm">
          <text:p/>
        </draw:line>
      </draw:g>
      <draw:g text:anchor-type="page" text:anchor-page-number="15" draw:z-index="1" draw:style-name="gr1">
        <draw:g draw:style-name="gr17">
          <draw:g draw:style-name="gr17">
            <draw:rect draw:style-name="gr18" draw:text-style-name="P14" svg:width="2.86cm" svg:height="0.943cm" svg:x="6.743cm" svg:y="3.166cm">
              <text:p text:style-name="P14"><text:span text:style-name="T16">HTML</text:span></text:p>
            </draw:rect>
            <draw:line draw:style-name="gr3" draw:text-style-name="P14" svg:x1="8.188cm" svg:y1="4.105cm" svg:x2="8.188cm" svg:y2="25.865cm">
              <text:p/>
            </draw:line>
          </draw:g>
          <draw:g draw:style-name="gr17">
            <draw:rect draw:style-name="gr18" draw:text-style-name="P14" svg:width="2.862cm" svg:height="0.943cm" svg:x="2.104cm" svg:y="3.166cm">
              <text:p text:style-name="P14"><text:span text:style-name="T16">ユーザ</text:span></text:p>
            </draw:rect>
            <draw:line draw:style-name="gr3" draw:text-style-name="P14" svg:x1="3.578cm" svg:y1="4.105cm" svg:x2="3.578cm" svg:y2="25.865cm">
              <text:p/>
            </draw:line>
          </draw:g>
          <draw:frame draw:style-name="gr15" draw:text-style-name="P23" svg:width="4.054cm" svg:height="1.654cm" svg:x="3.953cm" svg:y="4.623cm">
            <draw:text-box>
              <text:p><text:span text:style-name="T17">21:</text:span></text:p>
              <text:p><text:span text:style-name="T18">社員追加画面</text:span></text:p>
              <text:p><text:span text:style-name="T18">人物リストのレコードをチェックして追加ボタンを押す。</text:span></text:p>
            </draw:text-box>
          </draw:frame>
          <draw:frame draw:style-name="gr19" draw:text-style-name="P24" svg:width="3.987cm" svg:height="2.479cm" svg:x="8.473cm" svg:y="5.137cm">
            <draw:text-box>
              <text:p><text:span text:style-name="T19">21.1:</text:span></text:p>
              <text:p><text:span text:style-name="T20">社員追加が面の追加ボタンのクリックイベントのコールバック関数が実行される。</text:span></text:p>
              <text:p><text:span text:style-name="T20">$(this).on('click', '#fig4-5 .choose-record', function(){});</text:span></text:p>
            </draw:text-box>
          </draw:frame>
          <draw:rect draw:style-name="gr4" draw:text-style-name="P14" svg:width="0.339cm" svg:height="1.945cm" svg:x="3.416cm" svg:y="4.454cm">
            <text:p/>
          </draw:rect>
          <draw:rect draw:style-name="gr4" draw:text-style-name="P13" svg:width="0.345cm" svg:height="1.361cm" svg:x="8.011cm" svg:y="6.273cm">
            <text:p/>
          </draw:rect>
          <draw:line draw:style-name="gr11" draw:text-style-name="P14" svg:x1="3.757cm" svg:y1="6.301cm" svg:x2="8.011cm" svg:y2="6.301cm">
            <text:p/>
          </draw:line>
          <draw:g draw:style-name="gr17">
            <draw:rect draw:style-name="gr18" draw:text-style-name="P13" svg:width="2.864cm" svg:height="0.944cm" svg:x="11.22cm" svg:y="3.14cm">
              <text:p text:style-name="P14"><text:span text:style-name="T16">JavaScript</text:span></text:p>
            </draw:rect>
            <draw:line draw:style-name="gr3" draw:text-style-name="P14" svg:x1="12.652cm" svg:y1="4.081cm" svg:x2="12.652cm" svg:y2="25.841cm">
              <text:p/>
            </draw:line>
          </draw:g>
          <draw:rect draw:style-name="gr4" draw:text-style-name="P13" svg:width="0.345cm" svg:height="18.291cm" svg:x="12.451cm" svg:y="7.633cm">
            <text:p/>
          </draw:rect>
          <draw:line draw:style-name="gr5" draw:text-style-name="P13" svg:x1="8.264cm" svg:y1="12.136cm" svg:x2="15.051cm" svg:y2="12.136cm">
            <text:p/>
          </draw:line>
          <draw:rect draw:style-name="gr4" draw:text-style-name="P13" svg:width="0.348cm" svg:height="2.299cm" svg:x="8.052cm" svg:y="12.136cm">
            <text:p/>
          </draw:rect>
          <draw:frame draw:style-name="gr15" draw:text-style-name="P19" svg:width="3.615cm" svg:height="1.654cm" svg:x="8.666cm" svg:y="12.575cm">
            <draw:text-box>
              <text:p><text:span text:style-name="T11">21.4:</text:span></text:p>
              <text:p><text:span text:style-name="T11">取得したレコードを変数に格納する。</text:span></text:p>
              <text:p><text:span text:style-name="T15">$checkedrow</text:span></text:p>
            </draw:text-box>
          </draw:frame>
          <draw:line draw:style-name="gr11" draw:text-style-name="P13" svg:x1="8.188cm" svg:y1="14.434cm" svg:x2="15.108cm" svg:y2="14.434cm">
            <text:p/>
          </draw:line>
          <draw:line draw:style-name="gr11" draw:text-style-name="P14" svg:x1="8.158cm" svg:y1="7.634cm" svg:x2="12.448cm" svg:y2="7.634cm">
            <text:p/>
          </draw:line>
          <draw:frame draw:style-name="gr19" draw:text-style-name="P19" svg:width="3.747cm" svg:height="2.479cm" svg:x="8.473cm" svg:y="9.449cm">
            <draw:text-box>
              <text:p><text:span text:style-name="T11">21.3:</text:span></text:p>
              <text:p><text:span text:style-name="T21">チェックが入ったレコードを取得する。</text:span></text:p>
              <text:p><text:span text:style-name="T15">$(getRowFrom +' .jqgrow:has(input:checkbox:checked)');</text:span></text:p>
            </draw:text-box>
          </draw:frame>
          <draw:rect draw:style-name="gr18" draw:text-style-name="P18" svg:width="2.924cm" svg:height="0.592cm" svg:x="13.783cm" svg:y="5.46cm">
            <text:p><text:span text:style-name="T22">addSelectedRows()</text:span></text:p>
          </draw:rect>
          <draw:line draw:style-name="gr3" draw:text-style-name="P13" svg:x1="15.224cm" svg:y1="6.05cm" svg:x2="15.275cm" svg:y2="25.793cm">
            <text:p/>
          </draw:line>
          <draw:rect draw:style-name="gr4" draw:text-style-name="P13" svg:width="0.339cm" svg:height="15.273cm" svg:x="15.111cm" svg:y="10.647cm">
            <text:p/>
          </draw:rect>
          <draw:line draw:style-name="gr11" draw:text-style-name="P14" svg:x1="12.795cm" svg:y1="10.647cm" svg:x2="15.358cm" svg:y2="10.647cm">
            <text:p/>
          </draw:line>
          <draw:frame draw:style-name="gr20" draw:text-style-name="P24" svg:width="2.116cm" svg:height="4.543cm" svg:x="12.985cm" svg:y="5.966cm">
            <draw:text-box>
              <text:p><text:span text:style-name="T23">21.2:</text:span></text:p>
              <text:p><text:span text:style-name="T18">選択した人物レコードを社員管理テーブルに追加する。</text:span></text:p>
              <text:p><text:span text:style-name="T20">addSelectedRows('#fig4-5-list', '#fig4-3-list', checkboxHtml, arrayStrings);</text:span></text:p>
            </draw:text-box>
          </draw:frame>
          <draw:frame draw:style-name="gr21" draw:text-style-name="P24" svg:width="4.19cm" svg:height="0.415cm" svg:x="8.191cm" svg:y="15.464cm">
            <draw:text-box>
              <text:p><text:span text:style-name="T24">[</text:span><text:span text:style-name="T24">レコードが取得できなかった</text:span><text:span text:style-name="T23">]</text:span></text:p>
            </draw:text-box>
          </draw:frame>
          <draw:line draw:style-name="gr22" draw:text-style-name="P13" svg:x1="8.188cm" svg:y1="17.413cm" svg:x2="15.108cm" svg:y2="17.413cm">
            <text:p/>
          </draw:line>
          <draw:rect draw:style-name="gr8" draw:text-style-name="P13" svg:width="9.446cm" svg:height="2.931cm" svg:x="6.134cm" svg:y="15.249cm">
            <text:p/>
          </draw:rect>
          <draw:rect draw:style-name="gr9" draw:text-style-name="P25" svg:width="1.318cm" svg:height="0.664cm" svg:x="6.134cm" svg:y="15.249cm">
            <text:p text:style-name="P14"><text:span text:style-name="T25">break</text:span></text:p>
          </draw:rect>
          <draw:frame draw:style-name="gr13" draw:text-style-name="P26" svg:width="3.047cm" svg:height="0.828cm" svg:x="8.763cm" svg:y="16.392cm">
            <draw:text-box>
              <text:p text:style-name="P14"><text:span text:style-name="T19">処理を終える</text:span></text:p>
              <text:p text:style-name="P14"><text:span text:style-name="T19">return false;</text:span></text:p>
            </draw:text-box>
          </draw:frame>
          <draw:rect draw:style-name="gr18" draw:text-style-name="P18" svg:width="2.913cm" svg:height="0.481cm" svg:x="16.055cm" svg:y="18.382cm">
            <text:p><text:span text:style-name="T22">appendRowData()</text:span></text:p>
          </draw:rect>
          <draw:line draw:style-name="gr3" draw:text-style-name="P13" svg:x1="17.579cm" svg:y1="19.685cm" svg:x2="17.579cm" svg:y2="25.023cm">
            <text:p/>
          </draw:line>
          <draw:frame draw:style-name="gr20" draw:text-style-name="P24" svg:width="1.969cm" svg:height="4.543cm" svg:x="15.48cm" svg:y="18.934cm">
            <draw:text-box>
              <text:p><text:span text:style-name="T23">21.5:</text:span></text:p>
              <text:p><text:span text:style-name="T23">指定したテーブルにチェックされたレコードを追加する。</text:span></text:p>
              <text:p><text:span text:style-name="T26">appendRowData($checkedrow, $grid, addElem, elemStrings, targetGrid)</text:span></text:p>
            </draw:text-box>
          </draw:frame>
          <draw:rect draw:style-name="gr4" draw:text-style-name="P13" svg:width="0.348cm" svg:height="2.287cm" svg:x="17.448cm" svg:y="23.628cm">
            <text:p/>
          </draw:rect>
          <draw:line draw:style-name="gr11" draw:text-style-name="P14" svg:x1="15.45cm" svg:y1="23.629cm" svg:x2="17.448cm" svg:y2="23.629cm">
            <text:p/>
          </draw:line>
        </draw:g>
        <draw:line draw:style-name="gr23" draw:text-style-name="P14" svg:x1="12.453cm" svg:y1="25.915cm" svg:x2="17.764cm" svg:y2="25.915cm">
          <text:p/>
        </draw:line>
      </draw:g>
      <draw:g text:anchor-type="page" text:anchor-page-number="14" draw:z-index="2" draw:style-name="gr1">
        <draw:frame draw:style-name="gr7" draw:text-style-name="P27" svg:width="4.054cm" svg:height="1.952cm" svg:x="8.9cm" svg:y="21.196cm">
          <draw:text-box>
            <text:p text:style-name="P16"><text:span text:style-name="T4">20.10</text:span></text:p>
            <text:p text:style-name="P16"><text:span text:style-name="T27">レコードを追加する。</text:span></text:p>
            <text:p><text:span text:style-name="T27">$('#fig5-list').addRowData(undefined, values);</text:span></text:p>
          </draw:text-box>
        </draw:frame>
        <draw:frame draw:style-name="gr19" draw:text-style-name="P24" svg:width="4.075cm" svg:height="2.479cm" svg:x="8.847cm" svg:y="17.282cm">
          <draw:text-box>
            <text:p><text:span text:style-name="T23">20.8:</text:span></text:p>
            <text:p><text:span text:style-name="T18">上書き確認のダイアログを出す</text:span></text:p>
            <text:p><text:span text:style-name="T18">$('#check_product_code').dialog('open');</text:span></text:p>
          </draw:text-box>
        </draw:frame>
        <draw:g draw:style-name="gr17">
          <draw:rect draw:style-name="gr18" draw:text-style-name="P14" svg:width="2.86cm" svg:height="0.943cm" svg:x="7.237cm" svg:y="3.176cm">
            <text:p text:style-name="P14"><text:span text:style-name="T16">HTML</text:span></text:p>
          </draw:rect>
          <draw:line draw:style-name="gr3" draw:text-style-name="P14" svg:x1="8.685cm" svg:y1="4.115cm" svg:x2="8.685cm" svg:y2="25.875cm">
            <text:p/>
          </draw:line>
        </draw:g>
        <draw:g draw:style-name="gr17">
          <draw:rect draw:style-name="gr18" draw:text-style-name="P14" svg:width="2.862cm" svg:height="0.943cm" svg:x="2.598cm" svg:y="3.176cm">
            <text:p text:style-name="P14"><text:span text:style-name="T16">ユーザ</text:span></text:p>
          </draw:rect>
          <draw:line draw:style-name="gr3" draw:text-style-name="P14" svg:x1="4.072cm" svg:y1="4.115cm" svg:x2="4.072cm" svg:y2="25.875cm">
            <text:p/>
          </draw:line>
        </draw:g>
        <draw:frame draw:style-name="gr15" draw:text-style-name="P23" svg:width="4.054cm" svg:height="1.654cm" svg:x="4.447cm" svg:y="4.302cm">
          <draw:text-box>
            <text:p><text:span text:style-name="T19">20:</text:span></text:p>
            <text:p><text:span text:style-name="T18">製品管理画面</text:span></text:p>
            <text:p><text:span text:style-name="T18">ダイアログで製品情報を登録する。</text:span></text:p>
          </draw:text-box>
        </draw:frame>
        <draw:frame draw:style-name="gr24" draw:text-style-name="P23" svg:width="3.987cm" svg:height="2.892cm" svg:x="8.959cm" svg:y="4.321cm">
          <draw:text-box>
            <text:p><text:span text:style-name="T19">20.1:</text:span></text:p>
            <text:p><text:span text:style-name="T28">製品追加ダイアログの登録ボタンクリックイベントのコールバック関数が実行される。</text:span></text:p>
            <text:p><text:span text:style-name="T28">$('#fig5-edit').dialog({buttons:[“</text:span><text:span text:style-name="T28">登録”</text:span><text:span text:style-name="T28">:function(){}]})</text:span></text:p>
            <text:p><text:span text:style-name="T28"/></text:p>
          </draw:text-box>
        </draw:frame>
        <draw:rect draw:style-name="gr4" draw:text-style-name="P14" svg:width="0.339cm" svg:height="1.516cm" svg:x="3.91cm" svg:y="4.464cm">
          <text:p/>
        </draw:rect>
        <draw:rect draw:style-name="gr4" draw:text-style-name="P13" svg:width="0.345cm" svg:height="0.96cm" svg:x="8.505cm" svg:y="5.979cm">
          <text:p/>
        </draw:rect>
        <draw:line draw:style-name="gr11" draw:text-style-name="P14" svg:x1="4.251cm" svg:y1="5.978cm" svg:x2="8.505cm" svg:y2="5.978cm">
          <text:p/>
        </draw:line>
        <draw:g draw:style-name="gr17">
          <draw:rect draw:style-name="gr18" draw:text-style-name="P13" svg:width="2.864cm" svg:height="0.944cm" svg:x="11.714cm" svg:y="3.15cm">
            <text:p text:style-name="P14"><text:span text:style-name="T16">JavaScript</text:span></text:p>
          </draw:rect>
          <draw:line draw:style-name="gr3" draw:text-style-name="P14" svg:x1="13.146cm" svg:y1="4.092cm" svg:x2="13.146cm" svg:y2="25.852cm">
            <text:p/>
          </draw:line>
        </draw:g>
        <draw:rect draw:style-name="gr4" draw:text-style-name="P13" svg:width="0.345cm" svg:height="18.326cm" svg:x="12.954cm" svg:y="6.939cm">
          <text:p/>
        </draw:rect>
        <draw:line draw:style-name="gr5" draw:text-style-name="P14" svg:x1="8.831cm" svg:y1="19.895cm" svg:x2="12.922cm" svg:y2="19.895cm">
          <text:p/>
        </draw:line>
        <draw:rect draw:style-name="gr8" draw:text-style-name="P13" svg:width="9.715cm" svg:height="5.21cm" svg:x="4.671cm" svg:y="15.959cm">
          <text:p/>
        </draw:rect>
        <draw:rect draw:style-name="gr9" draw:text-style-name="P18" svg:width="3.758cm" svg:height="0.664cm" svg:x="4.646cm" svg:y="15.959cm">
          <text:p text:style-name="P16"><text:span text:style-name="T10">loop(1,</text:span><text:span text:style-name="T29">製品コードセル数</text:span><text:span text:style-name="T10"> </text:span><text:span text:style-name="T10">)</text:span></text:p>
        </draw:rect>
        <draw:line draw:style-name="gr5" draw:text-style-name="P13" svg:x1="8.816cm" svg:y1="10.296cm" svg:x2="17.146cm" svg:y2="10.296cm">
          <text:p/>
        </draw:line>
        <draw:rect draw:style-name="gr4" draw:text-style-name="P13" svg:width="0.348cm" svg:height="1.819cm" svg:x="8.47cm" svg:y="10.296cm">
          <text:p/>
        </draw:rect>
        <draw:frame draw:style-name="gr25" draw:text-style-name="P12" svg:width="3.987cm" svg:height="1.846cm" svg:x="9.101cm" svg:y="10.297cm">
          <draw:text-box>
            <text:p><text:span text:style-name="T1">20.4:</text:span></text:p>
            <text:p><text:span text:style-name="T2">取得したフォームの値を連想配列のフォーム名に対応したキーの値に設定する。</text:span></text:p>
            <text:p><text:span text:style-name="T2">retMap[$(this).attr('name')]</text:span></text:p>
          </draw:text-box>
        </draw:frame>
        <draw:line draw:style-name="gr11" draw:text-style-name="P14" svg:x1="8.652cm" svg:y1="12.115cm" svg:x2="17.148cm" svg:y2="12.115cm">
          <text:p/>
        </draw:line>
        <draw:rect draw:style-name="gr4" draw:text-style-name="P13" svg:width="0.339cm" svg:height="0.817cm" svg:x="8.491cm" svg:y="19.898cm">
          <text:p/>
        </draw:rect>
        <draw:line draw:style-name="gr5" draw:text-style-name="P14" svg:x1="13.299cm" svg:y1="13.878cm" svg:x2="17.39cm" svg:y2="13.878cm">
          <text:p/>
        </draw:line>
        <draw:frame draw:style-name="gr6" draw:text-style-name="P28" svg:width="3.507cm" svg:height="1.562cm" svg:x="13.471cm" svg:y="12.373cm">
          <draw:text-box>
            <text:p><text:span text:style-name="T4">20.5:</text:span></text:p>
            <text:p><text:span text:style-name="T27">取得したダイアログの入力データを返す。</text:span></text:p>
            <text:p><text:span text:style-name="T27">return retMap;</text:span></text:p>
          </draw:text-box>
        </draw:frame>
        <draw:line draw:style-name="gr11" draw:text-style-name="P14" svg:x1="8.655cm" svg:y1="6.939cm" svg:x2="12.945cm" svg:y2="6.939cm">
          <text:p/>
        </draw:line>
        <draw:frame draw:style-name="gr7" draw:text-style-name="P15" svg:width="3.987cm" svg:height="1.952cm" svg:x="9.133cm" svg:y="8.362cm">
          <draw:text-box>
            <text:p><text:span text:style-name="T4">20.3:</text:span></text:p>
            <text:p><text:span text:style-name="T5">ダイアログのフォームの値を順次取得する。</text:span></text:p>
            <text:p><text:span text:style-name="T5">$.each($(selector + ' input'), function(){$(this).val;});</text:span></text:p>
          </draw:text-box>
        </draw:frame>
        <draw:frame draw:style-name="gr7" draw:text-style-name="P15" svg:width="3.987cm" svg:height="1.952cm" svg:x="8.967cm" svg:y="12.315cm">
          <draw:text-box>
            <text:p><text:span text:style-name="T4">20.6:</text:span></text:p>
            <text:p><text:span text:style-name="T5">テーブルの製品列のセルを取得する。</text:span></text:p>
            <text:p><text:span text:style-name="T5">$('td[aria-describedby="fig5-list_product_code"]');</text:span></text:p>
          </draw:text-box>
        </draw:frame>
        <draw:frame draw:style-name="gr6" draw:text-style-name="P15" svg:width="3.987cm" svg:height="1.562cm" svg:x="8.936cm" svg:y="14.263cm">
          <draw:text-box>
            <text:p><text:span text:style-name="T4">20.7:</text:span></text:p>
            <text:p><text:span text:style-name="T30">取得したセルを配列で変数に格納する。</text:span></text:p>
            <text:p><text:span text:style-name="T30">product_codes</text:span></text:p>
          </draw:text-box>
        </draw:frame>
        <draw:rect draw:style-name="gr4" draw:text-style-name="P13" svg:width="0.345cm" svg:height="1.454cm" svg:x="8.5cm" svg:y="14.319cm">
          <text:p/>
        </draw:rect>
        <draw:line draw:style-name="gr5" draw:text-style-name="P13" svg:x1="8.845cm" svg:y1="14.319cm" svg:x2="12.955cm" svg:y2="14.319cm">
          <text:p/>
        </draw:line>
        <draw:line draw:style-name="gr11" draw:text-style-name="P14" svg:x1="8.652cm" svg:y1="15.771cm" svg:x2="12.922cm" svg:y2="15.771cm">
          <text:p/>
        </draw:line>
        <draw:line draw:style-name="gr5" draw:text-style-name="P14" svg:x1="8.862cm" svg:y1="23.181cm" svg:x2="12.953cm" svg:y2="23.181cm">
          <text:p/>
        </draw:line>
        <draw:rect draw:style-name="gr4" draw:text-style-name="P13" svg:width="0.339cm" svg:height="0.659cm" svg:x="8.53cm" svg:y="23.181cm">
          <text:p/>
        </draw:rect>
        <draw:rect draw:style-name="gr18" draw:text-style-name="P18" svg:width="3.573cm" svg:height="0.585cm" svg:x="15.624cm" svg:y="5.233cm">
          <text:p><text:span text:style-name="T22">getEditDialogValues()</text:span></text:p>
        </draw:rect>
        <draw:line draw:style-name="gr3" draw:text-style-name="P13" svg:x1="17.401cm" svg:y1="5.817cm" svg:x2="17.401cm" svg:y2="14.372cm">
          <text:p/>
        </draw:line>
        <draw:rect draw:style-name="gr4" draw:text-style-name="P13" svg:width="0.339cm" svg:height="5.709cm" svg:x="17.148cm" svg:y="8.17cm">
          <text:p/>
        </draw:rect>
        <draw:line draw:style-name="gr11" draw:text-style-name="P14" svg:x1="13.267cm" svg:y1="8.171cm" svg:x2="17.148cm" svg:y2="8.171cm">
          <text:p/>
        </draw:line>
        <draw:frame draw:style-name="gr19" draw:text-style-name="P23" svg:width="2.834cm" svg:height="2.479cm" svg:x="13.619cm" svg:y="5.651cm">
          <draw:text-box>
            <text:p><text:span text:style-name="T23">20.2:</text:span></text:p>
            <text:p><text:span text:style-name="T21">ダイアログで入力されたデータを連想配列として取得する。</text:span></text:p>
            <text:p><text:span text:style-name="T28">getEditDialogValues('#fig5-edit');</text:span></text:p>
          </draw:text-box>
        </draw:frame>
        <draw:rect draw:style-name="gr8" draw:text-style-name="P13" svg:width="13.309cm" svg:height="3.917cm" svg:x="4.364cm" svg:y="8.415cm">
          <text:p/>
        </draw:rect>
        <draw:rect draw:style-name="gr9" draw:text-style-name="P18" svg:width="3.216cm" svg:height="0.664cm" svg:x="4.364cm" svg:y="8.415cm">
          <text:p text:style-name="P16"><text:span text:style-name="T10">loop(1,</text:span><text:span text:style-name="T29">入力項目数</text:span><text:span text:style-name="T10"> </text:span><text:span text:style-name="T10">)</text:span></text:p>
        </draw:rect>
        <draw:frame draw:style-name="gr21" draw:text-style-name="P24" svg:width="3.516cm" svg:height="0.415cm" svg:x="8.787cm" svg:y="16.792cm">
          <draw:text-box>
            <text:p><text:span text:style-name="T24">[</text:span><text:span text:style-name="T23">製品コードに被りがある</text:span><text:span text:style-name="T23">]</text:span></text:p>
          </draw:text-box>
        </draw:frame>
        <draw:line draw:style-name="gr22" draw:text-style-name="P13" svg:x1="4.072cm" svg:y1="20.825cm" svg:x2="12.954cm" svg:y2="20.814cm">
          <text:p/>
        </draw:line>
        <draw:rect draw:style-name="gr8" draw:text-style-name="P13" svg:width="10.99cm" svg:height="4.169cm" svg:x="2.607cm" svg:y="16.806cm">
          <text:p/>
        </draw:rect>
        <draw:rect draw:style-name="gr9" draw:text-style-name="P25" svg:width="1.318cm" svg:height="0.664cm" svg:x="2.607cm" svg:y="16.806cm">
          <text:p text:style-name="P14"><text:span text:style-name="T25">break</text:span></text:p>
        </draw:rect>
        <draw:frame draw:style-name="gr13" draw:text-style-name="P26" svg:width="3.047cm" svg:height="0.828cm" svg:x="4.859cm" svg:y="19.824cm">
          <draw:text-box>
            <text:p text:style-name="P14"><text:span text:style-name="T19">処理を終える</text:span></text:p>
            <text:p text:style-name="P14"><text:span text:style-name="T19">return false;</text:span></text:p>
          </draw:text-box>
        </draw:frame>
        <draw:frame draw:style-name="gr26" draw:text-style-name="P15" svg:width="3.472cm" svg:height="1.172cm" svg:x="9.066cm" svg:y="23.673cm">
          <draw:text-box>
            <text:p><text:span text:style-name="T4">20.11:</text:span></text:p>
            <text:p><text:span text:style-name="T27">編集ダイアログを閉じる。</text:span></text:p>
            <text:p><text:span text:style-name="T27">$(this).dialog('close');</text:span></text:p>
          </draw:text-box>
        </draw:frame>
        <draw:rect draw:style-name="gr4" draw:text-style-name="P13" svg:width="0.341cm" svg:height="0.749cm" svg:x="8.56cm" svg:y="24.938cm">
          <text:p/>
        </draw:rect>
        <draw:line draw:style-name="gr5" draw:text-style-name="P13" svg:x1="8.902cm" svg:y1="24.938cm" svg:x2="12.995cm" svg:y2="24.938cm">
          <text:p/>
        </draw:line>
      </draw:g>
      <draw:g text:anchor-type="page" text:anchor-page-number="13" draw:z-index="3" draw:style-name="gr1">
        <draw:g draw:style-name="gr17">
          <draw:rect draw:style-name="gr18" draw:text-style-name="P14" svg:width="2.876cm" svg:height="0.948cm" svg:x="7.611cm" svg:y="3.206cm">
            <text:p text:style-name="P14"><text:span text:style-name="T16">HTML</text:span></text:p>
          </draw:rect>
          <draw:line draw:style-name="gr3" draw:text-style-name="P14" svg:x1="9.067cm" svg:y1="4.15cm" svg:x2="9.067cm" svg:y2="26.022cm">
            <text:p/>
          </draw:line>
        </draw:g>
        <draw:g draw:style-name="gr17">
          <draw:rect draw:style-name="gr18" draw:text-style-name="P14" svg:width="2.876cm" svg:height="0.948cm" svg:x="2.949cm" svg:y="3.206cm">
            <text:p text:style-name="P14"><text:span text:style-name="T16">ユーザ</text:span></text:p>
          </draw:rect>
          <draw:line draw:style-name="gr3" draw:text-style-name="P14" svg:x1="4.43cm" svg:y1="4.15cm" svg:x2="4.43cm" svg:y2="26.022cm">
            <text:p/>
          </draw:line>
        </draw:g>
        <draw:frame draw:style-name="gr27" draw:text-style-name="P23" svg:width="4.075cm" svg:height="1.241cm" svg:x="4.806cm" svg:y="4.173cm">
          <draw:text-box>
            <text:p><text:span text:style-name="T15">19:</text:span></text:p>
            <text:p><text:span text:style-name="T15">入出庫管理画面</text:span></text:p>
            <text:p><text:span text:style-name="T15">カレンダーの日付を選択する。</text:span></text:p>
          </draw:text-box>
        </draw:frame>
        <draw:frame draw:style-name="gr28" draw:text-style-name="P29" svg:width="4.007cm" svg:height="3.121cm" svg:x="9.343cm" svg:y="4.222cm">
          <draw:text-box>
            <text:p><text:span text:style-name="T14">19.1:</text:span></text:p>
            <text:p><text:span text:style-name="T14">カレンダーの日付を一時保存する要素の値が変わったときのイベントのコールバック関数が実行される。</text:span></text:p>
            <text:p><text:span text:style-name="T14">$(document).on('change.tmpdate', temporaryElem, function()</text:span></text:p>
          </draw:text-box>
        </draw:frame>
        <draw:rect draw:style-name="gr4" draw:text-style-name="P14" svg:width="0.341cm" svg:height="1.216cm" svg:x="4.268cm" svg:y="4.501cm">
          <text:p/>
        </draw:rect>
        <draw:rect draw:style-name="gr4" draw:text-style-name="P13" svg:width="0.346cm" svg:height="1.721cm" svg:x="8.886cm" svg:y="5.718cm">
          <text:p/>
        </draw:rect>
        <draw:line draw:style-name="gr11" draw:text-style-name="P14" svg:x1="4.608cm" svg:y1="5.715cm" svg:x2="8.884cm" svg:y2="5.715cm">
          <text:p/>
        </draw:line>
        <draw:g draw:style-name="gr17">
          <draw:rect draw:style-name="gr18" draw:text-style-name="P13" svg:width="2.878cm" svg:height="0.95cm" svg:x="12.112cm" svg:y="3.18cm">
            <text:p text:style-name="P14"><text:span text:style-name="T16">JavaScript</text:span></text:p>
          </draw:rect>
          <draw:line draw:style-name="gr3" draw:text-style-name="P14" svg:x1="13.551cm" svg:y1="4.124cm" svg:x2="13.551cm" svg:y2="25.996cm">
            <text:p/>
          </draw:line>
        </draw:g>
        <draw:rect draw:style-name="gr4" draw:text-style-name="P13" svg:width="0.348cm" svg:height="16.735cm" svg:x="13.358cm" svg:y="7.438cm">
          <text:p/>
        </draw:rect>
        <draw:line draw:style-name="gr5" draw:text-style-name="P14" svg:x1="9.246cm" svg:y1="17.72cm" svg:x2="13.358cm" svg:y2="17.72cm">
          <text:p/>
        </draw:line>
        <draw:rect draw:style-name="gr8" draw:text-style-name="P13" svg:width="10.12cm" svg:height="4.668cm" svg:x="4.708cm" svg:y="14.765cm">
          <text:p/>
        </draw:rect>
        <draw:rect draw:style-name="gr9" draw:text-style-name="P18" svg:width="4.109cm" svg:height="0.668cm" svg:x="4.708cm" svg:y="14.765cm">
          <text:p text:style-name="P16"><text:span text:style-name="T26">loop(1,</text:span><text:span text:style-name="T31">checkedRecordLength</text:span><text:span text:style-name="T26"> )</text:span></text:p>
        </draw:rect>
        <draw:line draw:style-name="gr5" draw:text-style-name="P13" svg:x1="9.232cm" svg:y1="9.253cm" svg:x2="13.363cm" svg:y2="9.253cm">
          <text:p/>
        </draw:line>
        <draw:rect draw:style-name="gr4" draw:text-style-name="P13" svg:width="0.346cm" svg:height="1.616cm" svg:x="8.886cm" svg:y="9.26cm">
          <text:p/>
        </draw:rect>
        <draw:frame draw:style-name="gr6" draw:text-style-name="P15" svg:width="4.007cm" svg:height="1.562cm" svg:x="9.352cm" svg:y="9.281cm">
          <draw:text-box>
            <text:p><text:span text:style-name="T14">19.3:</text:span></text:p>
            <text:p><text:span text:style-name="T4">取得した数値をを変数に入れる。</text:span></text:p>
            <text:p><text:span text:style-name="T4">checkedRecordLength</text:span></text:p>
          </draw:text-box>
        </draw:frame>
        <draw:line draw:style-name="gr11" draw:text-style-name="P14" svg:x1="9.066cm" svg:y1="10.869cm" svg:x2="13.358cm" svg:y2="10.869cm">
          <text:p/>
        </draw:line>
        <draw:rect draw:style-name="gr4" draw:text-style-name="P13" svg:width="0.343cm" svg:height="1.364cm" svg:x="8.904cm" svg:y="17.72cm">
          <text:p/>
        </draw:rect>
        <draw:frame draw:style-name="gr24" draw:text-style-name="P19" svg:width="3.929cm" svg:height="2.892cm" svg:x="9.202cm" svg:y="14.774cm">
          <draw:text-box>
            <text:p><text:span text:style-name="T32">19.6:</text:span></text:p>
            <text:p><text:span text:style-name="T15">チェックの入った行の日付列にカレンダーで選択した日付を入れる。</text:span></text:p>
            <text:p><text:span text:style-name="T33">$targetList.setCell(checkedRecord.eq(i).attr('id'), 'date', temporaryElem.val());</text:span></text:p>
          </draw:text-box>
        </draw:frame>
        <draw:line draw:style-name="gr5" draw:text-style-name="P14" svg:x1="9.285cm" svg:y1="21.402cm" svg:x2="13.397cm" svg:y2="21.402cm">
          <text:p/>
        </draw:line>
        <draw:frame draw:style-name="gr29" draw:text-style-name="P15" svg:width="4.074cm" svg:height="2.795cm" svg:x="9.285cm" svg:y="19.432cm">
          <draw:text-box>
            <text:p><text:span text:style-name="T34">19.7:</text:span></text:p>
            <text:p><text:span text:style-name="T14">このコールバック関数を持つイベントを削除する。</text:span></text:p>
            <text:p><text:span text:style-name="T14">$(document).off('change.tmpdate');</text:span></text:p>
          </draw:text-box>
        </draw:frame>
        <draw:rect draw:style-name="gr4" draw:text-style-name="P13" svg:width="0.343cm" svg:height="1.064cm" svg:x="8.943cm" svg:y="21.403cm">
          <text:p/>
        </draw:rect>
        <draw:line draw:style-name="gr11" draw:text-style-name="P14" svg:x1="9.046cm" svg:y1="7.439cm" svg:x2="13.358cm" svg:y2="7.439cm">
          <text:p/>
        </draw:line>
        <draw:frame draw:style-name="gr15" draw:text-style-name="P19" svg:width="4.007cm" svg:height="1.654cm" svg:x="9.202cm" svg:y="7.558cm">
          <draw:text-box>
            <text:p><text:span text:style-name="T35">19.2:</text:span></text:p>
            <text:p><text:span text:style-name="T15">処理対象のレコードの数を取得する。</text:span></text:p>
            <text:p><text:span text:style-name="T11">checkedRecord.length;</text:span></text:p>
          </draw:text-box>
        </draw:frame>
        <draw:frame draw:style-name="gr15" draw:text-style-name="P19" svg:width="4.007cm" svg:height="1.654cm" svg:x="9.352cm" svg:y="10.955cm">
          <draw:text-box>
            <text:p><text:span text:style-name="T23">19.4:</text:span></text:p>
            <text:p><text:span text:style-name="T15">処理対象のテーブルを取得する。</text:span></text:p>
            <text:p><text:span text:style-name="T33">$(target + '-list');</text:span></text:p>
          </draw:text-box>
        </draw:frame>
        <draw:frame draw:style-name="gr15" draw:text-style-name="P19" svg:width="4.007cm" svg:height="1.654cm" svg:x="9.352cm" svg:y="12.656cm">
          <draw:text-box>
            <text:p><text:span text:style-name="T23">19.5:</text:span></text:p>
            <text:p><text:span text:style-name="T11">取得したテーブルをを変数に入れる。</text:span></text:p>
            <text:p><text:span text:style-name="T36">$targetList</text:span></text:p>
          </draw:text-box>
        </draw:frame>
        <draw:rect draw:style-name="gr4" draw:text-style-name="P13" svg:width="0.346cm" svg:height="1.616cm" svg:x="8.886cm" svg:y="12.633cm">
          <text:p/>
        </draw:rect>
        <draw:line draw:style-name="gr5" draw:text-style-name="P13" svg:x1="9.232cm" svg:y1="12.633cm" svg:x2="13.363cm" svg:y2="12.633cm">
          <text:p/>
        </draw:line>
        <draw:line draw:style-name="gr11" draw:text-style-name="P14" svg:x1="9.066cm" svg:y1="14.247cm" svg:x2="13.358cm" svg:y2="14.247cm">
          <text:p/>
        </draw:line>
        <draw:line draw:style-name="gr5" draw:text-style-name="P14" svg:x1="9.246cm" svg:y1="24.169cm" svg:x2="13.358cm" svg:y2="24.169cm">
          <text:p/>
        </draw:line>
        <draw:frame draw:style-name="gr15" draw:text-style-name="P19" svg:width="4.074cm" svg:height="1.654cm" svg:x="9.285cm" svg:y="22.431cm">
          <draw:text-box>
            <text:p><text:span text:style-name="T32">19.8:</text:span></text:p>
            <text:p><text:span text:style-name="T15">カレンダーの値を一時保存するために作った要素を消す。</text:span></text:p>
            <text:p><text:span text:style-name="T33">$'fig12-tmpdate').remove();</text:span></text:p>
          </draw:text-box>
        </draw:frame>
        <draw:rect draw:style-name="gr4" draw:text-style-name="P13" svg:width="0.343cm" svg:height="1.064cm" svg:x="8.904cm" svg:y="24.172cm">
          <text:p/>
        </draw:rect>
      </draw:g>
      <draw:g text:anchor-type="page" text:anchor-page-number="12" draw:z-index="4" draw:style-name="gr1">
        <draw:g draw:style-name="gr17">
          <draw:rect draw:style-name="gr18" draw:text-style-name="P14" svg:width="2.879cm" svg:height="0.95cm" svg:x="7.183cm" svg:y="3.162cm">
            <text:p text:style-name="P14"><text:span text:style-name="T16">HTML</text:span></text:p>
          </draw:rect>
          <draw:line draw:style-name="gr3" draw:text-style-name="P14" svg:x1="8.64cm" svg:y1="4.108cm" svg:x2="8.64cm" svg:y2="26.01cm">
            <text:p/>
          </draw:line>
        </draw:g>
        <draw:g draw:style-name="gr17">
          <draw:rect draw:style-name="gr18" draw:text-style-name="P14" svg:width="2.879cm" svg:height="0.95cm" svg:x="2.514cm" svg:y="3.162cm">
            <text:p text:style-name="P14"><text:span text:style-name="T16">ユーザ</text:span></text:p>
          </draw:rect>
          <draw:line draw:style-name="gr3" draw:text-style-name="P14" svg:x1="3.997cm" svg:y1="4.108cm" svg:x2="3.997cm" svg:y2="26.01cm">
            <text:p/>
          </draw:line>
        </draw:g>
        <draw:frame draw:style-name="gr27" draw:text-style-name="P23" svg:width="4.081cm" svg:height="1.241cm" svg:x="4.375cm" svg:y="4.298cm">
          <draw:text-box>
            <text:p><text:span text:style-name="T15">18:</text:span></text:p>
            <text:p><text:span text:style-name="T15">入出庫管理画面</text:span></text:p>
            <text:p><text:span text:style-name="T15">カレンダーボタンを押す。</text:span></text:p>
          </draw:text-box>
        </draw:frame>
        <draw:frame draw:style-name="gr24" draw:text-style-name="P23" svg:width="4.014cm" svg:height="2.892cm" svg:x="8.917cm" svg:y="4.08cm">
          <draw:text-box>
            <text:p><text:span text:style-name="T19">18.1:</text:span></text:p>
            <text:p><text:span text:style-name="T21">カレンダーボタンが押されたときのイベントのコールバック関数が実行される。</text:span></text:p>
            <text:p><text:span text:style-name="T28">$(document).on('click', target + " .calendar_button", function(){});</text:span></text:p>
          </draw:text-box>
        </draw:frame>
        <draw:rect draw:style-name="gr4" draw:text-style-name="P14" svg:width="0.341cm" svg:height="1.218cm" svg:x="3.835cm" svg:y="4.459cm">
          <text:p/>
        </draw:rect>
        <draw:rect draw:style-name="gr4" draw:text-style-name="P13" svg:width="0.348cm" svg:height="1.315cm" svg:x="8.458cm" svg:y="5.678cm">
          <text:p/>
        </draw:rect>
        <draw:line draw:style-name="gr11" draw:text-style-name="P14" svg:x1="4.177cm" svg:y1="5.677cm" svg:x2="8.459cm" svg:y2="5.677cm">
          <text:p/>
        </draw:line>
        <draw:g draw:style-name="gr17">
          <draw:rect draw:style-name="gr18" draw:text-style-name="P13" svg:width="2.881cm" svg:height="0.95cm" svg:x="11.69cm" svg:y="3.136cm">
            <text:p text:style-name="P14"><text:span text:style-name="T16">JavaScript</text:span></text:p>
          </draw:rect>
          <draw:line draw:style-name="gr3" draw:text-style-name="P14" svg:x1="13.134cm" svg:y1="4.084cm" svg:x2="13.134cm" svg:y2="25.986cm">
            <text:p/>
          </draw:line>
        </draw:g>
        <draw:rect draw:style-name="gr4" draw:text-style-name="P13" svg:width="0.348cm" svg:height="8.743cm" svg:x="12.937cm" svg:y="6.967cm">
          <text:p/>
        </draw:rect>
        <draw:line draw:style-name="gr11" draw:text-style-name="P14" svg:x1="8.622cm" svg:y1="6.991cm" svg:x2="13.134cm" svg:y2="6.991cm">
          <text:p/>
        </draw:line>
        <draw:line draw:style-name="gr5" draw:text-style-name="P14" svg:x1="8.823cm" svg:y1="16.742cm" svg:x2="17.041cm" svg:y2="16.793cm">
          <text:p/>
        </draw:line>
        <draw:rect draw:style-name="gr18" draw:text-style-name="P18" svg:width="3.597cm" svg:height="0.588cm" svg:x="15.473cm" svg:y="12.728cm">
          <text:p><text:span text:style-name="T22">createTemporatyElem()</text:span></text:p>
        </draw:rect>
        <draw:line draw:style-name="gr3" draw:text-style-name="P13" svg:x1="17.259cm" svg:y1="13.317cm" svg:x2="17.259cm" svg:y2="16.927cm">
          <text:p/>
        </draw:line>
        <draw:rect draw:style-name="gr4" draw:text-style-name="P13" svg:width="0.341cm" svg:height="7.635cm" svg:x="17.038cm" svg:y="15.709cm">
          <text:p/>
        </draw:rect>
        <draw:line draw:style-name="gr22" draw:text-style-name="P13" svg:x1="8.636cm" svg:y1="13.014cm" svg:x2="12.939cm" svg:y2="13.007cm">
          <text:p/>
        </draw:line>
        <draw:line draw:style-name="gr11" draw:text-style-name="P14" svg:x1="13.134cm" svg:y1="15.71cm" svg:x2="17.04cm" svg:y2="15.71cm">
          <text:p/>
        </draw:line>
        <draw:rect draw:style-name="gr8" draw:text-style-name="P13" svg:width="7.714cm" svg:height="2.008cm" svg:x="5.92cm" svg:y="11.225cm">
          <text:p/>
        </draw:rect>
        <draw:rect draw:style-name="gr9" draw:text-style-name="P25" svg:width="2.059cm" svg:height="0.668cm" svg:x="5.913cm" svg:y="11.225cm">
          <text:p text:style-name="P14"><text:span text:style-name="T25">break</text:span></text:p>
        </draw:rect>
        <draw:frame draw:style-name="gr26" draw:text-style-name="P15" svg:width="3.41cm" svg:height="1.172cm" svg:x="9.005cm" svg:y="18.134cm">
          <draw:text-box>
            <text:p><text:span text:style-name="T37">18.7:</text:span></text:p>
            <text:p><text:span text:style-name="T5">カレンダーを作る。</text:span></text:p>
            <text:p><text:span text:style-name="T5">$hidden.datepicker();</text:span></text:p>
          </draw:text-box>
        </draw:frame>
        <draw:line draw:style-name="gr5" draw:text-style-name="P13" svg:x1="8.638cm" svg:y1="9.224cm" svg:x2="12.941cm" svg:y2="9.217cm">
          <text:p/>
        </draw:line>
        <draw:frame draw:style-name="gr30" draw:text-style-name="P30" svg:width="4.012cm" svg:height="2.214cm" svg:x="8.926cm" svg:y="7.038cm">
          <draw:text-box>
            <text:p><text:span text:style-name="T2">18.2:</text:span></text:p>
            <text:p><text:span text:style-name="T2">チェックが入ったレコードを取得する。</text:span></text:p>
            <text:p><text:span text:style-name="T2">$checked = $(target + "-list .jqgrow:has('input:checkbox:checked')")</text:span><text:span text:style-name="T1">;</text:span></text:p>
          </draw:text-box>
        </draw:frame>
        <draw:rect draw:style-name="gr4" draw:text-style-name="P13" svg:width="0.348cm" svg:height="1.618cm" svg:x="8.458cm" svg:y="9.218cm">
          <text:p/>
        </draw:rect>
        <draw:frame draw:style-name="gr15" draw:text-style-name="P19" svg:width="4.012cm" svg:height="1.654cm" svg:x="8.926cm" svg:y="9.23cm">
          <draw:text-box>
            <text:p><text:span text:style-name="T19">18.3:</text:span></text:p>
            <text:p><text:span text:style-name="T21">チェックが入ったレコードを変数に格納する。</text:span></text:p>
            <text:p><text:span text:style-name="T28">$checked</text:span></text:p>
          </draw:text-box>
        </draw:frame>
        <draw:line draw:style-name="gr11" draw:text-style-name="P14" svg:x1="8.638cm" svg:y1="10.834cm" svg:x2="12.936cm" svg:y2="10.834cm">
          <text:p/>
        </draw:line>
        <draw:frame draw:style-name="gr31" draw:text-style-name="P26" svg:width="3.066cm" svg:height="0.541cm" svg:x="8.926cm" svg:y="11.573cm">
          <draw:text-box>
            <text:p text:style-name="P14"><text:span text:style-name="T19">[$checked.length == 0]</text:span></text:p>
          </draw:text-box>
        </draw:frame>
        <draw:frame draw:style-name="gr13" draw:text-style-name="P26" svg:width="3.066cm" svg:height="0.828cm" svg:x="8.926cm" svg:y="12.077cm">
          <draw:text-box>
            <text:p text:style-name="P14"><text:span text:style-name="T19">処理を終える</text:span></text:p>
            <text:p text:style-name="P14"><text:span text:style-name="T19">return false;</text:span></text:p>
          </draw:text-box>
        </draw:frame>
        <draw:frame draw:style-name="gr19" draw:text-style-name="P23" svg:width="2.853cm" svg:height="2.479cm" svg:x="13.452cm" svg:y="13.187cm">
          <draw:text-box>
            <text:p><text:span text:style-name="T38">18.4:</text:span></text:p>
            <text:p><text:span text:style-name="T21">カレンダーと、カレンダーの値を一時保存する要素を作る。</text:span></text:p>
            <text:p><text:span text:style-name="T11">createTemporatyElem(target, $checked);</text:span></text:p>
          </draw:text-box>
        </draw:frame>
        <draw:rect draw:style-name="gr4" draw:text-style-name="P13" svg:width="0.343cm" svg:height="1.368cm" svg:x="8.478cm" svg:y="16.741cm">
          <text:p/>
        </draw:rect>
        <draw:frame draw:style-name="gr24" draw:text-style-name="P19" svg:width="3.643cm" svg:height="2.892cm" svg:x="9.005cm" svg:y="13.675cm">
          <draw:text-box>
            <text:p><text:span text:style-name="T23">18.5:</text:span></text:p>
            <text:p><text:span text:style-name="T21">カレンダーで選択した日付を一時保存する要素を作る。</text:span></text:p>
            <text:p><text:span text:style-name="T28">$(target).append($('&lt;input&gt;').attr({id: 'fig12-tmpdate',type: 'text'}));</text:span></text:p>
          </draw:text-box>
        </draw:frame>
        <draw:frame draw:style-name="gr27" draw:text-style-name="P24" svg:width="4.342cm" svg:height="1.241cm" svg:x="9.005cm" svg:y="16.804cm">
          <draw:text-box>
            <text:p><text:span text:style-name="T23">18.6:</text:span></text:p>
            <text:p><text:span text:style-name="T18">作成した要素を変数に入れる。</text:span></text:p>
            <text:p><text:span text:style-name="T18">$hidden</text:span></text:p>
          </draw:text-box>
        </draw:frame>
        <draw:line draw:style-name="gr11" draw:text-style-name="P14" svg:x1="8.638cm" svg:y1="18.107cm" svg:x2="17.036cm" svg:y2="18.107cm">
          <text:p/>
        </draw:line>
        <draw:line draw:style-name="gr5" draw:text-style-name="P14" svg:x1="8.823cm" svg:y1="19.331cm" svg:x2="17.041cm" svg:y2="19.382cm">
          <text:p/>
        </draw:line>
        <draw:rect draw:style-name="gr4" draw:text-style-name="P13" svg:width="0.343cm" svg:height="1.368cm" svg:x="8.478cm" svg:y="19.33cm">
          <text:p/>
        </draw:rect>
        <draw:line draw:style-name="gr5" draw:text-style-name="P14" svg:x1="8.823cm" svg:y1="23.306cm" svg:x2="17.041cm" svg:y2="23.357cm">
          <text:p/>
        </draw:line>
        <draw:frame draw:style-name="gr24" draw:text-style-name="P19" svg:width="4.273cm" svg:height="2.892cm" svg:x="8.859cm" svg:y="20.307cm">
          <draw:text-box>
            <text:p><text:span text:style-name="T38">18.8:</text:span></text:p>
            <text:p><text:span text:style-name="T21">カレンダーの日付を一時保存する要素の値の変化のイベントを登録する。。</text:span></text:p>
            <text:p><text:span text:style-name="T11">setTemporaryElemChangeEvent(target, checkedRecord, $hidden);</text:span></text:p>
          </draw:text-box>
        </draw:frame>
        <draw:rect draw:style-name="gr4" draw:text-style-name="P13" svg:width="0.343cm" svg:height="1.366cm" svg:x="8.478cm" svg:y="23.306cm">
          <text:p/>
        </draw:rect>
      </draw:g>
      <draw:g text:anchor-type="page" text:anchor-page-number="11" draw:z-index="5" draw:style-name="gr1">
        <draw:g draw:style-name="gr17">
          <draw:rect draw:style-name="gr18" draw:text-style-name="P14" svg:width="2.865cm" svg:height="0.944cm" svg:x="7.687cm" svg:y="3.039cm">
            <text:p text:style-name="P14"><text:span text:style-name="T16">HTML</text:span></text:p>
          </draw:rect>
          <draw:line draw:style-name="gr3" draw:text-style-name="P14" svg:x1="9.137cm" svg:y1="3.981cm" svg:x2="9.137cm" svg:y2="25.781cm">
            <text:p/>
          </draw:line>
        </draw:g>
        <draw:g draw:style-name="gr17">
          <draw:rect draw:style-name="gr18" draw:text-style-name="P14" svg:width="2.867cm" svg:height="0.944cm" svg:x="3.039cm" svg:y="3.039cm">
            <text:p text:style-name="P14"><text:span text:style-name="T16">ユーザ</text:span></text:p>
          </draw:rect>
          <draw:line draw:style-name="gr3" draw:text-style-name="P14" svg:x1="4.514cm" svg:y1="3.981cm" svg:x2="4.514cm" svg:y2="25.781cm">
            <text:p/>
          </draw:line>
        </draw:g>
        <draw:frame draw:style-name="gr27" draw:text-style-name="P23" svg:width="4.061cm" svg:height="1.241cm" svg:x="4.891cm" svg:y="4.168cm">
          <draw:text-box>
            <text:p><text:span text:style-name="T35">16:</text:span></text:p>
            <text:p><text:span text:style-name="T15">リストのレコード削除ボタンを押す。</text:span></text:p>
          </draw:text-box>
        </draw:frame>
        <draw:frame draw:style-name="gr19" draw:text-style-name="P23" svg:width="3.783cm" svg:height="2.479cm" svg:x="9.447cm" svg:y="4.331cm">
          <draw:text-box>
            <text:p><text:span text:style-name="T35">16.1:</text:span></text:p>
            <text:p><text:span text:style-name="T15">リストのレコード削除ボタンが押されたイベントのコールバック関数が実行される。</text:span></text:p>
            <text:p><text:span text:style-name="T33">$(document).on('click', '.delete-button', function(){});</text:span></text:p>
          </draw:text-box>
        </draw:frame>
        <draw:rect draw:style-name="gr4" draw:text-style-name="P14" svg:width="0.339cm" svg:height="1.213cm" svg:x="4.355cm" svg:y="4.331cm">
          <text:p/>
        </draw:rect>
        <draw:rect draw:style-name="gr4" draw:text-style-name="P13" svg:width="0.345cm" svg:height="1.308cm" svg:x="8.957cm" svg:y="5.544cm">
          <text:p/>
        </draw:rect>
        <draw:line draw:style-name="gr11" draw:text-style-name="P14" svg:x1="4.693cm" svg:y1="5.542cm" svg:x2="8.955cm" svg:y2="5.542cm">
          <text:p/>
        </draw:line>
        <draw:g draw:style-name="gr17">
          <draw:rect draw:style-name="gr18" draw:text-style-name="P13" svg:width="2.867cm" svg:height="0.946cm" svg:x="12.172cm" svg:y="3.013cm">
            <text:p text:style-name="P14"><text:span text:style-name="T16">JavaScript</text:span></text:p>
          </draw:rect>
          <draw:line draw:style-name="gr3" draw:text-style-name="P14" svg:x1="13.605cm" svg:y1="3.958cm" svg:x2="13.605cm" svg:y2="25.758cm">
            <text:p/>
          </draw:line>
        </draw:g>
        <draw:rect draw:style-name="gr4" draw:text-style-name="P13" svg:width="0.346cm" svg:height="2.583cm" svg:x="13.414cm" svg:y="6.827cm">
          <text:p/>
        </draw:rect>
        <draw:line draw:style-name="gr11" draw:text-style-name="P14" svg:x1="9.116cm" svg:y1="6.85cm" svg:x2="13.607cm" svg:y2="6.85cm">
          <text:p/>
        </draw:line>
        <draw:rect draw:style-name="gr4" draw:text-style-name="P14" svg:width="0.339cm" svg:height="0.317cm" svg:x="8.985cm" svg:y="9.402cm">
          <text:p/>
        </draw:rect>
        <draw:rect draw:style-name="gr4" draw:text-style-name="P14" svg:width="0.339cm" svg:height="1.684cm" svg:x="8.925cm" svg:y="15.584cm">
          <text:p/>
        </draw:rect>
        <draw:line draw:style-name="gr5" draw:text-style-name="P14" svg:x1="13.76cm" svg:y1="19.308cm" svg:x2="16.889cm" svg:y2="19.308cm">
          <text:p/>
        </draw:line>
        <draw:rect draw:style-name="gr18" draw:text-style-name="P18" svg:width="2.969cm" svg:height="0.585cm" svg:x="15.651cm" svg:y="15.337cm">
          <text:p text:style-name="P14"><text:span text:style-name="T39">getCurrentDate()</text:span></text:p>
        </draw:rect>
        <draw:line draw:style-name="gr3" draw:text-style-name="P13" svg:x1="17.11cm" svg:y1="15.926cm" svg:x2="17.11cm" svg:y2="19.519cm">
          <text:p/>
        </draw:line>
        <draw:rect draw:style-name="gr4" draw:text-style-name="P13" svg:width="0.339cm" svg:height="1.786cm" svg:x="16.889cm" svg:y="17.514cm">
          <text:p/>
        </draw:rect>
        <draw:frame draw:style-name="gr32" draw:text-style-name="P23" svg:width="4.195cm" svg:height="2.066cm" svg:x="9.315cm" svg:y="7.271cm">
          <draw:text-box>
            <text:p><text:span text:style-name="T35">16.2:</text:span></text:p>
            <text:p><text:span text:style-name="T15">チェックが入った行を削除する。</text:span></text:p>
            <text:p><text:span text:style-name="T33">$targetTable.delRowData($(this).attr('id'));</text:span></text:p>
          </draw:text-box>
        </draw:frame>
        <draw:line draw:style-name="gr5" draw:text-style-name="P13" svg:x1="9.324cm" svg:y1="9.408cm" svg:x2="13.607cm" svg:y2="9.401cm">
          <text:p/>
        </draw:line>
        <draw:frame draw:style-name="gr27" draw:text-style-name="P23" svg:width="4.061cm" svg:height="1.241cm" svg:x="4.891cm" svg:y="10.211cm">
          <draw:text-box>
            <text:p><text:span text:style-name="T35">17:</text:span></text:p>
            <text:p><text:span text:style-name="T15">入出庫管理画面</text:span></text:p>
            <text:p><text:span text:style-name="T15">本日ボタンを押す。</text:span></text:p>
          </draw:text-box>
        </draw:frame>
        <draw:frame draw:style-name="gr24" draw:text-style-name="P23" svg:width="3.994cm" svg:height="2.892cm" svg:x="9.412cm" svg:y="10.121cm">
          <draw:text-box>
            <text:p><text:span text:style-name="T35">17.1:</text:span></text:p>
            <text:p><text:span text:style-name="T15">本日ボタンが押されたときのイベントのコールバック関数が実行される。</text:span></text:p>
            <text:p><text:span text:style-name="T33">$(document).on('click', target + " .today_button", function(){});</text:span></text:p>
          </draw:text-box>
        </draw:frame>
        <draw:rect draw:style-name="gr4" draw:text-style-name="P14" svg:width="0.339cm" svg:height="1.213cm" svg:x="4.355cm" svg:y="10.208cm">
          <text:p/>
        </draw:rect>
        <draw:rect draw:style-name="gr4" draw:text-style-name="P13" svg:width="0.345cm" svg:height="1.585cm" svg:x="8.957cm" svg:y="11.421cm">
          <text:p/>
        </draw:rect>
        <draw:line draw:style-name="gr11" draw:text-style-name="P14" svg:x1="4.693cm" svg:y1="11.418cm" svg:x2="8.955cm" svg:y2="11.418cm">
          <text:p/>
        </draw:line>
        <draw:rect draw:style-name="gr4" draw:text-style-name="P13" svg:width="0.346cm" svg:height="8.799cm" svg:x="13.414cm" svg:y="13.005cm">
          <text:p/>
        </draw:rect>
        <draw:line draw:style-name="gr11" draw:text-style-name="P14" svg:x1="9.136cm" svg:y1="13.006cm" svg:x2="13.414cm" svg:y2="13.006cm">
          <text:p/>
        </draw:line>
        <draw:frame draw:style-name="gr33" draw:text-style-name="P30" svg:width="3.696cm" svg:height="2.225cm" svg:x="9.428cm" svg:y="13.005cm">
          <draw:text-box>
            <text:p><text:span text:style-name="T40">17.2:</text:span></text:p>
            <text:p><text:span text:style-name="T40">チェックが入ったレコードを取得する。</text:span></text:p>
            <text:p><text:span text:style-name="T40">$checked = $(target + "-list .jqgrow:has('input:checkbox:checked')")</text:span><text:span text:style-name="T1">;</text:span></text:p>
          </draw:text-box>
        </draw:frame>
        <draw:frame draw:style-name="gr15" draw:text-style-name="P23" svg:width="3.096cm" svg:height="1.654cm" svg:x="13.91cm" svg:y="15.803cm">
          <draw:text-box>
            <text:p><text:span text:style-name="T41">17.4:</text:span></text:p>
            <text:p><text:span text:style-name="T15">現在の日付を取得する。</text:span></text:p>
            <text:p><text:span text:style-name="T15">getCurrentDate();</text:span></text:p>
          </draw:text-box>
        </draw:frame>
        <draw:line draw:style-name="gr11" draw:text-style-name="P14" svg:x1="13.76cm" svg:y1="17.496cm" svg:x2="16.889cm" svg:y2="17.496cm">
          <text:p/>
        </draw:line>
        <draw:rect draw:style-name="gr8" draw:text-style-name="P13" svg:width="9.455cm" svg:height="2.747cm" svg:x="4.764cm" svg:y="7.141cm">
          <text:p/>
        </draw:rect>
        <draw:rect draw:style-name="gr9" draw:text-style-name="P31" svg:width="4.282cm" svg:height="0.664cm" svg:x="4.764cm" svg:y="7.141cm">
          <text:p text:style-name="P14"><text:span text:style-name="T26">Loop(1,</text:span><text:span text:style-name="T15">チェックされた行の数</text:span><text:span text:style-name="T42">)</text:span></text:p>
        </draw:rect>
        <draw:line draw:style-name="gr5" draw:text-style-name="P14" svg:x1="9.136cm" svg:y1="15.585cm" svg:x2="13.414cm" svg:y2="15.585cm">
          <text:p/>
        </draw:line>
        <draw:line draw:style-name="gr11" draw:text-style-name="P14" svg:x1="9.116cm" svg:y1="17.267cm" svg:x2="13.414cm" svg:y2="17.267cm">
          <text:p/>
        </draw:line>
        <draw:frame draw:style-name="gr15" draw:text-style-name="P23" svg:width="3.626cm" svg:height="1.654cm" svg:x="9.474cm" svg:y="15.591cm">
          <draw:text-box>
            <text:p><text:span text:style-name="T35">17.3:</text:span></text:p>
            <text:p><text:span text:style-name="T15">チェックが入ったレコードを変数に格納する。</text:span></text:p>
            <text:p><text:span text:style-name="T33">$checked</text:span></text:p>
          </draw:text-box>
        </draw:frame>
        <draw:frame draw:style-name="gr15" draw:text-style-name="P23" svg:width="3.072cm" svg:height="1.654cm" svg:x="13.935cm" svg:y="17.563cm">
          <draw:text-box>
            <text:p><text:span text:style-name="T41">17.5:</text:span></text:p>
            <text:p><text:span text:style-name="T15">取得した日付を変数に入れる。</text:span></text:p>
            <text:p><text:span text:style-name="T15">current</text:span></text:p>
          </draw:text-box>
        </draw:frame>
        <draw:line draw:style-name="gr5" draw:text-style-name="P14" svg:x1="9.354cm" svg:y1="24.525cm" svg:x2="16.889cm" svg:y2="24.465cm">
          <text:p/>
        </draw:line>
        <draw:rect draw:style-name="gr18" draw:text-style-name="P18" svg:width="2.969cm" svg:height="0.586cm" svg:x="15.651cm" svg:y="19.618cm">
          <text:p><text:span text:style-name="T22">setRecordDate()</text:span></text:p>
        </draw:rect>
        <draw:line draw:style-name="gr3" draw:text-style-name="P13" svg:x1="17.11cm" svg:y1="20.207cm" svg:x2="17.137cm" svg:y2="25.279cm">
          <text:p/>
        </draw:line>
        <draw:rect draw:style-name="gr4" draw:text-style-name="P13" svg:width="0.339cm" svg:height="2.67cm" svg:x="16.889cm" svg:y="21.795cm">
          <text:p/>
        </draw:rect>
        <draw:frame draw:style-name="gr32" draw:text-style-name="P23" svg:width="3.021cm" svg:height="2.066cm" svg:x="13.982cm" svg:y="19.715cm">
          <draw:text-box>
            <text:p><text:span text:style-name="T41">17.6:</text:span></text:p>
            <text:p><text:span text:style-name="T15">レコードに日付をセットする。</text:span></text:p>
            <text:p><text:span text:style-name="T11">setRecordDate($checked, current, target);</text:span></text:p>
          </draw:text-box>
        </draw:frame>
        <draw:line draw:style-name="gr11" draw:text-style-name="P14" svg:x1="13.76cm" svg:y1="21.804cm" svg:x2="17.11cm" svg:y2="21.795cm">
          <text:p/>
        </draw:line>
        <draw:rect draw:style-name="gr4" draw:text-style-name="P14" svg:width="0.339cm" svg:height="0.747cm" svg:x="9.015cm" svg:y="24.524cm">
          <text:p/>
        </draw:rect>
        <draw:frame draw:style-name="gr19" draw:text-style-name="P23" svg:width="3.987cm" svg:height="2.479cm" svg:x="9.428cm" svg:y="21.887cm">
          <draw:text-box>
            <text:p><text:span text:style-name="T35">17.7:</text:span></text:p>
            <text:p><text:span text:style-name="T15">チェックが入った行をに日付を入れる。</text:span></text:p>
            <text:p><text:span text:style-name="T33">$(target + '-list').setCell(checkedRecords.eq(i).attr('id'), 'date', date);</text:span></text:p>
          </draw:text-box>
        </draw:frame>
        <draw:rect draw:style-name="gr8" draw:text-style-name="P13" svg:width="12.74cm" svg:height="3.555cm" svg:x="4.715cm" svg:y="21.954cm">
          <text:p/>
        </draw:rect>
        <draw:rect draw:style-name="gr9" draw:text-style-name="P25" svg:width="4.283cm" svg:height="0.664cm" svg:x="4.715cm" svg:y="21.954cm">
          <text:p text:style-name="P14"><text:span text:style-name="T25">Loop(1,</text:span><text:span text:style-name="T43">チェックされた行の数</text:span><text:span text:style-name="T25">)</text:span></text:p>
        </draw:rect>
      </draw:g>
      <draw:g text:anchor-type="page" text:anchor-page-number="10" draw:z-index="6" draw:style-name="gr1">
        <draw:frame draw:style-name="gr34" draw:text-style-name="P23" svg:width="2.844cm" svg:height="3.717cm" svg:x="13.573cm" svg:y="13.841cm">
          <draw:text-box>
            <text:p><text:span text:style-name="T23">15.2:</text:span></text:p>
            <text:p><text:span text:style-name="T44">プルダウンメニューで選択した項目の値を引数に入れ、グラフを描画する関数をコールする。</text:span></text:p>
            <text:p><text:span text:style-name="T44">drawChart('fig8-0', 'line_chart', false, $(this).val());</text:span></text:p>
          </draw:text-box>
        </draw:frame>
        <draw:g draw:style-name="gr17">
          <draw:rect draw:style-name="gr18" draw:text-style-name="P14" svg:width="2.872cm" svg:height="0.946cm" svg:x="7.32cm" svg:y="3.081cm">
            <text:p text:style-name="P14"><text:span text:style-name="T16">HTML</text:span></text:p>
          </draw:rect>
          <draw:line draw:style-name="gr3" draw:text-style-name="P14" svg:x1="8.77cm" svg:y1="4.024cm" svg:x2="8.77cm" svg:y2="25.867cm">
            <text:p/>
          </draw:line>
        </draw:g>
        <draw:g draw:style-name="gr17">
          <draw:rect draw:style-name="gr18" draw:text-style-name="P14" svg:width="2.872cm" svg:height="0.946cm" svg:x="2.663cm" svg:y="3.081cm">
            <text:p text:style-name="P14"><text:span text:style-name="T16">ユーザ</text:span></text:p>
          </draw:rect>
          <draw:line draw:style-name="gr3" draw:text-style-name="P14" svg:x1="4.143cm" svg:y1="4.024cm" svg:x2="4.143cm" svg:y2="25.867cm">
            <text:p/>
          </draw:line>
        </draw:g>
        <draw:frame draw:style-name="gr13" draw:text-style-name="P23" svg:width="4.068cm" svg:height="0.828cm" svg:x="4.519cm" svg:y="4.378cm">
          <draw:text-box>
            <text:p><text:span text:style-name="T35">14:</text:span></text:p>
            <text:p><text:span text:style-name="T15">ノード分割ボタンを押す。</text:span></text:p>
          </draw:text-box>
        </draw:frame>
        <draw:frame draw:style-name="gr19" draw:text-style-name="P23" svg:width="4.003cm" svg:height="2.479cm" svg:x="9.048cm" svg:y="4.325cm">
          <draw:text-box>
            <text:p><text:span text:style-name="T35">14.1:</text:span></text:p>
            <text:p><text:span text:style-name="T15">ノード分割ボタンが押されたイベントコールバック関数が実行される。</text:span></text:p>
            <text:p><text:span text:style-name="T33">$(document).on('click', '.devide_button', function(){});</text:span></text:p>
          </draw:text-box>
        </draw:frame>
        <draw:rect draw:style-name="gr4" draw:text-style-name="P14" svg:width="0.341cm" svg:height="1.214cm" svg:x="3.981cm" svg:y="4.374cm">
          <text:p/>
        </draw:rect>
        <draw:rect draw:style-name="gr4" draw:text-style-name="P13" svg:width="0.346cm" svg:height="1.311cm" svg:x="8.59cm" svg:y="5.59cm">
          <text:p/>
        </draw:rect>
        <draw:line draw:style-name="gr11" draw:text-style-name="P14" svg:x1="4.318cm" svg:y1="5.589cm" svg:x2="8.588cm" svg:y2="5.589cm">
          <text:p/>
        </draw:line>
        <draw:g draw:style-name="gr17">
          <draw:rect draw:style-name="gr18" draw:text-style-name="P13" svg:width="2.874cm" svg:height="0.948cm" svg:x="11.814cm" svg:y="3.055cm">
            <text:p text:style-name="P14"><text:span text:style-name="T16">JavaScript</text:span></text:p>
          </draw:rect>
          <draw:line draw:style-name="gr3" draw:text-style-name="P14" svg:x1="13.252cm" svg:y1="3.999cm" svg:x2="13.252cm" svg:y2="25.842cm">
            <text:p/>
          </draw:line>
        </draw:g>
        <draw:rect draw:style-name="gr4" draw:text-style-name="P13" svg:width="0.348cm" svg:height="2.172cm" svg:x="13.058cm" svg:y="6.877cm">
          <text:p/>
        </draw:rect>
        <draw:line draw:style-name="gr11" draw:text-style-name="P14" svg:x1="8.752cm" svg:y1="6.9cm" svg:x2="13.252cm" svg:y2="6.9cm">
          <text:p/>
        </draw:line>
        <draw:rect draw:style-name="gr4" draw:text-style-name="P14" svg:width="0.341cm" svg:height="1.091cm" svg:x="8.62cm" svg:y="9.049cm">
          <text:p/>
        </draw:rect>
        <draw:frame draw:style-name="gr15" draw:text-style-name="P23" svg:width="4.204cm" svg:height="1.654cm" svg:x="8.951cm" svg:y="7.368cm">
          <draw:text-box>
            <text:p><text:span text:style-name="T35">14.2:</text:span></text:p>
            <text:p><text:span text:style-name="T15">ノード分割ダイアログを表示する。</text:span></text:p>
            <text:p><text:span text:style-name="T33">$('#devide_node').dialog("open")</text:span></text:p>
          </draw:text-box>
        </draw:frame>
        <draw:line draw:style-name="gr5" draw:text-style-name="P13" svg:x1="8.957cm" svg:y1="9.049cm" svg:x2="13.248cm" svg:y2="9.042cm">
          <text:p/>
        </draw:line>
        <draw:frame draw:style-name="gr27" draw:text-style-name="P23" svg:width="4.068cm" svg:height="1.241cm" svg:x="4.519cm" svg:y="10.633cm">
          <draw:text-box>
            <text:p><text:span text:style-name="T35">15:</text:span></text:p>
            <text:p><text:span text:style-name="T15">グラフの日付単位選択のプルダウンメニューを選択する。</text:span></text:p>
          </draw:text-box>
        </draw:frame>
        <draw:frame draw:style-name="gr19" draw:text-style-name="P23" svg:width="4.003cm" svg:height="2.479cm" svg:x="9.048cm" svg:y="10.984cm">
          <draw:text-box>
            <text:p><text:span text:style-name="T35">15.1:</text:span></text:p>
            <text:p><text:span text:style-name="T15">グラフの日付単位選択のイベントのコールバック関数が実行される。</text:span></text:p>
            <text:p><text:span text:style-name="T33">$(document).on('change', '.choose_unit', function(){});</text:span></text:p>
          </draw:text-box>
        </draw:frame>
        <draw:rect draw:style-name="gr4" draw:text-style-name="P14" svg:width="0.341cm" svg:height="1.216cm" svg:x="3.981cm" svg:y="10.793cm">
          <text:p/>
        </draw:rect>
        <draw:rect draw:style-name="gr4" draw:text-style-name="P13" svg:width="0.346cm" svg:height="1.588cm" svg:x="8.59cm" svg:y="12.01cm">
          <text:p/>
        </draw:rect>
        <draw:line draw:style-name="gr11" draw:text-style-name="P14" svg:x1="4.318cm" svg:y1="12.008cm" svg:x2="8.588cm" svg:y2="12.008cm">
          <text:p/>
        </draw:line>
        <draw:rect draw:style-name="gr4" draw:text-style-name="P13" svg:width="0.348cm" svg:height="4.095cm" svg:x="13.058cm" svg:y="13.598cm">
          <text:p/>
        </draw:rect>
        <draw:line draw:style-name="gr11" draw:text-style-name="P14" svg:x1="8.77cm" svg:y1="13.598cm" svg:x2="13.057cm" svg:y2="13.598cm">
          <text:p/>
        </draw:line>
        <draw:line draw:style-name="gr5" draw:text-style-name="P14" svg:x1="8.987cm" svg:y1="20.4cm" svg:x2="16.296cm" svg:y2="20.4cm">
          <text:p/>
        </draw:line>
        <draw:rect draw:style-name="gr18" draw:text-style-name="P18" svg:width="2.975cm" svg:height="0.588cm" svg:x="15.06cm" svg:y="13.254cm">
          <text:p text:style-name="P14"><text:span text:style-name="T22">GoogleChartTools</text:span></text:p>
        </draw:rect>
        <draw:line draw:style-name="gr3" draw:text-style-name="P13" svg:x1="16.517cm" svg:y1="13.841cm" svg:x2="16.552cm" svg:y2="20.937cm">
          <text:p/>
        </draw:line>
        <draw:rect draw:style-name="gr4" draw:text-style-name="P13" svg:width="0.341cm" svg:height="2.83cm" svg:x="16.3cm" svg:y="17.672cm">
          <text:p/>
        </draw:rect>
        <draw:line draw:style-name="gr11" draw:text-style-name="P14" svg:x1="13.402cm" svg:y1="17.672cm" svg:x2="16.519cm" svg:y2="17.692cm">
          <text:p/>
        </draw:line>
        <draw:rect draw:style-name="gr4" draw:text-style-name="P14" svg:width="0.339cm" svg:height="1.534cm" svg:x="8.651cm" svg:y="20.399cm">
          <text:p/>
        </draw:rect>
        <draw:frame draw:style-name="gr32" draw:text-style-name="P23" svg:width="3.994cm" svg:height="2.066cm" svg:x="9.064cm" svg:y="18.203cm">
          <draw:text-box>
            <text:p><text:span text:style-name="T35">15.4:</text:span></text:p>
            <text:p><text:span text:style-name="T15">取得したデータセットからグラフを描画する。</text:span></text:p>
            <text:p><text:span text:style-name="T33">chart.draw(data,chartOptions[contentName]);</text:span></text:p>
          </draw:text-box>
        </draw:frame>
        <draw:frame draw:style-name="gr35" draw:text-style-name="P23" svg:width="2.844cm" svg:height="4.13cm" svg:x="17.106cm" svg:y="17.706cm">
          <draw:text-box>
            <text:p><text:span text:style-name="T23">15.3:</text:span></text:p>
            <text:p><text:span text:style-name="T11">コンテンツ名、プルダウンメニューで選択した項目の値から該当するデータセットを取得する。</text:span></text:p>
            <text:p><text:span text:style-name="T33">var data = getChartDataFromMap(contentName, unit);</text:span></text:p>
          </draw:text-box>
        </draw:frame>
      </draw:g>
      <draw:g text:anchor-type="page" text:anchor-page-number="9" draw:z-index="7" draw:style-name="gr1">
        <draw:g draw:style-name="gr17">
          <draw:rect draw:style-name="gr18" draw:text-style-name="P14" svg:width="2.865cm" svg:height="0.944cm" svg:x="7.315cm" svg:y="3.118cm">
            <text:p text:style-name="P14"><text:span text:style-name="T16">HTML</text:span></text:p>
          </draw:rect>
          <draw:line draw:style-name="gr3" draw:text-style-name="P14" svg:x1="8.765cm" svg:y1="4.059cm" svg:x2="8.765cm" svg:y2="25.853cm">
            <text:p/>
          </draw:line>
        </draw:g>
        <draw:g draw:style-name="gr17">
          <draw:rect draw:style-name="gr18" draw:text-style-name="P14" svg:width="2.865cm" svg:height="0.944cm" svg:x="2.669cm" svg:y="3.118cm">
            <text:p text:style-name="P14"><text:span text:style-name="T16">ユーザ</text:span></text:p>
          </draw:rect>
          <draw:line draw:style-name="gr3" draw:text-style-name="P14" svg:x1="4.145cm" svg:y1="4.059cm" svg:x2="4.145cm" svg:y2="25.853cm">
            <text:p/>
          </draw:line>
        </draw:g>
        <draw:frame draw:style-name="gr27" draw:text-style-name="P23" svg:width="4.059cm" svg:height="1.241cm" svg:x="4.521cm" svg:y="4.246cm">
          <draw:text-box>
            <text:p><text:span text:style-name="T35">13:</text:span></text:p>
            <text:p><text:span text:style-name="T15">タブのインデックス</text:span><text:span text:style-name="T15">(</text:span><text:span text:style-name="T15">切り替えるボタンをクリックする</text:span><text:span text:style-name="T15">)</text:span><text:span text:style-name="T15">。</text:span></text:p>
          </draw:text-box>
        </draw:frame>
        <draw:frame draw:style-name="gr32" draw:text-style-name="P23" svg:width="4.194cm" svg:height="2.066cm" svg:x="9.04cm" svg:y="5.442cm">
          <draw:text-box>
            <text:p><text:span text:style-name="T35">13.1:</text:span></text:p>
            <text:p><text:span text:style-name="T15">タブのインデックスが押されたイベントに対する処理が実行される。</text:span></text:p>
            <text:p><text:span text:style-name="T15"/></text:p>
          </draw:text-box>
        </draw:frame>
        <draw:rect draw:style-name="gr4" draw:text-style-name="P14" svg:width="0.338cm" svg:height="1.211cm" svg:x="3.985cm" svg:y="4.41cm">
          <text:p/>
        </draw:rect>
        <draw:rect draw:style-name="gr4" draw:text-style-name="P13" svg:width="0.345cm" svg:height="1.587cm" svg:x="8.585cm" svg:y="5.621cm">
          <text:p/>
        </draw:rect>
        <draw:line draw:style-name="gr11" draw:text-style-name="P14" svg:x1="4.322cm" svg:y1="5.62cm" svg:x2="8.583cm" svg:y2="5.62cm">
          <text:p/>
        </draw:line>
        <draw:g draw:style-name="gr17">
          <draw:rect draw:style-name="gr18" draw:text-style-name="P13" svg:width="2.869cm" svg:height="0.946cm" svg:x="11.799cm" svg:y="3.092cm">
            <text:p text:style-name="P14"><text:span text:style-name="T16">JavaScript</text:span></text:p>
          </draw:rect>
          <draw:line draw:style-name="gr3" draw:text-style-name="P14" svg:x1="13.233cm" svg:y1="4.035cm" svg:x2="13.233cm" svg:y2="25.829cm">
            <text:p/>
          </draw:line>
        </draw:g>
        <draw:rect draw:style-name="gr4" draw:text-style-name="P13" svg:width="0.346cm" svg:height="2.253cm" svg:x="13.041cm" svg:y="7.207cm">
          <text:p/>
        </draw:rect>
        <draw:line draw:style-name="gr11" draw:text-style-name="P14" svg:x1="8.763cm" svg:y1="7.206cm" svg:x2="13.253cm" svg:y2="7.206cm">
          <text:p/>
        </draw:line>
        <draw:frame draw:style-name="gr19" draw:text-style-name="P23" svg:width="2.006cm" svg:height="2.479cm" svg:x="13.427cm" svg:y="6.877cm">
          <draw:text-box>
            <text:p><text:span text:style-name="T41">13.2:</text:span></text:p>
            <text:p><text:span text:style-name="T44">ライブラリ「</text:span><text:span text:style-name="T44">easytabs</text:span><text:span text:style-name="T44">」によりタブのコンテンツの切り替えを行う。</text:span></text:p>
          </draw:text-box>
        </draw:frame>
        <draw:rect draw:style-name="gr4" draw:text-style-name="P14" svg:width="0.339cm" svg:height="1.089cm" svg:x="8.615cm" svg:y="10.352cm">
          <text:p/>
        </draw:rect>
        <draw:rect draw:style-name="gr4" draw:text-style-name="P14" svg:width="0.339cm" svg:height="1.392cm" svg:x="8.601cm" svg:y="15.868cm">
          <text:p/>
        </draw:rect>
        <draw:rect draw:style-name="gr18" draw:text-style-name="P18" svg:width="2.962cm" svg:height="0.579cm" svg:x="13.979cm" svg:y="6.376cm">
          <text:p text:style-name="P14"><text:span text:style-name="T39">easytabs</text:span></text:p>
        </draw:rect>
        <draw:line draw:style-name="gr3" draw:text-style-name="P13" svg:x1="15.434cm" svg:y1="6.954cm" svg:x2="15.553cm" svg:y2="21.754cm">
          <text:p/>
        </draw:line>
        <draw:rect draw:style-name="gr4" draw:text-style-name="P13" svg:width="0.341cm" svg:height="12.316cm" svg:x="15.314cm" svg:y="9.438cm">
          <text:p/>
        </draw:rect>
        <draw:line draw:style-name="gr5" draw:text-style-name="P14" svg:x1="8.763cm" svg:y1="10.353cm" svg:x2="15.314cm" svg:y2="10.346cm">
          <text:p/>
        </draw:line>
        <draw:line draw:style-name="gr11" draw:text-style-name="P14" svg:x1="13.29cm" svg:y1="9.46cm" svg:x2="15.314cm" svg:y2="9.46cm">
          <text:p/>
        </draw:line>
        <draw:line draw:style-name="gr5" draw:text-style-name="P14" svg:x1="8.941cm" svg:y1="15.869cm" svg:x2="17.757cm" svg:y2="15.878cm">
          <text:p/>
        </draw:line>
        <draw:frame draw:style-name="gr27" draw:text-style-name="P23" svg:width="3.894cm" svg:height="1.241cm" svg:x="9.056cm" svg:y="9.061cm">
          <draw:text-box>
            <text:p><text:span text:style-name="T35">13.3:</text:span></text:p>
            <text:p><text:span text:style-name="T15">アクティブなタブのコンテンツが切り替わる。</text:span></text:p>
          </draw:text-box>
        </draw:frame>
        <draw:frame draw:style-name="gr36" draw:text-style-name="P23" svg:width="3.631cm" svg:height="1.908cm" svg:x="9.1cm" svg:y="13.753cm">
          <draw:text-box>
            <text:p><text:span text:style-name="T23">13.5:</text:span></text:p>
            <text:p><text:span text:style-name="T45">統計ページのタブであれば、グラフの再描画を行う。</text:span></text:p>
            <text:p><text:span text:style-name="T46">doDrawChart()</text:span><text:span text:style-name="T45">;</text:span></text:p>
          </draw:text-box>
        </draw:frame>
        <draw:frame draw:style-name="gr37" draw:text-style-name="P23" svg:width="2.005cm" svg:height="3.506cm" svg:x="15.868cm" svg:y="10.22cm">
          <draw:text-box>
            <text:p><text:span text:style-name="T23">13.4:</text:span></text:p>
            <text:p><text:span text:style-name="T45">タブ切替時のコールバック関数を実行する。</text:span></text:p>
            <text:p><text:span text:style-name="T45">$(document).on('easytabs:after',function(){});</text:span></text:p>
          </draw:text-box>
        </draw:frame>
        <draw:rect draw:style-name="gr18" draw:text-style-name="P18" svg:width="2.962cm" svg:height="0.581cm" svg:x="16.42cm" svg:y="8.394cm">
          <text:p text:style-name="P14"><text:span text:style-name="T39">GoogleChartTools</text:span></text:p>
        </draw:rect>
        <draw:line draw:style-name="gr3" draw:text-style-name="P13" svg:x1="17.875cm" svg:y1="8.973cm" svg:x2="17.979cm" svg:y2="16.417cm">
          <text:p/>
        </draw:line>
        <draw:rect draw:style-name="gr4" draw:text-style-name="P13" svg:width="0.341cm" svg:height="1.989cm" svg:x="17.756cm" svg:y="13.889cm">
          <text:p/>
        </draw:rect>
        <draw:line draw:style-name="gr11" draw:text-style-name="P14" svg:x1="15.655cm" svg:y1="13.889cm" svg:x2="17.756cm" svg:y2="13.889cm">
          <text:p/>
        </draw:line>
        <draw:rect draw:style-name="gr18" draw:text-style-name="P18" svg:width="2.962cm" svg:height="0.581cm" svg:x="16.42cm" svg:y="17.544cm">
          <text:p text:style-name="P14"><text:span text:style-name="T39">jqGrid</text:span></text:p>
        </draw:rect>
        <draw:line draw:style-name="gr3" draw:text-style-name="P13" svg:x1="17.875cm" svg:y1="18.123cm" svg:x2="17.979cm" svg:y2="24.751cm">
          <text:p/>
        </draw:line>
        <draw:rect draw:style-name="gr4" draw:text-style-name="P13" svg:width="0.341cm" svg:height="1.989cm" svg:x="17.756cm" svg:y="21.754cm">
          <text:p/>
        </draw:rect>
        <draw:frame draw:style-name="gr37" draw:text-style-name="P23" svg:width="2.005cm" svg:height="3.506cm" svg:x="15.868cm" svg:y="18.2cm">
          <draw:text-box>
            <text:p><text:span text:style-name="T23">13.6:</text:span></text:p>
            <text:p><text:span text:style-name="T45">タブ切替時のコールバック関数を実行する。</text:span></text:p>
            <text:p><text:span text:style-name="T45">$(document).on('easytabs:after',function(){});</text:span></text:p>
          </draw:text-box>
        </draw:frame>
        <draw:line draw:style-name="gr11" draw:text-style-name="P14" svg:x1="15.655cm" svg:y1="21.754cm" svg:x2="17.874cm" svg:y2="21.754cm">
          <text:p/>
        </draw:line>
        <draw:rect draw:style-name="gr4" draw:text-style-name="P14" svg:width="0.339cm" svg:height="1.392cm" svg:x="8.569cm" svg:y="23.747cm">
          <text:p/>
        </draw:rect>
        <draw:line draw:style-name="gr5" draw:text-style-name="P14" svg:x1="8.908cm" svg:y1="23.734cm" svg:x2="17.724cm" svg:y2="23.743cm">
          <text:p/>
        </draw:line>
        <draw:frame draw:style-name="gr36" draw:text-style-name="P32" svg:width="4.326cm" svg:height="1.908cm" svg:x="8.908cm" svg:y="21.826cm">
          <draw:text-box>
            <text:p><text:span text:style-name="T23">13.7:</text:span></text:p>
            <text:p><text:span text:style-name="T45">リストがあるタブであれば、リストのリサイズを行う。</text:span></text:p>
            <text:p><text:span text:style-name="T46">gridResize()</text:span><text:span text:style-name="T45">;</text:span></text:p>
          </draw:text-box>
        </draw:frame>
      </draw:g>
      <draw:g text:anchor-type="page" text:anchor-page-number="8" draw:z-index="8" draw:style-name="gr1">
        <draw:g draw:style-name="gr17">
          <draw:rect draw:style-name="gr18" draw:text-style-name="P14" svg:width="2.869cm" svg:height="0.946cm" svg:x="7.235cm" svg:y="3.079cm">
            <text:p text:style-name="P14"><text:span text:style-name="T16">HTML</text:span></text:p>
          </draw:rect>
          <draw:line draw:style-name="gr3" draw:text-style-name="P14" svg:x1="8.688cm" svg:y1="4.02cm" svg:x2="8.688cm" svg:y2="25.846cm">
            <text:p/>
          </draw:line>
        </draw:g>
        <draw:g draw:style-name="gr17">
          <draw:rect draw:style-name="gr18" draw:text-style-name="P14" svg:width="2.869cm" svg:height="0.946cm" svg:x="16.342cm" svg:y="3.079cm">
            <text:p text:style-name="P14"><text:span text:style-name="T16">サーバ</text:span></text:p>
          </draw:rect>
          <draw:line draw:style-name="gr3" draw:text-style-name="P14" svg:x1="17.743cm" svg:y1="4.02cm" svg:x2="17.743cm" svg:y2="25.846cm">
            <text:p/>
          </draw:line>
        </draw:g>
        <draw:g draw:style-name="gr17">
          <draw:rect draw:style-name="gr18" draw:text-style-name="P14" svg:width="2.871cm" svg:height="0.946cm" svg:x="2.582cm" svg:y="3.079cm">
            <text:p text:style-name="P14"><text:span text:style-name="T16">ユーザ</text:span></text:p>
          </draw:rect>
          <draw:line draw:style-name="gr3" draw:text-style-name="P14" svg:x1="4.06cm" svg:y1="4.02cm" svg:x2="4.06cm" svg:y2="25.846cm">
            <text:p/>
          </draw:line>
        </draw:g>
        <draw:frame draw:style-name="gr27" draw:text-style-name="P23" svg:width="4.067cm" svg:height="1.241cm" svg:x="4.436cm" svg:y="4.21cm">
          <draw:text-box>
            <text:p><text:span text:style-name="T15">11:</text:span></text:p>
            <text:p><text:span text:style-name="T15">リスト保存選択ダイアログで保存しないボタンを選択する。</text:span></text:p>
          </draw:text-box>
        </draw:frame>
        <draw:frame draw:style-name="gr19" draw:text-style-name="P23" svg:width="4.201cm" svg:height="2.479cm" svg:x="8.962cm" svg:y="4.727cm">
          <draw:text-box>
            <text:p><text:span text:style-name="T35">11.1:</text:span></text:p>
            <text:p><text:span text:style-name="T15">保存しないボタンのコールバック関数を実行する。</text:span></text:p>
            <text:p><text:span text:style-name="T15">$('#chooseListSave').dialog({button:{'</text:span><text:span text:style-name="T15">保存しない</text:span><text:span text:style-name="T15">':function(){}});</text:span></text:p>
          </draw:text-box>
        </draw:frame>
        <draw:rect draw:style-name="gr4" draw:text-style-name="P14" svg:width="0.339cm" svg:height="1.213cm" svg:x="3.9cm" svg:y="4.372cm">
          <text:p/>
        </draw:rect>
        <draw:rect draw:style-name="gr4" draw:text-style-name="P13" svg:width="0.346cm" svg:height="1.588cm" svg:x="8.507cm" svg:y="5.586cm">
          <text:p/>
        </draw:rect>
        <draw:line draw:style-name="gr11" draw:text-style-name="P14" svg:x1="4.237cm" svg:y1="5.585cm" svg:x2="8.504cm" svg:y2="5.585cm">
          <text:p/>
        </draw:line>
        <draw:g draw:style-name="gr17">
          <draw:rect draw:style-name="gr18" draw:text-style-name="P13" svg:width="2.872cm" svg:height="0.946cm" svg:x="11.726cm" svg:y="3.053cm">
            <text:p text:style-name="P14"><text:span text:style-name="T16">JavaScript</text:span></text:p>
          </draw:rect>
          <draw:line draw:style-name="gr3" draw:text-style-name="P14" svg:x1="13.162cm" svg:y1="3.997cm" svg:x2="13.162cm" svg:y2="25.823cm">
            <text:p/>
          </draw:line>
        </draw:g>
        <draw:rect draw:style-name="gr4" draw:text-style-name="P13" svg:width="0.346cm" svg:height="2.259cm" svg:x="12.97cm" svg:y="7.173cm">
          <text:p/>
        </draw:rect>
        <draw:line draw:style-name="gr11" draw:text-style-name="P14" svg:x1="8.686cm" svg:y1="7.172cm" svg:x2="13.182cm" svg:y2="7.172cm">
          <text:p/>
        </draw:line>
        <draw:line draw:style-name="gr5" draw:text-style-name="P14" svg:x1="13.314cm" svg:y1="12.783cm" svg:x2="15.245cm" svg:y2="12.783cm">
          <text:p/>
        </draw:line>
        <draw:frame draw:style-name="gr19" draw:text-style-name="P23" svg:width="1.724cm" svg:height="2.479cm" svg:x="13.64cm" svg:y="6.844cm">
          <draw:text-box>
            <text:p><text:span text:style-name="T41">11.3:</text:span></text:p>
            <text:p><text:span text:style-name="T15">ダイアログを閉じる。</text:span></text:p>
            <text:p><text:span text:style-name="T44">closeChooseListSaveDialog(</text:span><text:span text:style-name="T11">this);</text:span></text:p>
          </draw:text-box>
        </draw:frame>
        <draw:rect draw:style-name="gr4" draw:text-style-name="P14" svg:width="0.339cm" svg:height="1.091cm" svg:x="8.537cm" svg:y="10.324cm">
          <text:p/>
        </draw:rect>
        <draw:rect draw:style-name="gr4" draw:text-style-name="P14" svg:width="0.339cm" svg:height="1.396cm" svg:x="8.523cm" svg:y="14.453cm">
          <text:p/>
        </draw:rect>
        <draw:rect draw:style-name="gr18" draw:text-style-name="P18" svg:width="2.966cm" svg:height="0.86cm" svg:x="13.91cm" svg:y="6.062cm">
          <text:p text:style-name="P14"><text:span text:style-name="T39">closeChooseList</text:span></text:p>
          <text:p text:style-name="P14"><text:span text:style-name="T47">SaveDialog(</text:span><text:span text:style-name="T31">)</text:span></text:p>
        </draw:rect>
        <draw:line draw:style-name="gr3" draw:text-style-name="P13" svg:x1="15.364cm" svg:y1="6.918cm" svg:x2="15.436cm" svg:y2="14.715cm">
          <text:p/>
        </draw:line>
        <draw:rect draw:style-name="gr4" draw:text-style-name="P13" svg:width="0.341cm" svg:height="5.045cm" svg:x="15.247cm" svg:y="9.408cm">
          <text:p/>
        </draw:rect>
        <draw:line draw:style-name="gr5" draw:text-style-name="P14" svg:x1="8.686cm" svg:y1="10.324cm" svg:x2="15.246cm" svg:y2="10.317cm">
          <text:p/>
        </draw:line>
        <draw:line draw:style-name="gr5" draw:text-style-name="P14" svg:x1="8.77cm" svg:y1="21.549cm" svg:x2="12.97cm" svg:y2="21.549cm">
          <text:p/>
        </draw:line>
        <draw:line draw:style-name="gr11" draw:text-style-name="P14" svg:x1="13.215cm" svg:y1="9.428cm" svg:x2="15.242cm" svg:y2="9.428cm">
          <text:p/>
        </draw:line>
        <draw:line draw:style-name="gr5" draw:text-style-name="P14" svg:x1="8.86cm" svg:y1="14.454cm" svg:x2="15.434cm" svg:y2="14.454cm">
          <text:p/>
        </draw:line>
        <draw:rect draw:style-name="gr4" draw:text-style-name="P14" svg:width="0.339cm" svg:height="1.126cm" svg:x="12.977cm" svg:y="12.783cm">
          <text:p/>
        </draw:rect>
        <draw:frame draw:style-name="gr32" draw:text-style-name="P23" svg:width="4.185cm" svg:height="2.066cm" svg:x="8.978cm" svg:y="8.235cm">
          <draw:text-box>
            <text:p><text:span text:style-name="T35">11.4:</text:span></text:p>
            <text:p><text:span text:style-name="T15">実際にダイアログを閉じる。</text:span></text:p>
            <text:p><text:span text:style-name="T15">$('#chooseListSaveDialog').dialog('close');</text:span></text:p>
          </draw:text-box>
        </draw:frame>
        <draw:frame draw:style-name="gr15" draw:text-style-name="P23" svg:width="3.634cm" svg:height="1.654cm" svg:x="9.024cm" svg:y="12.751cm">
          <draw:text-box>
            <text:p><text:span text:style-name="T35">11.6:</text:span></text:p>
            <text:p><text:span text:style-name="T15">現在の画面を閉じて前の画面を出す。</text:span></text:p>
            <text:p><text:span text:style-name="T11">disappearPage();</text:span></text:p>
          </draw:text-box>
        </draw:frame>
        <draw:rect draw:style-name="gr4" draw:text-style-name="P14" svg:width="0.339cm" svg:height="0.881cm" svg:x="13.003cm" svg:y="19.614cm">
          <text:p/>
        </draw:rect>
        <draw:frame draw:style-name="gr19" draw:text-style-name="P23" svg:width="2.01cm" svg:height="2.479cm" svg:x="13.238cm" svg:y="10.311cm">
          <draw:text-box>
            <text:p><text:span text:style-name="T41">11.5:</text:span></text:p>
            <text:p><text:span text:style-name="T15">現在の画面のリスト編集フラグを下ろす。</text:span></text:p>
            <text:p><text:span text:style-name="T11">isChange -= figs[fig];</text:span></text:p>
          </draw:text-box>
        </draw:frame>
        <draw:frame draw:style-name="gr27" draw:text-style-name="P23" svg:width="4.067cm" svg:height="1.241cm" svg:x="4.436cm" svg:y="16.466cm">
          <draw:text-box>
            <text:p><text:span text:style-name="T15">12:</text:span></text:p>
            <text:p><text:span text:style-name="T15">リスト保存選択ダイアログでキャンセルボタンを選択する。</text:span></text:p>
          </draw:text-box>
        </draw:frame>
        <draw:frame draw:style-name="gr24" draw:text-style-name="P23" svg:width="3.927cm" svg:height="2.892cm" svg:x="9.043cm" svg:y="16.384cm">
          <draw:text-box>
            <text:p><text:span text:style-name="T15">12.1:</text:span></text:p>
            <text:p><text:span text:style-name="T15">キャンセルボタンのコールバック関数を実行する。</text:span></text:p>
            <text:p><text:span text:style-name="T15">$('#chooseListSave').dialog({button:{'</text:span><text:span text:style-name="T15">キャンセル</text:span><text:span text:style-name="T15">':function(){}});</text:span></text:p>
          </draw:text-box>
        </draw:frame>
        <draw:rect draw:style-name="gr4" draw:text-style-name="P14" svg:width="0.339cm" svg:height="1.214cm" svg:x="3.9cm" svg:y="16.628cm">
          <text:p/>
        </draw:rect>
        <draw:rect draw:style-name="gr4" draw:text-style-name="P13" svg:width="0.346cm" svg:height="1.588cm" svg:x="8.507cm" svg:y="17.843cm">
          <text:p/>
        </draw:rect>
        <draw:line draw:style-name="gr11" draw:text-style-name="P14" svg:x1="4.237cm" svg:y1="17.84cm" svg:x2="8.504cm" svg:y2="17.84cm">
          <text:p/>
        </draw:line>
        <draw:rect draw:style-name="gr4" draw:text-style-name="P13" svg:width="0.346cm" svg:height="2.119cm" svg:x="12.97cm" svg:y="19.431cm">
          <text:p/>
        </draw:rect>
        <draw:line draw:style-name="gr11" draw:text-style-name="P14" svg:x1="8.686cm" svg:y1="19.43cm" svg:x2="13.182cm" svg:y2="19.43cm">
          <text:p/>
        </draw:line>
        <draw:frame draw:style-name="gr38" draw:text-style-name="P23" svg:width="4.201cm" svg:height="2.117cm" svg:x="8.77cm" svg:y="19.461cm">
          <draw:text-box>
            <text:p><text:span text:style-name="T35">12.2:</text:span></text:p>
            <text:p><text:span text:style-name="T15">ダイアログを閉じる。</text:span></text:p>
            <text:p><text:span text:style-name="T15">$('#chooseListSaveDialog'.dialog('close');</text:span></text:p>
          </draw:text-box>
        </draw:frame>
        <draw:rect draw:style-name="gr4" draw:text-style-name="P13" svg:width="0.346cm" svg:height="2.257cm" svg:x="8.424cm" svg:y="21.549cm">
          <text:p/>
        </draw:rect>
      </draw:g>
      <draw:g text:anchor-type="page" text:anchor-page-number="7" draw:z-index="9" draw:style-name="gr1">
        <draw:frame draw:style-name="gr19" draw:text-style-name="P23" svg:width="2.012cm" svg:height="2.479cm" svg:x="13.259cm" svg:y="17.534cm">
          <draw:text-box>
            <text:p><text:span text:style-name="T41">10.8:</text:span></text:p>
            <text:p><text:span text:style-name="T15">現在の画面のリスト編集フラグを下ろす。</text:span></text:p>
            <text:p><text:span text:style-name="T11">isChange -= figs[fig];</text:span></text:p>
          </draw:text-box>
        </draw:frame>
        <draw:g draw:style-name="gr17">
          <draw:rect draw:style-name="gr18" draw:text-style-name="P14" svg:width="2.874cm" svg:height="0.946cm" svg:x="7.206cm" svg:y="3.116cm">
            <text:p text:style-name="P14"><text:span text:style-name="T16">HTML</text:span></text:p>
          </draw:rect>
          <draw:line draw:style-name="gr3" draw:text-style-name="P14" svg:x1="8.66cm" svg:y1="4.057cm" svg:x2="8.66cm" svg:y2="25.905cm">
            <text:p/>
          </draw:line>
        </draw:g>
        <draw:g draw:style-name="gr17">
          <draw:rect draw:style-name="gr18" draw:text-style-name="P14" svg:width="2.872cm" svg:height="0.946cm" svg:x="16.323cm" svg:y="3.116cm">
            <text:p text:style-name="P14"><text:span text:style-name="T16">サーバ</text:span></text:p>
          </draw:rect>
          <draw:line draw:style-name="gr3" draw:text-style-name="P14" svg:x1="17.727cm" svg:y1="4.057cm" svg:x2="17.727cm" svg:y2="25.905cm">
            <text:p/>
          </draw:line>
        </draw:g>
        <draw:g draw:style-name="gr17">
          <draw:rect draw:style-name="gr18" draw:text-style-name="P14" svg:width="2.872cm" svg:height="0.946cm" svg:x="2.549cm" svg:y="3.116cm">
            <text:p text:style-name="P14"><text:span text:style-name="T16">ユーザ</text:span></text:p>
          </draw:rect>
          <draw:line draw:style-name="gr3" draw:text-style-name="P14" svg:x1="4.028cm" svg:y1="4.057cm" svg:x2="4.028cm" svg:y2="25.905cm">
            <text:p/>
          </draw:line>
        </draw:g>
        <draw:frame draw:style-name="gr27" draw:text-style-name="P23" svg:width="4.07cm" svg:height="1.241cm" svg:x="4.405cm" svg:y="4.249cm">
          <draw:text-box>
            <text:p><text:span text:style-name="T35">10:</text:span></text:p>
            <text:p><text:span text:style-name="T15">リスト保存選択ダイアログで保存するボタンを選択する。</text:span></text:p>
          </draw:text-box>
        </draw:frame>
        <draw:frame draw:style-name="gr19" draw:text-style-name="P23" svg:width="4.204cm" svg:height="2.479cm" svg:x="8.936cm" svg:y="4.596cm">
          <draw:text-box>
            <text:p><text:span text:style-name="T35">10.1:</text:span></text:p>
            <text:p><text:span text:style-name="T15">保存するボタンのコールバック関数を実行する。</text:span></text:p>
            <text:p><text:span text:style-name="T15">$('#chooseListSave').dialog({button:{'</text:span><text:span text:style-name="T15">保存する</text:span><text:span text:style-name="T15">':function(){}});</text:span></text:p>
          </draw:text-box>
        </draw:frame>
        <draw:rect draw:style-name="gr4" draw:text-style-name="P14" svg:width="0.341cm" svg:height="1.216cm" svg:x="3.867cm" svg:y="4.409cm">
          <text:p/>
        </draw:rect>
        <draw:rect draw:style-name="gr4" draw:text-style-name="P13" svg:width="0.346cm" svg:height="1.588cm" svg:x="8.479cm" svg:y="5.626cm">
          <text:p/>
        </draw:rect>
        <draw:line draw:style-name="gr11" draw:text-style-name="P14" svg:x1="4.206cm" svg:y1="5.625cm" svg:x2="8.477cm" svg:y2="5.625cm">
          <text:p/>
        </draw:line>
        <draw:g draw:style-name="gr17">
          <draw:rect draw:style-name="gr18" draw:text-style-name="P13" svg:width="2.874cm" svg:height="0.948cm" svg:x="11.702cm" svg:y="3.09cm">
            <text:p text:style-name="P14"><text:span text:style-name="T16">JavaScript</text:span></text:p>
          </draw:rect>
          <draw:line draw:style-name="gr3" draw:text-style-name="P14" svg:x1="13.139cm" svg:y1="4.034cm" svg:x2="13.139cm" svg:y2="25.882cm">
            <text:p/>
          </draw:line>
        </draw:g>
        <draw:rect draw:style-name="gr4" draw:text-style-name="P13" svg:width="0.346cm" svg:height="9.159cm" svg:x="12.947cm" svg:y="7.214cm">
          <text:p/>
        </draw:rect>
        <draw:line draw:style-name="gr11" draw:text-style-name="P14" svg:x1="8.659cm" svg:y1="7.215cm" svg:x2="13.16cm" svg:y2="7.215cm">
          <text:p/>
        </draw:line>
        <draw:line draw:style-name="gr11" draw:text-style-name="P14" svg:x1="13.139cm" svg:y1="16.372cm" svg:x2="15.395cm" svg:y2="16.372cm">
          <text:p/>
        </draw:line>
        <draw:rect draw:style-name="gr4" draw:text-style-name="P13" svg:width="0.346cm" svg:height="1.703cm" svg:x="8.414cm" svg:y="9.152cm">
          <text:p/>
        </draw:rect>
        <draw:line draw:style-name="gr5" draw:text-style-name="P14" svg:x1="13.293cm" svg:y1="12.83cm" svg:x2="17.472cm" svg:y2="12.825cm">
          <text:p/>
        </draw:line>
        <draw:frame draw:style-name="gr19" draw:text-style-name="P23" svg:width="2.012cm" svg:height="2.479cm" svg:x="13.385cm" svg:y="13.938cm">
          <draw:text-box>
            <text:p><text:span text:style-name="T35">10.7:</text:span></text:p>
            <text:p><text:span text:style-name="T15">ダイアログを閉じる。</text:span></text:p>
            <text:p><text:span text:style-name="T44">closeChooseListSaveDialog(</text:span><text:span text:style-name="T11">this);</text:span></text:p>
          </draw:text-box>
        </draw:frame>
        <draw:rect draw:style-name="gr4" draw:text-style-name="P14" svg:width="0.339cm" svg:height="1.091cm" svg:x="8.477cm" svg:y="13.241cm">
          <text:p/>
        </draw:rect>
        <draw:rect draw:style-name="gr4" draw:text-style-name="P14" svg:width="0.341cm" svg:height="1.812cm" svg:x="8.474cm" svg:y="17.349cm">
          <text:p/>
        </draw:rect>
        <draw:rect draw:style-name="gr18" draw:text-style-name="P18" svg:width="2.971cm" svg:height="0.86cm" svg:x="14.055cm" svg:y="13.301cm">
          <text:p text:style-name="P14"><text:span text:style-name="T39">closeChooseList</text:span></text:p>
          <text:p text:style-name="P14"><text:span text:style-name="T47">SaveDialog(</text:span><text:span text:style-name="T31">)</text:span></text:p>
        </draw:rect>
        <draw:line draw:style-name="gr3" draw:text-style-name="P13" svg:x1="15.511cm" svg:y1="13.88cm" svg:x2="15.583cm" svg:y2="21.685cm">
          <text:p/>
        </draw:line>
        <draw:rect draw:style-name="gr4" draw:text-style-name="P13" svg:width="0.341cm" svg:height="5.051cm" svg:x="15.394cm" svg:y="16.372cm">
          <text:p/>
        </draw:rect>
        <draw:rect draw:style-name="gr4" draw:text-style-name="P14" svg:width="0.341cm" svg:height="2.112cm" svg:x="8.536cm" svg:y="21.431cm">
          <text:p/>
        </draw:rect>
        <draw:line draw:style-name="gr5" draw:text-style-name="P14" svg:x1="13.319cm" svg:y1="20.015cm" svg:x2="15.393cm" svg:y2="20.015cm">
          <text:p/>
        </draw:line>
        <draw:line draw:style-name="gr5" draw:text-style-name="P14" svg:x1="8.738cm" svg:y1="13.241cm" svg:x2="12.947cm" svg:y2="13.236cm">
          <text:p/>
        </draw:line>
        <draw:rect draw:style-name="gr4" draw:text-style-name="P14" svg:width="0.339cm" svg:height="1.345cm" svg:x="17.556cm" svg:y="20.51cm">
          <text:p/>
        </draw:rect>
        <draw:line draw:style-name="gr5" draw:text-style-name="P14" svg:x1="8.876cm" svg:y1="21.431cm" svg:x2="15.397cm" svg:y2="21.431cm">
          <text:p/>
        </draw:line>
        <draw:frame draw:style-name="gr15" draw:text-style-name="P23" svg:width="3.85cm" svg:height="1.654cm" svg:x="8.876cm" svg:y="19.664cm">
          <draw:text-box>
            <text:p><text:span text:style-name="T35">10.9:</text:span></text:p>
            <text:p><text:span text:style-name="T15">現在の画面を閉じて前の画面を出す。</text:span></text:p>
            <text:p><text:span text:style-name="T11">disappearPage();</text:span></text:p>
          </draw:text-box>
        </draw:frame>
        <draw:line draw:style-name="gr11" draw:text-style-name="P14" svg:x1="15.716cm" svg:y1="20.507cm" svg:x2="17.745cm" svg:y2="20.507cm">
          <text:p/>
        </draw:line>
        <draw:line draw:style-name="gr5" draw:text-style-name="P14" svg:x1="8.814cm" svg:y1="17.388cm" svg:x2="15.394cm" svg:y2="17.388cm">
          <text:p/>
        </draw:line>
        <draw:frame draw:style-name="gr15" draw:text-style-name="P23" svg:width="3.83cm" svg:height="1.654cm" svg:x="8.936cm" svg:y="7.378cm">
          <draw:text-box>
            <text:p><text:span text:style-name="T35">10.2:</text:span></text:p>
            <text:p><text:span text:style-name="T15">編集した行データを取得する</text:span></text:p>
            <text:p><text:span text:style-name="T15">$('#fig2-1-table').getRowData(rowId');</text:span></text:p>
          </draw:text-box>
        </draw:frame>
        <draw:line draw:style-name="gr5" draw:text-style-name="P14" svg:x1="8.761cm" svg:y1="9.158cm" svg:x2="12.948cm" svg:y2="9.158cm">
          <text:p/>
        </draw:line>
        <draw:frame draw:style-name="gr15" draw:text-style-name="P23" svg:width="3.83cm" svg:height="1.654cm" svg:x="9.007cm" svg:y="9.05cm">
          <draw:text-box>
            <text:p><text:span text:style-name="T35">10.3:</text:span></text:p>
            <text:p><text:span text:style-name="T15">編集した行データを変数に入れる。</text:span></text:p>
            <text:p><text:span text:style-name="T15">var rowData;</text:span></text:p>
          </draw:text-box>
        </draw:frame>
        <draw:line draw:style-name="gr11" draw:text-style-name="P13" svg:x1="8.767cm" svg:y1="10.854cm" svg:x2="12.947cm" svg:y2="10.854cm">
          <text:p/>
        </draw:line>
        <draw:line draw:style-name="gr11" draw:text-style-name="P13" svg:x1="13.292cm" svg:y1="11.7cm" svg:x2="17.472cm" svg:y2="11.7cm">
          <text:p/>
        </draw:line>
        <draw:rect draw:style-name="gr4" draw:text-style-name="P14" svg:width="0.339cm" svg:height="1.128cm" svg:x="17.472cm" svg:y="11.703cm">
          <text:p/>
        </draw:rect>
        <draw:frame draw:style-name="gr27" draw:text-style-name="P23" svg:width="3.83cm" svg:height="1.241cm" svg:x="13.609cm" svg:y="10.348cm">
          <draw:text-box>
            <text:p><text:span text:style-name="T35">10.4:</text:span></text:p>
            <text:p><text:span text:style-name="T15">Ajax</text:span><text:span text:style-name="T15">通信でサーバに行のデータを送信する。</text:span></text:p>
          </draw:text-box>
        </draw:frame>
        <draw:frame draw:style-name="gr39" draw:text-style-name="P23" svg:width="3.83cm" svg:height="0.957cm" svg:x="13.446cm" svg:y="11.899cm">
          <draw:text-box>
            <text:p><text:span text:style-name="T35">10.5:</text:span></text:p>
            <text:p><text:span text:style-name="T15">通信結果を返す。</text:span></text:p>
          </draw:text-box>
        </draw:frame>
        <draw:frame draw:style-name="gr27" draw:text-style-name="P23" svg:width="3.64cm" svg:height="1.241cm" svg:x="8.996cm" svg:y="11.952cm">
          <draw:text-box>
            <text:p><text:span text:style-name="T35">10.6:</text:span></text:p>
            <text:p><text:span text:style-name="T15">通信結果を表示する。</text:span></text:p>
            <text:p><text:span text:style-name="T15">alert(message);</text:span></text:p>
          </draw:text-box>
        </draw:frame>
        <draw:frame draw:style-name="gr32" draw:text-style-name="P23" svg:width="4.093cm" svg:height="2.066cm" svg:x="8.855cm" svg:y="15.164cm">
          <draw:text-box>
            <text:p><text:span text:style-name="T35">10.6:</text:span></text:p>
            <text:p><text:span text:style-name="T15">実際にダイアログを閉じる。</text:span></text:p>
            <text:p><text:span text:style-name="T15">$('#chooseListSaveDialog').dialog('close');</text:span></text:p>
          </draw:text-box>
        </draw:frame>
        <draw:rect draw:style-name="gr4" draw:text-style-name="P14" svg:width="0.339cm" svg:height="0.881cm" svg:x="12.981cm" svg:y="20cm">
          <text:p/>
        </draw:rect>
      </draw:g>
      <draw:g text:anchor-type="page" text:anchor-page-number="6" draw:z-index="10" draw:style-name="gr1">
        <draw:g draw:style-name="gr17">
          <draw:rect draw:style-name="gr18" draw:text-style-name="P14" svg:width="2.886cm" svg:height="0.952cm" svg:x="6.987cm" svg:y="3.063cm">
            <text:p text:style-name="P14"><text:span text:style-name="T16">HTML</text:span></text:p>
          </draw:rect>
          <draw:line draw:style-name="gr3" draw:text-style-name="P14" svg:x1="8.448cm" svg:y1="4.011cm" svg:x2="8.448cm" svg:y2="25.957cm">
            <text:p/>
          </draw:line>
        </draw:g>
        <draw:g draw:style-name="gr17">
          <draw:rect draw:style-name="gr18" draw:text-style-name="P14" svg:width="2.885cm" svg:height="0.952cm" svg:x="2.309cm" svg:y="3.063cm">
            <text:p text:style-name="P14"><text:span text:style-name="T16">ユーザ</text:span></text:p>
          </draw:rect>
          <draw:line draw:style-name="gr3" draw:text-style-name="P14" svg:x1="3.795cm" svg:y1="4.011cm" svg:x2="3.795cm" svg:y2="25.957cm">
            <text:p/>
          </draw:line>
        </draw:g>
        <draw:frame draw:style-name="gr40" draw:text-style-name="P23" svg:width="4.088cm" svg:height="1.218cm" svg:x="4.173cm" svg:y="4.533cm">
          <draw:text-box>
            <text:p><text:span text:style-name="T35">9:</text:span></text:p>
            <text:p><text:span text:style-name="T15">クローズボタンを押す。</text:span></text:p>
          </draw:text-box>
        </draw:frame>
        <draw:frame draw:style-name="gr19" draw:text-style-name="P23" svg:width="4.224cm" svg:height="2.479cm" svg:x="8.724cm" svg:y="4.722cm">
          <draw:text-box>
            <text:p><text:span text:style-name="T35">9.1:</text:span></text:p>
            <text:p><text:span text:style-name="T15">クローズボタンが押されたときのイベントコールバック関数が実行される。</text:span></text:p>
            <text:p><text:span text:style-name="T33">$(document).on('click', '.close-button', function(){});</text:span></text:p>
          </draw:text-box>
        </draw:frame>
        <draw:frame draw:style-name="gr41" draw:text-style-name="P23" svg:width="2.04cm" svg:height="2.735cm" svg:x="13.353cm" svg:y="6.168cm">
          <draw:text-box>
            <text:p><text:span text:style-name="T35">9.2</text:span></text:p>
            <text:p><text:span text:style-name="T15">画面を閉じる前の判定を行う。</text:span></text:p>
            <text:p><text:span text:style-name="T33">onPageClose();</text:span></text:p>
          </draw:text-box>
        </draw:frame>
        <draw:rect draw:style-name="gr4" draw:text-style-name="P14" svg:width="0.341cm" svg:height="1.243cm" svg:x="3.634cm" svg:y="4.363cm">
          <text:p/>
        </draw:rect>
        <draw:rect draw:style-name="gr4" draw:text-style-name="P13" svg:width="0.348cm" svg:height="1.597cm" svg:x="8.266cm" svg:y="5.584cm">
          <text:p/>
        </draw:rect>
        <draw:line draw:style-name="gr11" draw:text-style-name="P14" svg:x1="3.974cm" svg:y1="5.581cm" svg:x2="8.265cm" svg:y2="5.581cm">
          <text:p/>
        </draw:line>
        <draw:g draw:style-name="gr17">
          <draw:rect draw:style-name="gr18" draw:text-style-name="P13" svg:width="2.886cm" svg:height="0.952cm" svg:x="11.504cm" svg:y="3.037cm">
            <text:p text:style-name="P14"><text:span text:style-name="T16">JavaScript</text:span></text:p>
          </draw:rect>
          <draw:line draw:style-name="gr3" draw:text-style-name="P14" svg:x1="12.947cm" svg:y1="3.987cm" svg:x2="12.947cm" svg:y2="25.933cm">
            <text:p/>
          </draw:line>
        </draw:g>
        <draw:rect draw:style-name="gr4" draw:text-style-name="P13" svg:width="0.348cm" svg:height="1.137cm" svg:x="12.753cm" svg:y="7.18cm">
          <text:p/>
        </draw:rect>
        <draw:line draw:style-name="gr11" draw:text-style-name="P14" svg:x1="8.446cm" svg:y1="7.179cm" svg:x2="12.967cm" svg:y2="7.179cm">
          <text:p/>
        </draw:line>
        <draw:rect draw:style-name="gr18" draw:text-style-name="P18" svg:width="3.514cm" svg:height="0.59cm" svg:x="13.743cm" svg:y="5.577cm">
          <text:p text:style-name="P14"><text:span text:style-name="T48">onPageClose()</text:span></text:p>
        </draw:rect>
        <draw:line draw:style-name="gr3" draw:text-style-name="P13" svg:x1="15.392cm" svg:y1="6.168cm" svg:x2="15.544cm" svg:y2="25.781cm">
          <text:p/>
        </draw:line>
        <draw:line draw:style-name="gr11" draw:text-style-name="P14" svg:x1="12.947cm" svg:y1="8.315cm" svg:x2="15.211cm" svg:y2="8.315cm">
          <text:p/>
        </draw:line>
        <draw:rect draw:style-name="gr4" draw:text-style-name="P13" svg:width="0.394cm" svg:height="10.076cm" svg:x="15.212cm" svg:y="8.316cm">
          <text:p/>
        </draw:rect>
        <draw:rect draw:style-name="gr4" draw:text-style-name="P13" svg:width="0.348cm" svg:height="8.155cm" svg:x="8.202cm" svg:y="12.541cm">
          <text:p/>
        </draw:rect>
        <draw:line draw:style-name="gr5" draw:text-style-name="P14" svg:x1="8.549cm" svg:y1="14.323cm" svg:x2="17.555cm" svg:y2="14.246cm">
          <text:p/>
        </draw:line>
        <draw:rect draw:style-name="gr18" draw:text-style-name="P18" svg:width="2.754cm" svg:height="0.585cm" svg:x="16.161cm" svg:y="9.346cm">
          <text:p text:style-name="P14"><text:span text:style-name="T48">disappearPage()</text:span></text:p>
        </draw:rect>
        <draw:line draw:style-name="gr3" draw:text-style-name="P13" svg:x1="17.555cm" svg:y1="9.929cm" svg:x2="17.555cm" svg:y2="14.443cm">
          <text:p/>
        </draw:line>
        <draw:rect draw:style-name="gr8" draw:text-style-name="P13" svg:width="13.322cm" svg:height="12.403cm" svg:x="5.761cm" svg:y="8.669cm">
          <text:p/>
        </draw:rect>
        <draw:rect draw:style-name="gr9" draw:text-style-name="P13" svg:width="1.994cm" svg:height="1.006cm" svg:x="5.761cm" svg:y="8.669cm">
          <text:p text:style-name="P14"><text:span text:style-name="T49">alt</text:span></text:p>
        </draw:rect>
        <draw:frame draw:style-name="gr42" draw:text-style-name="P23" svg:width="2.812cm" svg:height="0.484cm" svg:x="15.868cm" svg:y="8.863cm">
          <draw:text-box>
            <text:p><text:span text:style-name="T15">[</text:span><text:span text:style-name="T15">リストが保存済み</text:span><text:span text:style-name="T15">]</text:span></text:p>
          </draw:text-box>
        </draw:frame>
        <draw:frame draw:style-name="gr32" draw:text-style-name="P23" svg:width="1.756cm" svg:height="2.066cm" svg:x="15.799cm" svg:y="9.881cm">
          <draw:text-box>
            <text:p><text:span text:style-name="T35">9.3-A</text:span></text:p>
            <text:p><text:span text:style-name="T15">そのまま画面を閉じる。</text:span></text:p>
            <text:p><text:span text:style-name="T33">disappearPage();</text:span></text:p>
          </draw:text-box>
        </draw:frame>
        <draw:line draw:style-name="gr11" draw:text-style-name="P14" svg:x1="15.604cm" svg:y1="12.035cm" svg:x2="17.554cm" svg:y2="12.035cm">
          <text:p/>
        </draw:line>
        <draw:line draw:style-name="gr5" draw:text-style-name="P14" svg:x1="8.549cm" svg:y1="12.54cm" svg:x2="17.555cm" svg:y2="12.542cm">
          <text:p/>
        </draw:line>
        <draw:frame draw:style-name="gr15" draw:text-style-name="P23" svg:width="3.89cm" svg:height="1.654cm" svg:x="8.864cm" svg:y="10.86cm">
          <draw:text-box>
            <text:p><text:span text:style-name="T35">9.4-A:</text:span></text:p>
            <text:p><text:span text:style-name="T50">最前面のページを閉じる</text:span><text:span text:style-name="T50"><text:line-break/></text:span><text:span text:style-name="T50">$('.page:first', document).remove();</text:span></text:p>
          </draw:text-box>
        </draw:frame>
        <draw:frame draw:style-name="gr15" draw:text-style-name="P23" svg:width="3.89cm" svg:height="1.654cm" svg:x="8.786cm" svg:y="12.514cm">
          <draw:text-box>
            <text:p><text:span text:style-name="T35">9.5-A:</text:span></text:p>
            <text:p><text:span text:style-name="T50">ひとつ前のページを表示する</text:span><text:span text:style-name="T50"><text:line-break/></text:span><text:span text:style-name="T15">$('.page:first', document).remove();</text:span></text:p>
          </draw:text-box>
        </draw:frame>
        <draw:rect draw:style-name="gr4" draw:text-style-name="P13" svg:width="0.371cm" svg:height="2.218cm" svg:x="17.422cm" svg:y="12.028cm">
          <text:p/>
        </draw:rect>
        <draw:frame draw:style-name="gr42" draw:text-style-name="P23" svg:width="2.814cm" svg:height="0.484cm" svg:x="15.73cm" svg:y="14.73cm">
          <draw:text-box>
            <text:p><text:span text:style-name="T35">[</text:span><text:span text:style-name="T35">リストが未保存</text:span><text:span text:style-name="T35">]</text:span></text:p>
          </draw:text-box>
        </draw:frame>
        <draw:rect draw:style-name="gr18" draw:text-style-name="P18" svg:width="2.754cm" svg:height="0.585cm" svg:x="16.161cm" svg:y="15.188cm">
          <text:p text:style-name="P14"><text:span text:style-name="T48">saveListe()</text:span></text:p>
        </draw:rect>
        <draw:line draw:style-name="gr3" draw:text-style-name="P13" svg:x1="17.555cm" svg:y1="15.771cm" svg:x2="17.555cm" svg:y2="20.285cm">
          <text:p/>
        </draw:line>
        <draw:frame draw:style-name="gr19" draw:text-style-name="P23" svg:width="1.756cm" svg:height="2.479cm" svg:x="15.799cm" svg:y="15.889cm">
          <draw:text-box>
            <text:p><text:span text:style-name="T35">9.3-B:</text:span></text:p>
            <text:p><text:span text:style-name="T15">リストの保存ダイアログを出す処理を行う。</text:span></text:p>
            <text:p text:style-name="P14"><text:span text:style-name="T15">saveList();</text:span></text:p>
          </draw:text-box>
        </draw:frame>
        <draw:line draw:style-name="gr11" draw:text-style-name="P14" svg:x1="15.604cm" svg:y1="18.37cm" svg:x2="17.296cm" svg:y2="18.37cm">
          <text:p/>
        </draw:line>
        <draw:rect draw:style-name="gr4" draw:text-style-name="P13" svg:width="0.371cm" svg:height="1.218cm" svg:x="17.297cm" svg:y="18.367cm">
          <text:p/>
        </draw:rect>
        <draw:line draw:style-name="gr5" draw:text-style-name="P14" svg:x1="8.549cm" svg:y1="19.581cm" svg:x2="17.555cm" svg:y2="19.581cm">
          <text:p/>
        </draw:line>
        <draw:frame draw:style-name="gr32" draw:text-style-name="P23" svg:width="3.89cm" svg:height="2.066cm" svg:x="8.825cm" svg:y="17.298cm">
          <draw:text-box>
            <text:p><text:span text:style-name="T35">9.4-B:</text:span></text:p>
            <text:p><text:span text:style-name="T51">保存選択のダイアログを呼ぶ。</text:span></text:p>
            <text:p><text:span text:style-name="T52">$('#chooseListSave', document).dialog('open');</text:span></text:p>
          </draw:text-box>
        </draw:frame>
      </draw:g>
      <draw:g text:anchor-type="page" text:anchor-page-number="5" draw:z-index="11" draw:style-name="gr1">
        <draw:g draw:style-name="gr17">
          <draw:rect draw:style-name="gr18" draw:text-style-name="P14" svg:width="2.883cm" svg:height="0.95cm" svg:x="7.121cm" svg:y="3.074cm">
            <text:p text:style-name="P14"><text:span text:style-name="T16">HTML</text:span></text:p>
          </draw:rect>
          <draw:line draw:style-name="gr3" draw:text-style-name="P14" svg:x1="8.578cm" svg:y1="4.02cm" svg:x2="8.578cm" svg:y2="25.941cm">
            <text:p/>
          </draw:line>
        </draw:g>
        <draw:g draw:style-name="gr17">
          <draw:rect draw:style-name="gr18" draw:text-style-name="P14" svg:width="2.881cm" svg:height="0.95cm" svg:x="16.267cm" svg:y="3.074cm">
            <text:p text:style-name="P14"><text:span text:style-name="T16">サーバ</text:span></text:p>
          </draw:rect>
          <draw:line draw:style-name="gr3" draw:text-style-name="P14" svg:x1="17.676cm" svg:y1="4.02cm" svg:x2="17.676cm" svg:y2="25.941cm">
            <text:p/>
          </draw:line>
        </draw:g>
        <draw:g draw:style-name="gr17">
          <draw:rect draw:style-name="gr18" draw:text-style-name="P14" svg:width="2.883cm" svg:height="0.95cm" svg:x="2.447cm" svg:y="3.074cm">
            <text:p text:style-name="P14"><text:span text:style-name="T16">ユーザ</text:span></text:p>
          </draw:rect>
          <draw:line draw:style-name="gr3" draw:text-style-name="P14" svg:x1="3.931cm" svg:y1="4.02cm" svg:x2="3.931cm" svg:y2="25.941cm">
            <text:p/>
          </draw:line>
        </draw:g>
        <draw:frame draw:style-name="gr32" draw:text-style-name="P23" svg:width="4.082cm" svg:height="2.066cm" svg:x="4.31cm" svg:y="4.045cm">
          <draw:text-box>
            <text:p><text:span text:style-name="T15">7:</text:span></text:p>
            <text:p><text:span text:style-name="T15">編集子ウィンドウなしのページ</text:span><text:span text:style-name="T15">:</text:span></text:p>
            <text:p><text:span text:style-name="T15">リストのレコードをクリックする。</text:span></text:p>
          </draw:text-box>
        </draw:frame>
        <draw:frame draw:style-name="gr24" draw:text-style-name="P23" svg:width="4.218cm" svg:height="2.892cm" svg:x="8.855cm" svg:y="4.464cm">
          <draw:text-box>
            <text:p><text:span text:style-name="T15">7.1:</text:span><text:span text:style-name="T15"><text:line-break/></text:span><text:span text:style-name="T15">jqGrid</text:span><text:span text:style-name="T15">のリストのレコードがクリックされたイベントのコールバック関数が実行される。</text:span></text:p>
            <text:p><text:span text:style-name="T15">$('#fig2-1-list').jqgrid({</text:span><text:span text:style-name="T11">ondblClickRow:function(){}</text:span><text:span text:style-name="T15">})</text:span></text:p>
          </draw:text-box>
        </draw:frame>
        <draw:frame draw:style-name="gr35" draw:text-style-name="P23" svg:width="2.038cm" svg:height="4.13cm" svg:x="13.478cm" svg:y="6.02cm">
          <draw:text-box>
            <text:p><text:span text:style-name="T15">7.2</text:span></text:p>
            <text:p><text:span text:style-name="T15">引数に行番号を指定して</text:span><text:span text:style-name="T15">jqGrid</text:span><text:span text:style-name="T15">のレコード編集ダイアログを出す。</text:span></text:p>
            <text:p><text:span text:style-name="T15">$('#2-1-list').editGridRow("1", gridoption);</text:span></text:p>
          </draw:text-box>
        </draw:frame>
        <draw:frame draw:style-name="gr43" draw:text-style-name="P23" svg:width="3.65cm" svg:height="1.818cm" svg:x="4.497cm" svg:y="11.71cm">
          <draw:text-box>
            <text:p><text:span text:style-name="T15">7.3:</text:span></text:p>
            <text:p><text:span text:style-name="T15">表示された編集ダイアログを操作する。</text:span></text:p>
          </draw:text-box>
        </draw:frame>
        <draw:rect draw:style-name="gr4" draw:text-style-name="P14" svg:width="0.341cm" svg:height="9.337cm" svg:x="3.77cm" svg:y="4.373cm">
          <text:p/>
        </draw:rect>
        <draw:rect draw:style-name="gr4" draw:text-style-name="P13" svg:width="0.348cm" svg:height="1.283cm" svg:x="8.391cm" svg:y="6.131cm">
          <text:p/>
        </draw:rect>
        <draw:line draw:style-name="gr11" draw:text-style-name="P14" svg:x1="4.109cm" svg:y1="6.131cm" svg:x2="8.395cm" svg:y2="6.131cm">
          <text:p/>
        </draw:line>
        <draw:g draw:style-name="gr17">
          <draw:rect draw:style-name="gr18" draw:text-style-name="P13" svg:width="2.883cm" svg:height="0.952cm" svg:x="11.633cm" svg:y="3.048cm">
            <text:p text:style-name="P14"><text:span text:style-name="T16">JavaScript</text:span></text:p>
          </draw:rect>
          <draw:line draw:style-name="gr3" draw:text-style-name="P14" svg:x1="13.074cm" svg:y1="3.996cm" svg:x2="13.074cm" svg:y2="25.917cm">
            <text:p/>
          </draw:line>
        </draw:g>
        <draw:rect draw:style-name="gr4" draw:text-style-name="P13" svg:width="0.348cm" svg:height="2.846cm" svg:x="12.879cm" svg:y="7.414cm">
          <text:p/>
        </draw:rect>
        <draw:line draw:style-name="gr11" draw:text-style-name="P14" svg:x1="8.557cm" svg:y1="7.414cm" svg:x2="13.073cm" svg:y2="7.414cm">
          <text:p/>
        </draw:line>
        <draw:rect draw:style-name="gr18" draw:text-style-name="P18" svg:width="3.504cm" svg:height="0.583cm" svg:x="13.697cm" svg:y="5.424cm">
          <text:p><text:span text:style-name="T26">jQuery UI Autocomplete</text:span></text:p>
        </draw:rect>
        <draw:line draw:style-name="gr3" draw:text-style-name="P13" svg:x1="15.512cm" svg:y1="6.006cm" svg:x2="15.57cm" svg:y2="13.518cm">
          <text:p/>
        </draw:line>
        <draw:line draw:style-name="gr11" draw:text-style-name="P14" svg:x1="13.12cm" svg:y1="10.334cm" svg:x2="15.333cm" svg:y2="10.334cm">
          <text:p/>
        </draw:line>
        <draw:rect draw:style-name="gr4" draw:text-style-name="P13" svg:width="0.394cm" svg:height="1.468cm" svg:x="15.334cm" svg:y="10.335cm">
          <text:p/>
        </draw:rect>
        <draw:rect draw:style-name="gr4" draw:text-style-name="P13" svg:width="0.348cm" svg:height="1.347cm" svg:x="8.333cm" svg:y="11.807cm">
          <text:p/>
        </draw:rect>
        <draw:line draw:style-name="gr5" draw:text-style-name="P14" svg:x1="8.681cm" svg:y1="11.805cm" svg:x2="15.517cm" svg:y2="11.8cm">
          <text:p/>
        </draw:line>
        <draw:rect draw:style-name="gr4" draw:text-style-name="P14" svg:width="0.341cm" svg:height="10.82cm" svg:x="3.712cm" svg:y="14.552cm">
          <text:p/>
        </draw:rect>
        <draw:frame draw:style-name="gr43" draw:text-style-name="P23" svg:width="4.238cm" svg:height="1.818cm" svg:x="4.158cm" svg:y="14.333cm">
          <draw:text-box>
            <text:p><text:span text:style-name="T15">8:</text:span></text:p>
            <text:p><text:span text:style-name="T15">編集子ウィンドウありのページ</text:span><text:span text:style-name="T15">:</text:span></text:p>
            <text:p><text:span text:style-name="T15">リストのレコードをクリックする。</text:span></text:p>
          </draw:text-box>
        </draw:frame>
        <draw:frame draw:style-name="gr24" draw:text-style-name="P23" svg:width="4.038cm" svg:height="2.892cm" svg:x="9.009cm" svg:y="15.09cm">
          <draw:text-box>
            <text:p><text:span text:style-name="T15">8.1:</text:span></text:p>
            <text:p><text:span text:style-name="T15">jqGrid</text:span><text:span text:style-name="T15">のリストのレコードがクリックされたイベントのコールバック関数が実行される。</text:span></text:p>
            <text:p><text:span text:style-name="T15">$('#fig2-list').jqgrid({</text:span><text:span text:style-name="T11">ondblClickRow:function(){}</text:span><text:span text:style-name="T15">})</text:span></text:p>
          </draw:text-box>
        </draw:frame>
        <draw:frame draw:style-name="gr24" draw:text-style-name="P23" svg:width="2.017cm" svg:height="2.892cm" svg:x="13.32cm" svg:y="16.896cm">
          <draw:text-box>
            <text:p><text:span text:style-name="T15">8.2:</text:span></text:p>
            <text:p><text:span text:style-name="T15">コールバック関数で指定された画面を呼ぶ。</text:span></text:p>
            <text:p><text:span text:style-name="T15">callPage('fig2-1');</text:span></text:p>
          </draw:text-box>
        </draw:frame>
        <draw:frame draw:style-name="gr43" draw:text-style-name="P23" svg:width="3.938cm" svg:height="1.818cm" svg:x="4.315cm" svg:y="23.384cm">
          <draw:text-box>
            <text:p><text:span text:style-name="T15">8.7:</text:span></text:p>
            <text:p><text:span text:style-name="T15">表示された編集子ウィンドウを操作する。</text:span></text:p>
          </draw:text-box>
        </draw:frame>
        <draw:rect draw:style-name="gr4" draw:text-style-name="P14" svg:width="0.341cm" svg:height="2.306cm" svg:x="8.455cm" svg:y="15.69cm">
          <text:p/>
        </draw:rect>
        <draw:rect draw:style-name="gr4" draw:text-style-name="P14" svg:width="0.341cm" svg:height="1.819cm" svg:x="12.923cm" svg:y="18.004cm">
          <text:p/>
        </draw:rect>
        <draw:line draw:style-name="gr11" draw:text-style-name="P14" svg:x1="4.052cm" svg:y1="15.69cm" svg:x2="8.395cm" svg:y2="15.69cm">
          <text:p/>
        </draw:line>
        <draw:line draw:style-name="gr11" draw:text-style-name="P14" svg:x1="8.659cm" svg:y1="18.004cm" svg:x2="13.123cm" svg:y2="18.004cm">
          <text:p/>
        </draw:line>
        <draw:rect draw:style-name="gr18" draw:text-style-name="P18" svg:width="2.98cm" svg:height="0.583cm" svg:x="13.992cm" svg:y="16.667cm">
          <text:p text:style-name="P14"><text:span text:style-name="T26">callPage(name)</text:span></text:p>
        </draw:rect>
        <draw:line draw:style-name="gr3" draw:text-style-name="P13" svg:x1="15.452cm" svg:y1="17.249cm" svg:x2="15.496cm" svg:y2="25cm">
          <text:p/>
        </draw:line>
        <draw:line draw:style-name="gr11" draw:text-style-name="P14" svg:x1="13.239cm" svg:y1="19.823cm" svg:x2="15.452cm" svg:y2="19.823cm">
          <text:p/>
        </draw:line>
        <draw:rect draw:style-name="gr4" draw:text-style-name="P14" svg:width="0.341cm" svg:height="4.559cm" svg:x="15.336cm" svg:y="19.823cm">
          <text:p/>
        </draw:rect>
        <draw:rect draw:style-name="gr4" draw:text-style-name="P14" svg:width="0.341cm" svg:height="2.768cm" svg:x="8.455cm" svg:y="22.227cm">
          <text:p/>
        </draw:rect>
        <draw:line draw:style-name="gr5" draw:text-style-name="P14" svg:x1="8.794cm" svg:y1="22.226cm" svg:x2="15.337cm" svg:y2="22.226cm">
          <text:p/>
        </draw:line>
        <draw:line draw:style-name="gr5" draw:text-style-name="P14" svg:x1="4.052cm" svg:y1="24.965cm" svg:x2="8.552cm" svg:y2="24.965cm">
          <text:p/>
        </draw:line>
        <draw:line draw:style-name="gr5" draw:text-style-name="P14" svg:x1="4.109cm" svg:y1="13.158cm" svg:x2="8.332cm" svg:y2="13.153cm">
          <text:p/>
        </draw:line>
        <draw:rect draw:style-name="gr4" draw:text-style-name="P14" svg:width="0.341cm" svg:height="1.684cm" svg:x="17.505cm" svg:y="20.193cm">
          <text:p/>
        </draw:rect>
        <draw:frame draw:style-name="gr44" draw:text-style-name="P23" svg:width="2.019cm" svg:height="2.43cm" svg:x="15.676cm" svg:y="17.999cm">
          <draw:text-box>
            <text:p><text:span text:style-name="T15">8.3:Ajax</text:span><text:span text:style-name="T15">通信で</text:span><text:span text:style-name="T15">HTML</text:span><text:span text:style-name="T15">ファイル取得のリクエストを送る</text:span></text:p>
          </draw:text-box>
        </draw:frame>
        <draw:frame draw:style-name="gr27" draw:text-style-name="P23" svg:width="1.643cm" svg:height="1.241cm" svg:x="15.861cm" svg:y="20.445cm">
          <draw:text-box>
            <text:p><text:span text:style-name="T15">8.4:HTML</text:span><text:span text:style-name="T15">ファイルを返す</text:span></text:p>
          </draw:text-box>
        </draw:frame>
        <draw:line draw:style-name="gr5" draw:text-style-name="P14" svg:x1="8.794cm" svg:y1="24.712cm" svg:x2="15.337cm" svg:y2="24.712cm">
          <text:p/>
        </draw:line>
        <draw:frame draw:style-name="gr15" draw:text-style-name="P23" svg:width="3.864cm" svg:height="1.654cm" svg:x="9.051cm" svg:y="20.413cm">
          <draw:text-box>
            <text:p><text:span text:style-name="T15">8.5:</text:span></text:p>
            <text:p><text:span text:style-name="T15">取得した</text:span><text:span text:style-name="T15">HTML</text:span><text:span text:style-name="T15">を表示する。</text:span><text:span text:style-name="T15"><text:line-break/></text:span><text:span text:style-name="T15">$('.page:first').html($(html).find('.main'));</text:span></text:p>
          </draw:text-box>
        </draw:frame>
        <draw:frame draw:style-name="gr19" draw:text-style-name="P23" svg:width="4.137cm" svg:height="2.479cm" svg:x="8.936cm" svg:y="22.273cm">
          <draw:text-box>
            <text:p><text:span text:style-name="T15">8.6:</text:span></text:p>
            <text:p><text:span text:style-name="T15">親ウィンドウとなるページを非表示にする。</text:span><text:span text:style-name="T15"><text:line-break/></text:span><text:span text:style-name="T15">$('.page:first').next().css('display', 'none');</text:span></text:p>
          </draw:text-box>
        </draw:frame>
        <draw:line draw:style-name="gr11" draw:text-style-name="P14" svg:x1="15.659cm" svg:y1="20.193cm" svg:x2="17.695cm" svg:y2="20.193cm">
          <text:p/>
        </draw:line>
        <draw:line draw:style-name="gr5" draw:text-style-name="P14" svg:x1="15.681cm" svg:y1="21.875cm" svg:x2="17.68cm" svg:y2="21.875cm">
          <text:p/>
        </draw:line>
      </draw:g>
      <draw:g text:anchor-type="page" text:anchor-page-number="4" draw:z-index="12" draw:style-name="gr1">
        <draw:g draw:style-name="gr17">
          <draw:rect draw:style-name="gr18" draw:text-style-name="P14" svg:width="2.881cm" svg:height="0.95cm" svg:x="7.324cm" svg:y="3.074cm">
            <text:p text:style-name="P14"><text:span text:style-name="T16">HTML</text:span></text:p>
          </draw:rect>
          <draw:line draw:style-name="gr3" draw:text-style-name="P14" svg:x1="8.781cm" svg:y1="4.022cm" svg:x2="8.781cm" svg:y2="25.941cm">
            <text:p/>
          </draw:line>
        </draw:g>
        <draw:g draw:style-name="gr17">
          <draw:rect draw:style-name="gr18" draw:text-style-name="P14" svg:width="2.881cm" svg:height="0.95cm" svg:x="16.469cm" svg:y="3.074cm">
            <text:p text:style-name="P14"><text:span text:style-name="T16">サーバ</text:span></text:p>
          </draw:rect>
          <draw:line draw:style-name="gr3" draw:text-style-name="P14" svg:x1="17.877cm" svg:y1="4.022cm" svg:x2="17.877cm" svg:y2="25.941cm">
            <text:p/>
          </draw:line>
        </draw:g>
        <draw:g draw:style-name="gr17">
          <draw:rect draw:style-name="gr18" draw:text-style-name="P14" svg:width="2.881cm" svg:height="0.95cm" svg:x="2.651cm" svg:y="3.074cm">
            <text:p text:style-name="P14"><text:span text:style-name="T16">ユーザ</text:span></text:p>
          </draw:rect>
          <draw:line draw:style-name="gr3" draw:text-style-name="P14" svg:x1="4.133cm" svg:y1="4.022cm" svg:x2="4.133cm" svg:y2="25.941cm">
            <text:p/>
          </draw:line>
        </draw:g>
        <draw:frame draw:style-name="gr45" draw:text-style-name="P33" svg:width="4.082cm" svg:height="1.216cm" svg:x="4.514cm" svg:y="4.376cm">
          <draw:text-box>
            <text:p><text:span text:style-name="T53">5:</text:span><text:span text:style-name="T53">コンボボックスのプルダウンメニューの項目を選択する。</text:span></text:p>
          </draw:text-box>
        </draw:frame>
        <draw:frame draw:style-name="gr24" draw:text-style-name="P33" svg:width="4.218cm" svg:height="2.892cm" svg:x="9.079cm" svg:y="4.325cm">
          <draw:text-box>
            <text:p><text:span text:style-name="T53">5.1:</text:span><text:span text:style-name="T53"><text:line-break/></text:span><text:span text:style-name="T53">コンボボックスのプルダウンメニューが選択されたイベントのコールバック関数が実行される。</text:span></text:p>
            <text:p><text:span text:style-name="T53">autocompleteselect: function( event, ui ) {});</text:span></text:p>
          </draw:text-box>
        </draw:frame>
        <draw:frame draw:style-name="gr35" draw:text-style-name="P33" svg:width="2.038cm" svg:height="4.13cm" svg:x="13.681cm" svg:y="5.537cm">
          <draw:text-box>
            <text:p><text:span text:style-name="T53">5.2</text:span></text:p>
            <text:p><text:span text:style-name="T53">jQuery UI Autocomplete</text:span><text:span text:style-name="T53">の</text:span><text:span text:style-name="T53">select</text:span><text:span text:style-name="T53">イベントを走らせる。</text:span></text:p>
            <text:p><text:span text:style-name="T53">this._trigger( "select", event, {item:ui.item.option});</text:span></text:p>
          </draw:text-box>
        </draw:frame>
        <draw:frame draw:style-name="gr43" draw:text-style-name="P33" svg:width="4.635cm" svg:height="1.818cm" svg:x="8.883cm" svg:y="10.507cm">
          <draw:text-box>
            <text:p><text:span text:style-name="T53">5.3:</text:span></text:p>
            <text:p><text:span text:style-name="T53">該当するテキストボックスの内容が書き換えられる。</text:span></text:p>
          </draw:text-box>
        </draw:frame>
        <draw:rect draw:style-name="gr4" draw:text-style-name="P14" svg:width="0.341cm" svg:height="1.22cm" svg:x="3.974cm" svg:y="4.373cm">
          <text:p/>
        </draw:rect>
        <draw:rect draw:style-name="gr4" draw:text-style-name="P13" svg:width="0.348cm" svg:height="1.761cm" svg:x="8.601cm" svg:y="5.592cm">
          <text:p/>
        </draw:rect>
        <draw:line draw:style-name="gr11" draw:text-style-name="P14" svg:x1="4.133cm" svg:y1="5.591cm" svg:x2="8.597cm" svg:y2="5.591cm">
          <text:p/>
        </draw:line>
        <draw:g draw:style-name="gr17">
          <draw:rect draw:style-name="gr18" draw:text-style-name="P13" svg:width="2.885cm" svg:height="0.952cm" svg:x="11.834cm" svg:y="3.048cm">
            <text:p text:style-name="P14"><text:span text:style-name="T16">JavaScript</text:span></text:p>
          </draw:rect>
          <draw:line draw:style-name="gr3" draw:text-style-name="P14" svg:x1="13.276cm" svg:y1="3.996cm" svg:x2="13.276cm" svg:y2="25.915cm">
            <text:p/>
          </draw:line>
        </draw:g>
        <draw:rect draw:style-name="gr4" draw:text-style-name="P13" svg:width="0.348cm" svg:height="2.368cm" svg:x="13.083cm" svg:y="7.352cm">
          <text:p/>
        </draw:rect>
        <draw:line draw:style-name="gr11" draw:text-style-name="P14" svg:x1="8.781cm" svg:y1="7.352cm" svg:x2="13.296cm" svg:y2="7.352cm">
          <text:p/>
        </draw:line>
        <draw:rect draw:style-name="gr18" draw:text-style-name="P34" svg:width="3.504cm" svg:height="0.583cm" svg:x="13.899cm" svg:y="4.927cm">
          <text:p><text:span text:style-name="T54">jQuery UI Autocomplete</text:span></text:p>
        </draw:rect>
        <draw:line draw:style-name="gr3" draw:text-style-name="P13" svg:x1="15.711cm" svg:y1="5.537cm" svg:x2="15.771cm" svg:y2="13.519cm">
          <text:p/>
        </draw:line>
        <draw:line draw:style-name="gr11" draw:text-style-name="P14" svg:x1="13.43cm" svg:y1="9.709cm" svg:x2="15.642cm" svg:y2="9.709cm">
          <text:p/>
        </draw:line>
        <draw:rect draw:style-name="gr4" draw:text-style-name="P13" svg:width="0.392cm" svg:height="2.095cm" svg:x="15.538cm" svg:y="9.708cm">
          <text:p/>
        </draw:rect>
        <draw:rect draw:style-name="gr4" draw:text-style-name="P13" svg:width="0.346cm" svg:height="1.348cm" svg:x="8.537cm" svg:y="11.806cm">
          <text:p/>
        </draw:rect>
        <draw:line draw:style-name="gr5" draw:text-style-name="P14" svg:x1="8.884cm" svg:y1="11.805cm" svg:x2="15.72cm" svg:y2="11.8cm">
          <text:p/>
        </draw:line>
        <draw:rect draw:style-name="gr4" draw:text-style-name="P14" svg:width="0.341cm" svg:height="0.937cm" svg:x="3.916cm" svg:y="13.596cm">
          <text:p/>
        </draw:rect>
        <draw:frame draw:style-name="gr43" draw:text-style-name="P33" svg:width="4.238cm" svg:height="1.818cm" svg:x="4.362cm" svg:y="13.709cm">
          <draw:text-box>
            <text:p><text:span text:style-name="T53">6:</text:span><text:span text:style-name="T53">リストのレコード追加ボタンをクリックする。</text:span></text:p>
          </draw:text-box>
        </draw:frame>
        <draw:frame draw:style-name="gr24" draw:text-style-name="P33" svg:width="4.038cm" svg:height="2.892cm" svg:x="9.213cm" svg:y="14.108cm">
          <draw:text-box>
            <text:p><text:span text:style-name="T53">6.1:</text:span></text:p>
            <text:p><text:span text:style-name="T53">レコード追加ボタンが押されたイベントのコールバック関数が実行される。</text:span></text:p>
            <text:p><text:span text:style-name="T53">$(document).on('click', '.add-button.add-record', function(){});</text:span></text:p>
          </draw:text-box>
        </draw:frame>
        <draw:frame draw:style-name="gr46" draw:text-style-name="P33" svg:width="2.019cm" svg:height="3.305cm" svg:x="13.638cm" svg:y="16.214cm">
          <draw:text-box>
            <text:p><text:span text:style-name="T53">6.2</text:span></text:p>
            <text:p><text:span text:style-name="T53">jqGrid</text:span><text:span text:style-name="T53">のレコード編集ダイアログを出す。</text:span></text:p>
            <text:p><text:span text:style-name="T53">$('#fig2-1-list').editGridRow("new", gridoption);</text:span></text:p>
          </draw:text-box>
        </draw:frame>
        <draw:frame draw:style-name="gr43" draw:text-style-name="P33" svg:width="3.689cm" svg:height="1.818cm" svg:x="4.743cm" svg:y="21.548cm">
          <draw:text-box>
            <text:p><text:span text:style-name="T53">6.3:</text:span></text:p>
            <text:p><text:span text:style-name="T53">表示された編集ダイアログを操作する。</text:span></text:p>
          </draw:text-box>
        </draw:frame>
        <draw:rect draw:style-name="gr4" draw:text-style-name="P14" svg:width="0.341cm" svg:height="2.505cm" svg:x="8.657cm" svg:y="14.533cm">
          <text:p/>
        </draw:rect>
        <draw:rect draw:style-name="gr4" draw:text-style-name="P14" svg:width="0.341cm" svg:height="2.521cm" svg:x="13.127cm" svg:y="17.048cm">
          <text:p/>
        </draw:rect>
        <draw:line draw:style-name="gr11" draw:text-style-name="P14" svg:x1="4.133cm" svg:y1="14.533cm" svg:x2="8.597cm" svg:y2="14.533cm">
          <text:p/>
        </draw:line>
        <draw:line draw:style-name="gr11" draw:text-style-name="P14" svg:x1="8.862cm" svg:y1="17.048cm" svg:x2="13.326cm" svg:y2="17.048cm">
          <text:p/>
        </draw:line>
        <draw:rect draw:style-name="gr18" draw:text-style-name="P34" svg:width="2.98cm" svg:height="0.583cm" svg:x="14.194cm" svg:y="15.711cm">
          <text:p><text:span text:style-name="T54">jqGrid</text:span></text:p>
        </draw:rect>
        <draw:line draw:style-name="gr3" draw:text-style-name="P13" svg:x1="15.656cm" svg:y1="16.291cm" svg:x2="15.709cm" svg:y2="23.303cm">
          <text:p/>
        </draw:line>
        <draw:line draw:style-name="gr11" draw:text-style-name="P14" svg:x1="13.441cm" svg:y1="19.569cm" svg:x2="15.653cm" svg:y2="19.569cm">
          <text:p/>
        </draw:line>
        <draw:rect draw:style-name="gr4" draw:text-style-name="P14" svg:width="0.341cm" svg:height="1.701cm" svg:x="15.54cm" svg:y="19.569cm">
          <text:p/>
        </draw:rect>
        <draw:rect draw:style-name="gr4" draw:text-style-name="P14" svg:width="0.341cm" svg:height="1.731cm" svg:x="8.657cm" svg:y="21.269cm">
          <text:p/>
        </draw:rect>
        <draw:line draw:style-name="gr5" draw:text-style-name="P14" svg:x1="8.999cm" svg:y1="21.269cm" svg:x2="15.542cm" svg:y2="21.269cm">
          <text:p/>
        </draw:line>
        <draw:line draw:style-name="gr5" draw:text-style-name="P14" svg:x1="4.281cm" svg:y1="22.999cm" svg:x2="8.78cm" svg:y2="22.999cm">
          <text:p/>
        </draw:line>
        <draw:rect draw:style-name="gr4" draw:text-style-name="P14" svg:width="0.341cm" svg:height="1.041cm" svg:x="3.942cm" svg:y="22.999cm">
          <text:p/>
        </draw:rect>
      </draw:g>
      <draw:g text:anchor-type="page" text:anchor-page-number="3" draw:z-index="13" draw:style-name="gr1">
        <draw:g draw:style-name="gr17">
          <draw:rect draw:style-name="gr18" draw:text-style-name="P14" svg:width="2.865cm" svg:height="0.944cm" svg:x="7.225cm" svg:y="3.039cm">
            <text:p text:style-name="P14"><text:span text:style-name="T16">HTML</text:span></text:p>
          </draw:rect>
          <draw:line draw:style-name="gr3" draw:text-style-name="P14" svg:x1="8.673cm" svg:y1="3.981cm" svg:x2="8.673cm" svg:y2="25.768cm">
            <text:p/>
          </draw:line>
        </draw:g>
        <draw:g draw:style-name="gr17">
          <draw:rect draw:style-name="gr18" draw:text-style-name="P14" svg:width="2.865cm" svg:height="0.944cm" svg:x="16.317cm" svg:y="3.039cm">
            <text:p text:style-name="P14"><text:span text:style-name="T16">サーバ</text:span></text:p>
          </draw:rect>
          <draw:line draw:style-name="gr3" draw:text-style-name="P14" svg:x1="17.719cm" svg:y1="3.981cm" svg:x2="17.719cm" svg:y2="25.768cm">
            <text:p/>
          </draw:line>
        </draw:g>
        <draw:g draw:style-name="gr17">
          <draw:rect draw:style-name="gr18" draw:text-style-name="P14" svg:width="2.865cm" svg:height="0.944cm" svg:x="2.582cm" svg:y="3.039cm">
            <text:p text:style-name="P14"><text:span text:style-name="T16">ユーザ</text:span></text:p>
          </draw:rect>
          <draw:line draw:style-name="gr3" draw:text-style-name="P14" svg:x1="4.057cm" svg:y1="3.981cm" svg:x2="4.057cm" svg:y2="25.768cm">
            <text:p/>
          </draw:line>
        </draw:g>
        <draw:frame draw:style-name="gr27" draw:text-style-name="P33" svg:width="3.76cm" svg:height="1.241cm" svg:x="4.432cm" svg:y="4.168cm">
          <draw:text-box>
            <text:p><text:span text:style-name="T53">3:</text:span></text:p>
            <text:p><text:span text:style-name="T53">設定ボタン</text:span><text:span text:style-name="T53">(</text:span><text:span text:style-name="T53">リンクリストのボタン</text:span><text:span text:style-name="T53">)</text:span><text:span text:style-name="T53">をクリックする</text:span></text:p>
          </draw:text-box>
        </draw:frame>
        <draw:frame draw:style-name="gr24" draw:text-style-name="P33" svg:width="4cm" svg:height="2.892cm" svg:x="8.951cm" svg:y="4.171cm">
          <draw:text-box>
            <text:p><text:span text:style-name="T53">3.1:</text:span></text:p>
            <text:p><text:span text:style-name="T53">設定ボタン</text:span><text:span text:style-name="T53">(</text:span><text:span text:style-name="T53">リンクリストのボタン</text:span><text:span text:style-name="T53">)</text:span><text:span text:style-name="T53">がクリックされたイベントのコールバック関数が実行される。</text:span><text:span text:style-name="T53"><text:line-break/></text:span><text:span text:style-name="T53">$(document).on('click', '.setting-button', function({});</text:span></text:p>
          </draw:text-box>
        </draw:frame>
        <draw:frame draw:style-name="gr19" draw:text-style-name="P33" svg:width="2.026cm" svg:height="2.479cm" svg:x="13.545cm" svg:y="6.117cm">
          <draw:text-box>
            <text:p><text:span text:style-name="T53">3.2:</text:span></text:p>
            <text:p><text:span text:style-name="T53">リンクリストを表示させる関数をコールする。</text:span></text:p>
            <text:p><text:span text:style-name="T53">showLinkList();</text:span></text:p>
          </draw:text-box>
        </draw:frame>
        <draw:frame draw:style-name="gr47" draw:text-style-name="P33" svg:width="4.608cm" svg:height="1.805cm" svg:x="8.839cm" svg:y="8.96cm">
          <draw:text-box>
            <text:p><text:span text:style-name="T53">3.3:</text:span></text:p>
            <text:p><text:span text:style-name="T53">非表示にしてあったリンクリストを表示する。</text:span><text:span text:style-name="T53"><text:line-break/></text:span><text:span text:style-name="T53">$('#modal').dialog('open');</text:span></text:p>
          </draw:text-box>
        </draw:frame>
        <draw:rect draw:style-name="gr4" draw:text-style-name="P14" svg:width="0.339cm" svg:height="1.214cm" svg:x="3.896cm" svg:y="4.33cm">
          <text:p/>
        </draw:rect>
        <draw:rect draw:style-name="gr4" draw:text-style-name="P13" svg:width="0.345cm" svg:height="1.585cm" svg:x="8.495cm" svg:y="5.542cm">
          <text:p/>
        </draw:rect>
        <draw:line draw:style-name="gr11" draw:text-style-name="P14" svg:x1="4.057cm" svg:y1="5.542cm" svg:x2="8.494cm" svg:y2="5.542cm">
          <text:p/>
        </draw:line>
        <draw:g draw:style-name="gr17">
          <draw:rect draw:style-name="gr18" draw:text-style-name="P13" svg:width="2.865cm" svg:height="0.946cm" svg:x="11.71cm" svg:y="3.014cm">
            <text:p text:style-name="P14"><text:span text:style-name="T16">JavaScript</text:span></text:p>
          </draw:rect>
          <draw:line draw:style-name="gr3" draw:text-style-name="P14" svg:x1="13.141cm" svg:y1="3.957cm" svg:x2="13.141cm" svg:y2="25.744cm">
            <text:p/>
          </draw:line>
        </draw:g>
        <draw:rect draw:style-name="gr4" draw:text-style-name="P13" svg:width="0.346cm" svg:height="1.467cm" svg:x="12.95cm" svg:y="7.127cm">
          <text:p/>
        </draw:rect>
        <draw:line draw:style-name="gr11" draw:text-style-name="P14" svg:x1="8.673cm" svg:y1="7.126cm" svg:x2="13.161cm" svg:y2="7.126cm">
          <text:p/>
        </draw:line>
        <draw:rect draw:style-name="gr18" draw:text-style-name="P34" svg:width="2.393cm" svg:height="0.579cm" svg:x="14.388cm" svg:y="5.87cm">
          <text:p><text:span text:style-name="T54">showLinkList()</text:span></text:p>
        </draw:rect>
        <draw:line draw:style-name="gr3" draw:text-style-name="P13" svg:x1="15.57cm" svg:y1="6.447cm" svg:x2="15.623cm" svg:y2="13.416cm">
          <text:p/>
        </draw:line>
        <draw:line draw:style-name="gr11" draw:text-style-name="P14" svg:x1="13.141cm" svg:y1="8.591cm" svg:x2="15.34cm" svg:y2="8.591cm">
          <text:p/>
        </draw:line>
        <draw:rect draw:style-name="gr4" draw:text-style-name="P13" svg:width="0.346cm" svg:height="2.08cm" svg:x="15.342cm" svg:y="8.593cm">
          <text:p/>
        </draw:rect>
        <draw:rect draw:style-name="gr4" draw:text-style-name="P13" svg:width="0.345cm" svg:height="1.34cm" svg:x="8.495cm" svg:y="10.678cm">
          <text:p/>
        </draw:rect>
        <draw:line draw:style-name="gr5" draw:text-style-name="P14" svg:x1="8.839cm" svg:y1="10.675cm" svg:x2="15.342cm" svg:y2="10.675cm">
          <text:p/>
        </draw:line>
        <draw:rect draw:style-name="gr4" draw:text-style-name="P14" svg:width="0.339cm" svg:height="1.442cm" svg:x="3.84cm" svg:y="12.989cm">
          <text:p/>
        </draw:rect>
        <draw:frame draw:style-name="gr47" draw:text-style-name="P33" svg:width="4.269cm" svg:height="1.805cm" svg:x="4.282cm" svg:y="13.112cm">
          <draw:text-box>
            <text:p><text:span text:style-name="T53">4:</text:span><text:span text:style-name="T53">コンボボックスのボタンをクリックする。</text:span></text:p>
          </draw:text-box>
        </draw:frame>
        <draw:frame draw:style-name="gr34" draw:text-style-name="P33" svg:width="4.014cm" svg:height="3.717cm" svg:x="9.103cm" svg:y="13.137cm">
          <draw:text-box>
            <text:p><text:span text:style-name="T53">4.1:</text:span></text:p>
            <text:p><text:span text:style-name="T53">コンボボックス生成時にボタンに登録されたクリックイベントのコールバック関数が実行される。</text:span></text:p>
            <text:p><text:span text:style-name="T53">$('&lt;button&gt;').addClass( "custom-combobox-toggle" )click(function(){});</text:span></text:p>
          </draw:text-box>
        </draw:frame>
        <draw:frame draw:style-name="gr19" draw:text-style-name="P33" svg:width="2.005cm" svg:height="2.479cm" svg:x="13.504cm" svg:y="16.428cm">
          <draw:text-box>
            <text:p><text:span text:style-name="T53">4.2.</text:span></text:p>
            <text:p><text:span text:style-name="T53">空のサーチを行う。</text:span></text:p>
            <text:p><text:span text:style-name="T53">input.autocomplete( "search", "" );</text:span></text:p>
          </draw:text-box>
        </draw:frame>
        <draw:frame draw:style-name="gr24" draw:text-style-name="P33" svg:width="3.666cm" svg:height="2.892cm" svg:x="9.317cm" svg:y="19.413cm">
          <draw:text-box>
            <text:p><text:span text:style-name="T53">4.3:</text:span></text:p>
            <text:p><text:span text:style-name="T53">プルダウンメニューを絞り込みなしで表示する。</text:span></text:p>
            <text:p><text:span text:style-name="T53">input.autocomplete({response:function(){$('.ui-autocomplete:visible').toggle();}})</text:span></text:p>
          </draw:text-box>
        </draw:frame>
        <draw:rect draw:style-name="gr4" draw:text-style-name="P14" svg:width="0.339cm" svg:height="2.491cm" svg:x="8.551cm" svg:y="14.43cm">
          <text:p/>
        </draw:rect>
        <draw:rect draw:style-name="gr4" draw:text-style-name="P14" svg:width="0.339cm" svg:height="2.149cm" svg:x="12.994cm" svg:y="16.929cm">
          <text:p/>
        </draw:rect>
        <draw:line draw:style-name="gr11" draw:text-style-name="P14" svg:x1="4.057cm" svg:y1="14.43cm" svg:x2="8.494cm" svg:y2="14.43cm">
          <text:p/>
        </draw:line>
        <draw:line draw:style-name="gr11" draw:text-style-name="P14" svg:x1="8.756cm" svg:y1="16.928cm" svg:x2="13.193cm" svg:y2="16.928cm">
          <text:p/>
        </draw:line>
        <draw:rect draw:style-name="gr18" draw:text-style-name="P34" svg:width="2.962cm" svg:height="0.579cm" svg:x="14.056cm" svg:y="15.601cm">
          <text:p><text:span text:style-name="T54">input.autocomplete()</text:span></text:p>
        </draw:rect>
        <draw:line draw:style-name="gr3" draw:text-style-name="P13" svg:x1="15.509cm" svg:y1="16.178cm" svg:x2="15.562cm" svg:y2="23.147cm">
          <text:p/>
        </draw:line>
        <draw:line draw:style-name="gr11" draw:text-style-name="P14" svg:x1="13.194cm" svg:y1="19.076cm" svg:x2="15.393cm" svg:y2="19.076cm">
          <text:p/>
        </draw:line>
        <draw:rect draw:style-name="gr4" draw:text-style-name="P14" svg:width="0.339cm" svg:height="3.467cm" svg:x="15.393cm" svg:y="19.046cm">
          <text:p/>
        </draw:rect>
        <draw:rect draw:style-name="gr4" draw:text-style-name="P14" svg:width="0.339cm" svg:height="1.721cm" svg:x="8.551cm" svg:y="22.512cm">
          <text:p/>
        </draw:rect>
        <draw:line draw:style-name="gr5" draw:text-style-name="P14" svg:x1="8.89cm" svg:y1="22.509cm" svg:x2="15.393cm" svg:y2="22.509cm">
          <text:p/>
        </draw:line>
      </draw:g>
      <draw:g text:anchor-type="page" text:anchor-page-number="2" draw:z-index="14" draw:style-name="gr1">
        <draw:g draw:style-name="gr17">
          <draw:g draw:style-name="gr17">
            <draw:rect draw:style-name="gr18" draw:text-style-name="P14" svg:width="2.871cm" svg:height="0.946cm" svg:x="7.082cm" svg:y="3.048cm">
              <text:p text:style-name="P14"><text:span text:style-name="T16">HTML</text:span></text:p>
            </draw:rect>
            <draw:line draw:style-name="gr3" draw:text-style-name="P14" svg:x1="8.537cm" svg:y1="3.992cm" svg:x2="8.537cm" svg:y2="25.827cm">
              <text:p/>
            </draw:line>
          </draw:g>
          <draw:g draw:style-name="gr17">
            <draw:rect draw:style-name="gr18" draw:text-style-name="P14" svg:width="2.871cm" svg:height="0.946cm" svg:x="16.194cm" svg:y="3.048cm">
              <text:p text:style-name="P14"><text:span text:style-name="T16">サーバ</text:span></text:p>
            </draw:rect>
            <draw:line draw:style-name="gr3" draw:text-style-name="P14" svg:x1="17.599cm" svg:y1="3.992cm" svg:x2="17.599cm" svg:y2="25.827cm">
              <text:p/>
            </draw:line>
          </draw:g>
          <draw:g draw:style-name="gr17">
            <draw:rect draw:style-name="gr18" draw:text-style-name="P14" svg:width="2.871cm" svg:height="0.946cm" svg:x="2.429cm" svg:y="3.048cm">
              <text:p text:style-name="P14"><text:span text:style-name="T16">ユーザ</text:span></text:p>
            </draw:rect>
            <draw:line draw:style-name="gr3" draw:text-style-name="P14" svg:x1="3.908cm" svg:y1="3.992cm" svg:x2="3.908cm" svg:y2="25.827cm">
              <text:p/>
            </draw:line>
          </draw:g>
          <draw:frame draw:style-name="gr13" draw:text-style-name="P35" svg:width="2.774cm" svg:height="0.828cm" svg:x="4.283cm" svg:y="4.512cm">
            <draw:text-box>
              <text:p><text:span text:style-name="T53">1:callpage</text:span><text:span text:style-name="T53">クラスのボタンをクリックする</text:span></text:p>
            </draw:text-box>
          </draw:frame>
          <draw:frame draw:style-name="gr19" draw:text-style-name="P33" svg:width="2.029cm" svg:height="2.479cm" svg:x="13.416cm" svg:y="6.135cm">
            <draw:text-box>
              <text:p><text:span text:style-name="T53">1.2:</text:span></text:p>
              <text:p><text:span text:style-name="T53">ボタンで指定された画面名の画面を呼ぶ。</text:span></text:p>
              <text:p><text:span text:style-name="T53">callPage(name);</text:span></text:p>
            </draw:text-box>
          </draw:frame>
          <draw:frame draw:style-name="gr48" draw:text-style-name="P33" svg:width="4.619cm" svg:height="1.811cm" svg:x="8.7cm" svg:y="8.98cm">
            <draw:text-box>
              <text:p><text:span text:style-name="T53">1.5:</text:span></text:p>
              <text:p><text:span text:style-name="T53">取得した</text:span><text:span text:style-name="T53">HTML</text:span><text:span text:style-name="T53">を表示する。</text:span><text:span text:style-name="T53"><text:line-break/></text:span><text:span text:style-name="T53">$('.page:first').html($(html).find('.main'));</text:span></text:p>
            </draw:text-box>
          </draw:frame>
          <draw:rect draw:style-name="gr4" draw:text-style-name="P14" svg:width="0.339cm" svg:height="1.216cm" svg:x="3.747cm" svg:y="4.341cm">
            <text:p/>
          </draw:rect>
          <draw:rect draw:style-name="gr4" draw:text-style-name="P13" svg:width="0.346cm" svg:height="1.223cm" svg:x="8.354cm" svg:y="5.557cm">
            <text:p/>
          </draw:rect>
          <draw:line draw:style-name="gr11" draw:text-style-name="P14" svg:x1="3.908cm" svg:y1="5.558cm" svg:x2="8.355cm" svg:y2="5.558cm">
            <text:p/>
          </draw:line>
          <draw:g draw:style-name="gr17">
            <draw:rect draw:style-name="gr18" draw:text-style-name="P13" svg:width="2.872cm" svg:height="0.948cm" svg:x="11.577cm" svg:y="3.022cm">
              <text:p text:style-name="P14"><text:span text:style-name="T16">JavaScript</text:span></text:p>
            </draw:rect>
            <draw:line draw:style-name="gr3" draw:text-style-name="P14" svg:x1="13.015cm" svg:y1="3.967cm" svg:x2="13.015cm" svg:y2="25.802cm">
              <text:p/>
            </draw:line>
          </draw:g>
          <draw:rect draw:style-name="gr4" draw:text-style-name="P13" svg:width="0.346cm" svg:height="1.468cm" svg:x="12.82cm" svg:y="6.779cm">
            <text:p/>
          </draw:rect>
          <draw:line draw:style-name="gr11" draw:text-style-name="P14" svg:x1="8.515cm" svg:y1="6.778cm" svg:x2="13.013cm" svg:y2="6.778cm">
            <text:p/>
          </draw:line>
          <draw:rect draw:style-name="gr18" draw:text-style-name="P18" svg:width="2.396cm" svg:height="0.583cm" svg:x="14.261cm" svg:y="5.883cm">
            <text:p text:style-name="P14"><text:span text:style-name="T26">callPage(name)</text:span></text:p>
          </draw:rect>
          <draw:line draw:style-name="gr3" draw:text-style-name="P13" svg:x1="15.445cm" svg:y1="6.47cm" svg:x2="15.498cm" svg:y2="13.455cm">
            <text:p/>
          </draw:line>
          <draw:line draw:style-name="gr11" draw:text-style-name="P14" svg:x1="13.015cm" svg:y1="8.248cm" svg:x2="15.219cm" svg:y2="8.248cm">
            <text:p/>
          </draw:line>
          <draw:rect draw:style-name="gr4" draw:text-style-name="P13" svg:width="0.346cm" svg:height="4.98cm" svg:x="15.217cm" svg:y="8.247cm">
            <text:p/>
          </draw:rect>
          <draw:frame draw:style-name="gr32" draw:text-style-name="P33" svg:width="1.823cm" svg:height="2.066cm" svg:x="15.776cm" svg:y="6.77cm">
            <draw:text-box>
              <text:p><text:span text:style-name="T53">1.3:Ajax</text:span><text:span text:style-name="T53">通信で</text:span><text:span text:style-name="T53">HTML</text:span><text:span text:style-name="T53">ファイル取得のリクエストを送る</text:span></text:p>
            </draw:text-box>
          </draw:frame>
          <draw:rect draw:style-name="gr4" draw:text-style-name="P13" svg:width="0.346cm" svg:height="1.447cm" svg:x="17.371cm" svg:y="8.984cm">
            <text:p/>
          </draw:rect>
          <draw:line draw:style-name="gr11" draw:text-style-name="P14" svg:x1="15.564cm" svg:y1="8.965cm" svg:x2="17.422cm" svg:y2="8.965cm">
            <text:p/>
          </draw:line>
          <draw:frame draw:style-name="gr48" draw:text-style-name="P33" svg:width="1.544cm" svg:height="1.811cm" svg:x="15.725cm" svg:y="9.077cm">
            <draw:text-box>
              <text:p><text:span text:style-name="T53">1.4:HTML</text:span><text:span text:style-name="T53">ファイルを返す</text:span></text:p>
            </draw:text-box>
          </draw:frame>
          <draw:line draw:style-name="gr5" draw:text-style-name="P14" svg:x1="15.564cm" svg:y1="10.429cm" svg:x2="17.422cm" svg:y2="10.429cm">
            <text:p/>
          </draw:line>
          <draw:rect draw:style-name="gr4" draw:text-style-name="P13" svg:width="0.346cm" svg:height="2.659cm" svg:x="8.354cm" svg:y="10.704cm">
            <text:p/>
          </draw:rect>
          <draw:line draw:style-name="gr5" draw:text-style-name="P14" svg:x1="8.7cm" svg:y1="10.702cm" svg:x2="15.217cm" svg:y2="10.702cm">
            <text:p/>
          </draw:line>
          <draw:line draw:style-name="gr5" draw:text-style-name="P14" svg:x1="8.7cm" svg:y1="13.242cm" svg:x2="15.217cm" svg:y2="13.242cm">
            <text:p/>
          </draw:line>
          <draw:frame draw:style-name="gr19" draw:text-style-name="P33" svg:width="4.336cm" svg:height="2.479cm" svg:x="8.827cm" svg:y="10.79cm">
            <draw:text-box>
              <text:p><text:span text:style-name="T53">1.6:</text:span></text:p>
              <text:p><text:span text:style-name="T53">前の最前面のページを非表示にする。</text:span><text:span text:style-name="T53"><text:line-break/></text:span><text:span text:style-name="T53">$('.page:firaaast').next().css('display', 'none');</text:span></text:p>
            </draw:text-box>
          </draw:frame>
          <draw:rect draw:style-name="gr4" draw:text-style-name="P14" svg:width="0.339cm" svg:height="0.934cm" svg:x="3.69cm" svg:y="13.529cm">
            <text:p/>
          </draw:rect>
          <draw:frame draw:style-name="gr49" draw:text-style-name="P33" svg:width="4.617cm" svg:height="1.809cm" svg:x="4.348cm" svg:y="13.642cm">
            <draw:text-box>
              <text:p><text:span text:style-name="T53">2:</text:span><text:span text:style-name="T53">商品登録・編集画面</text:span><text:span text:style-name="T53"><text:line-break/></text:span><text:span text:style-name="T53">登録ボタンをクリックする</text:span></text:p>
            </draw:text-box>
          </draw:frame>
          <draw:frame draw:style-name="gr19" draw:text-style-name="P33" svg:width="4.022cm" svg:height="2.479cm" svg:x="8.964cm" svg:y="13.628cm">
            <draw:text-box>
              <text:p><text:span text:style-name="T53">2.1:</text:span></text:p>
              <text:p><text:span text:style-name="T53">登録ボタンが押されたイベントのコールバック関数が実行される。</text:span></text:p>
              <text:p><text:span text:style-name="T53">$(document).on('click', <text:s/>'.add-confirm:first', function(){});</text:span></text:p>
            </draw:text-box>
          </draw:frame>
          <draw:frame draw:style-name="gr24" draw:text-style-name="P33" svg:width="2.01cm" svg:height="2.892cm" svg:x="13.325cm" svg:y="15.683cm">
            <draw:text-box>
              <text:p><text:span text:style-name="T53">2.2:</text:span></text:p>
              <text:p><text:span text:style-name="T53">最前面のページを消す関数がコールされる。</text:span></text:p>
              <text:p><text:span text:style-name="T53">disappearPage();</text:span></text:p>
            </draw:text-box>
          </draw:frame>
          <draw:frame draw:style-name="gr48" draw:text-style-name="P33" svg:width="4.619cm" svg:height="1.811cm" svg:x="8.534cm" svg:y="17.738cm">
            <draw:text-box>
              <text:p><text:span text:style-name="T53">2.3:</text:span></text:p>
              <text:p><text:span text:style-name="T53">最前面のページを閉じる</text:span><text:span text:style-name="T53"><text:line-break/></text:span><text:span text:style-name="T53">$('.page:first', document).remove();</text:span></text:p>
            </draw:text-box>
          </draw:frame>
          <draw:frame draw:style-name="gr32" draw:text-style-name="P33" svg:width="3.673cm" svg:height="2.066cm" svg:x="9.128cm" svg:y="19.592cm">
            <draw:text-box>
              <text:p><text:span text:style-name="T53">2.4:</text:span></text:p>
              <text:p><text:span text:style-name="T53">ひとつ前のページを表示する</text:span><text:span text:style-name="T53"><text:line-break/></text:span><text:span text:style-name="T53">$('.page:first', document).remove();</text:span></text:p>
            </draw:text-box>
          </draw:frame>
          <draw:rect draw:style-name="gr4" draw:text-style-name="P14" svg:width="0.341cm" svg:height="1.724cm" svg:x="8.41cm" svg:y="14.463cm">
            <text:p/>
          </draw:rect>
          <draw:rect draw:style-name="gr4" draw:text-style-name="P14" svg:width="0.341cm" svg:height="2.153cm" svg:x="12.813cm" svg:y="16.186cm">
            <text:p/>
          </draw:rect>
          <draw:line draw:style-name="gr11" draw:text-style-name="P14" svg:x1="3.908cm" svg:y1="14.464cm" svg:x2="8.355cm" svg:y2="14.464cm">
            <text:p/>
          </draw:line>
          <draw:line draw:style-name="gr11" draw:text-style-name="P14" svg:x1="8.567cm" svg:y1="16.189cm" svg:x2="13.014cm" svg:y2="16.189cm">
            <text:p/>
          </draw:line>
          <draw:rect draw:style-name="gr18" draw:text-style-name="P18" svg:width="2.398cm" svg:height="0.581cm" svg:x="14.148cm" svg:y="14.852cm">
            <text:p><text:span text:style-name="T26">disappearPage()</text:span></text:p>
          </draw:rect>
          <draw:line draw:style-name="gr3" draw:text-style-name="P13" svg:x1="15.332cm" svg:y1="15.434cm" svg:x2="15.385cm" svg:y2="22.419cm">
            <text:p/>
          </draw:line>
          <draw:line draw:style-name="gr11" draw:text-style-name="P14" svg:x1="13.015cm" svg:y1="18.336cm" svg:x2="15.219cm" svg:y2="18.336cm">
            <text:p/>
          </draw:line>
          <draw:rect draw:style-name="gr4" draw:text-style-name="P14" svg:width="0.339cm" svg:height="3.476cm" svg:x="15.217cm" svg:y="18.306cm">
            <text:p/>
          </draw:rect>
          <draw:rect draw:style-name="gr4" draw:text-style-name="P14" svg:width="0.339cm" svg:height="1.724cm" svg:x="8.366cm" svg:y="19.38cm">
            <text:p/>
          </draw:rect>
          <draw:rect draw:style-name="gr4" draw:text-style-name="P14" svg:width="0.339cm" svg:height="1.724cm" svg:x="8.361cm" svg:y="21.781cm">
            <text:p/>
          </draw:rect>
          <draw:line draw:style-name="gr5" draw:text-style-name="P14" svg:x1="8.7cm" svg:y1="19.382cm" svg:x2="15.217cm" svg:y2="19.382cm">
            <text:p/>
          </draw:line>
          <draw:line draw:style-name="gr5" draw:text-style-name="P14" svg:x1="8.7cm" svg:y1="21.781cm" svg:x2="15.217cm" svg:y2="21.781cm">
            <text:p/>
          </draw:line>
        </draw:g>
        <draw:frame draw:style-name="gr50" draw:text-style-name="P35" svg:width="4.008cm" svg:height="2.525cm" svg:x="8.723cm" svg:y="4.13cm">
          <draw:text-box>
            <text:p><text:span text:style-name="T55">1.1:</text:span></text:p>
            <text:p><text:span text:style-name="T53">リンクのボタンが押されたイベントのコールバック関数が実行される。</text:span><text:span text:style-name="T53"><text:line-break/></text:span><text:span text:style-name="T53">$(document).on('click', '.callpage', function({});</text:span></text:p>
          </draw:text-box>
        </draw:frame>
      </draw:g>
      <text:p text:style-name="P10"/>
      <text:p text:style-name="P6"/>
      <text:p text:style-name="P6"/>
      <text:p text:style-name="P6"/>
      <text:p text:style-name="P6"/>
      <text:p text:style-name="P6"/>
      <text:p text:style-name="P6"/>
      <text:p text:style-name="P8">ボルグシステム</text:p>
      <text:p text:style-name="P9">機能</text:p>
      <text:p text:style-name="P9">シーケンス図</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株式会社デジタルデザインシンク</text:p>
      <text:p text:style-name="P3"/>
      <text:p text:style-name="P1"/>
      <text:p text:style-name="P1"/>
      <text:p text:style-name="P1"/>
      <text:p text:style-name="P2"/>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aco3" svg:font-family="Monaco"/>
    <style:font-face style:name="Times New Roman1" svg:font-family="'Times New Roman'"/>
    <style:font-face style:name="ＭＳ Ｐゴシック3" svg:font-family="'ＭＳ Ｐゴシック'"/>
    <style:font-face style:name="Arial Unicode MS" svg:font-family="'Arial Unicode MS'" style:font-family-generic="roman"/>
    <style:font-face style:name="Liberation Serif" svg:font-family="'Liberation Serif'" style:font-family-generic="roman"/>
    <style:font-face style:name="Times New Roman" svg:font-family="'Times New Roman'" style:font-family-generic="roman"/>
    <style:font-face style:name="ＭＳ 明朝" svg:font-family="'ＭＳ 明朝'" style:font-family-generic="roman"/>
    <style:font-face style:name="Arial" svg:font-family="Arial" style:font-family-generic="swiss"/>
    <style:font-face style:name="Arial Unicode MS4" svg:font-family="'Arial Unicode MS'" style:font-family-generic="swiss"/>
    <style:font-face style:name="Times New Roman2" svg:font-family="'Times New Roman'" style:font-family-generic="swiss"/>
    <style:font-face style:name="ＭＳ Ｐゴシック4" svg:font-family="'ＭＳ Ｐゴシック'" style:font-family-generic="swiss"/>
    <style:font-face style:name="Monaco1" svg:font-family="Monaco" style:font-family-generic="modern" style:font-pitch="fixed"/>
    <style:font-face style:name="Arial Unicode MS3" svg:font-family="'Arial Unicode MS'" style:font-pitch="variable"/>
    <style:font-face style:name="Monaco2" svg:font-family="Monaco" style:font-pitch="variable"/>
    <style:font-face style:name="ＭＳ Ｐゴシック" svg:font-family="'ＭＳ Ｐゴシック'" style:font-pitch="variable"/>
    <style:font-face style:name="ＭＳ Ｐゴシック2" svg:font-family="'ＭＳ Ｐゴシック'" style:font-adornments="標準" style:font-pitch="variable"/>
    <style:font-face style:name="ＭＳ Ｐ明朝1" svg:font-family="'ＭＳ Ｐ明朝'" style:font-pitch="variable"/>
    <style:font-face style:name="Arial Unicode MS2" svg:font-family="'Arial Unicode MS'" style:font-family-generic="modern" style:font-pitch="variable"/>
    <style:font-face style:name="Monaco" svg:font-family="Monaco" style:font-family-generic="modern" style:font-pitch="variable"/>
    <style:font-face style:name="ＭＳ Ｐ明朝2" svg:font-family="'ＭＳ Ｐ明朝'" style:font-family-generic="modern" style:font-pitch="variable"/>
    <style:font-face style:name="ＭＳ Ｐゴシック1" svg:font-family="'ＭＳ Ｐゴシック'" style:font-family-generic="swiss" style:font-pitch="variable"/>
    <style:font-face style:name="ＭＳ Ｐ明朝3" svg:font-family="'ＭＳ Ｐ明朝'" style:font-family-generic="swiss" style:font-pitch="variable"/>
    <style:font-face style:name="Arial Unicode MS1" svg:font-family="'Arial Unicode MS'" style:font-family-generic="system" style:font-pitch="variable"/>
    <style:font-face style:name="Liberation Sans" svg:font-family="'Liberation Sans'" style:font-family-generic="system" style:font-pitch="variable"/>
    <style:font-face style:name="Tahoma" svg:font-family="Tahoma" style:font-family-generic="system" style:font-pitch="variable"/>
    <style:font-face style:name="ＭＳ Ｐゴシック5"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長い破線" draw:style="rect" draw:dots1="1" draw:dots1-length="261%" draw:distance="14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ＭＳ Ｐ明朝" style:font-size-asian="10.5pt" style:language-asian="ja" style:country-asian="JP"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ＭＳ Ｐゴシック5" style:font-family-asian="'ＭＳ Ｐ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Arial Unicode MS4"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4"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4" style:font-family-complex="'Arial Unicode MS'" style:font-family-generic-complex="swiss"/>
    </style:style>
    <style:style style:name="_3f__3f_" style:display-nam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3f__3f__3f__3f__3f__3f__3f__3f__3f__3f_" style:display-name="????????????" style:family="paragraph" style:parent-style-name="_3f__3f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 style:display-name="?????????" style:family="paragraph" style:parent-style-name="_3f__3f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3f_" style:display-name="?????????????" style:family="paragraph" style:parent-style-name="_3f__3f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3f__3f__3f__3f_" style:display-name="????????????????" style:family="paragraph" style:parent-style-name="_3f__3f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 style:display-name="????" style:family="paragraph" style:parent-style-name="_3f__3f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 style:display-name="??????" style:family="paragraph" style:parent-style-name="_3f__3f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 style:display-name="???????" style:family="paragraph" style:parent-style-name="_3f__3f_"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20_1" style:display-name="???? 1" style:family="paragraph" style:parent-style-name="_3f__3f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20_2" style:display-name="???? 2" style:family="paragraph" style:parent-style-name="_3f__3f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 style:display-name="???" style:family="paragraph" style:parent-style-name="_3f__3f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20_1" style:display-name="??? 1" style:family="paragraph" style:parent-style-name="_3f__3f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20_2" style:display-name="??? 2" style:family="paragraph" style:parent-style-name="_3f__3f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7e_LT_7e_Gliederung_20_1" style:display-name="??~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7e_LT_7e_Gliederung_20_2" style:display-name="??~LT~Gliederung 2" style:family="paragraph" style:parent-style-name="_3f__3f__7e_LT_7e_Gliederung_20_1" style:default-outline-level="">
      <style:paragraph-properties fo:margin-top="0cm" fo:margin-bottom="0.4cm" loext:contextual-spacing="false"/>
      <style:text-properties fo:color="#000000" style:text-outline="false" style:text-line-through-style="none" style:text-line-through-type="none" style:font-name="Arial Unicode MS" fo:font-family="'Arial Unicode M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_3f__3f__7e_LT_7e_Gliederung_20_3" style:display-name="??~LT~Gliederung 3" style:family="paragraph" style:parent-style-name="_3f__3f__7e_LT_7e_Gliederung_20_2" style:default-outline-level="">
      <style:paragraph-properties fo:margin-top="0cm" fo:margin-bottom="0.3cm" loext:contextual-spacing="false"/>
      <style:text-properties fo:color="#000000" style:text-outline="false" style:text-line-through-style="none" style:text-line-through-type="none" style:font-name="Arial Unicode MS" fo:font-family="'Arial Unicode M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7e_LT_7e_Gliederung_20_4" style:display-name="??~LT~Gliederung 4" style:family="paragraph" style:parent-style-name="_3f__3f__7e_LT_7e_Gliederung_20_3" style:default-outline-level="">
      <style:paragraph-properties fo:margin-top="0cm" fo:margin-bottom="0.199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5" style:display-name="??~LT~Gliederung 5" style:family="paragraph" style:parent-style-name="_3f__3f__7e_LT_7e_Gliederung_20_4"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6" style:display-name="??~LT~Gliederung 6" style:family="paragraph" style:parent-style-name="_3f__3f__7e_LT_7e_Gliederung_20_5"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7" style:display-name="??~LT~Gliederung 7" style:family="paragraph" style:parent-style-name="_3f__3f__7e_LT_7e_Gliederung_20_6"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8" style:display-name="??~LT~Gliederung 8" style:family="paragraph" style:parent-style-name="_3f__3f__7e_LT_7e_Gliederung_20_7"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9" style:display-name="??~LT~Gliederung 9" style:family="paragraph" style:parent-style-name="_3f__3f__7e_LT_7e_Gliederung_20_8"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Titel" style:display-nam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7e_LT_7e_Untertitel" style:display-nam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Unicode MS" fo:font-family="'Arial Unicode MS'"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7e_LT_7e_Notizen" style:display-nam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7e_LT_7e_Hintergrundobjekte" style:display-nam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_3f__3f__7e_LT_7e_Hintergrund" style:display-nam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Arial Unicode MS" fo:font-family="'Arial Unicode MS'" style:font-family-generic="roman"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_3f__3f__3f__3f__3f__3f__20_1" style:display-name="??????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3f__3f__3f__3f__20_2" style:display-name="?????? 2" style:family="paragraph" style:parent-style-name="_3f__3f__3f__3f__3f__3f__20_1" style:default-outline-level="">
      <style:paragraph-properties fo:margin-top="0cm" fo:margin-bottom="0.4cm" loext:contextual-spacing="false"/>
      <style:text-properties fo:color="#000000" style:text-outline="false" style:text-line-through-style="none" style:text-line-through-type="none" style:font-name="Arial Unicode MS" fo:font-family="'Arial Unicode M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_3f__3f__3f__3f__3f__3f__20_3" style:display-name="?????? 3" style:family="paragraph" style:parent-style-name="_3f__3f__3f__3f__3f__3f__20_2" style:default-outline-level="">
      <style:paragraph-properties fo:margin-top="0cm" fo:margin-bottom="0.3cm" loext:contextual-spacing="false"/>
      <style:text-properties fo:color="#000000" style:text-outline="false" style:text-line-through-style="none" style:text-line-through-type="none" style:font-name="Arial Unicode MS" fo:font-family="'Arial Unicode M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3f__3f__3f__3f__20_4" style:display-name="?????? 4" style:family="paragraph" style:parent-style-name="_3f__3f__3f__3f__3f__3f__20_3" style:default-outline-level="">
      <style:paragraph-properties fo:margin-top="0cm" fo:margin-bottom="0.199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5" style:display-name="?????? 5" style:family="paragraph" style:parent-style-name="_3f__3f__3f__3f__3f__3f__20_4"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6" style:display-name="?????? 6" style:family="paragraph" style:parent-style-name="_3f__3f__3f__3f__3f__3f__20_5"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7" style:display-name="?????? 7" style:family="paragraph" style:parent-style-name="_3f__3f__3f__3f__3f__3f__20_6"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8" style:display-name="?????? 8" style:family="paragraph" style:parent-style-name="_3f__3f__3f__3f__3f__3f__20_7"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9" style:display-name="?????? 9" style:family="paragraph" style:parent-style-name="_3f__3f__3f__3f__3f__3f__20_8"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_3f__3f_" style:display-name="?????? ??" style:family="paragraph" style:parent-style-name="_3f__3f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5f__7e_LT_7e_Gliederung_20_1" style:display-name="??_~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5f__7e_LT_7e_Gliederung_20_2" style:display-name="??_~LT~Gliederung 2" style:family="paragraph" style:parent-style-name="_3f__3f__5f__7e_LT_7e_Gliederung_20_1" style:default-outline-level="">
      <style:paragraph-properties fo:margin-top="0cm" fo:margin-bottom="0.4cm" loext:contextual-spacing="false"/>
      <style:text-properties fo:color="#000000" style:text-outline="false" style:text-line-through-style="none" style:text-line-through-type="none" style:font-name="Arial Unicode MS" fo:font-family="'Arial Unicode M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_3f__3f__5f__7e_LT_7e_Gliederung_20_3" style:display-name="??_~LT~Gliederung 3" style:family="paragraph" style:parent-style-name="_3f__3f__5f__7e_LT_7e_Gliederung_20_2" style:default-outline-level="">
      <style:paragraph-properties fo:margin-top="0cm" fo:margin-bottom="0.3cm" loext:contextual-spacing="false"/>
      <style:text-properties fo:color="#000000" style:text-outline="false" style:text-line-through-style="none" style:text-line-through-type="none" style:font-name="Arial Unicode MS" fo:font-family="'Arial Unicode M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5f__7e_LT_7e_Gliederung_20_4" style:display-name="??_~LT~Gliederung 4" style:family="paragraph" style:parent-style-name="_3f__3f__5f__7e_LT_7e_Gliederung_20_3" style:default-outline-level="">
      <style:paragraph-properties fo:margin-top="0cm" fo:margin-bottom="0.199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5" style:display-name="??_~LT~Gliederung 5" style:family="paragraph" style:parent-style-name="_3f__3f__5f__7e_LT_7e_Gliederung_20_4"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6" style:display-name="??_~LT~Gliederung 6" style:family="paragraph" style:parent-style-name="_3f__3f__5f__7e_LT_7e_Gliederung_20_5"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7" style:display-name="??_~LT~Gliederung 7" style:family="paragraph" style:parent-style-name="_3f__3f__5f__7e_LT_7e_Gliederung_20_6"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8" style:display-name="??_~LT~Gliederung 8" style:family="paragraph" style:parent-style-name="_3f__3f__5f__7e_LT_7e_Gliederung_20_7"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9" style:display-name="??_~LT~Gliederung 9" style:family="paragraph" style:parent-style-name="_3f__3f__5f__7e_LT_7e_Gliederung_20_8"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Titel" style:display-name="??_~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5f__7e_LT_7e_Untertitel" style:display-name="??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Unicode MS" fo:font-family="'Arial Unicode MS'"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5f__7e_LT_7e_Notizen" style:display-name="??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5f__7e_LT_7e_Hintergrundobjekte" style:display-name="??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_3f__3f__5f__7e_LT_7e_Hintergrund" style:display-name="??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8T13:58:24.164607000</meta:creation-date>
    <meta:generator>LibreOffice/4.3.2.2$MacOSX_X86_64 LibreOffice_project/edfb5295ba211bd31ad47d0bad0118690f76407d</meta:generator>
    <dc:date>2015-05-22T18:20:17.481398000</dc:date>
    <meta:editing-duration>PT17H17M46S</meta:editing-duration>
    <meta:editing-cycles>93</meta:editing-cycles>
    <meta:document-statistic meta:table-count="0" meta:image-count="0" meta:object-count="0" meta:page-count="16" meta:paragraph-count="4" meta:word-count="30" meta:character-count="30" meta:non-whitespace-character-count="30"/>
  </office:meta>
</office:document-meta>
</file>